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Номер eth пакета</text:p>
          </table:table-cell>
          <table:table-cell table:style-name="Default" office:value-type="string">
            <text:p>Адрес DDR mem hex</text:p>
          </table:table-cell>
          <table:table-cell office:value-type="string">
            <text:p>Адрес DDR mem he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DEC2HEX(HEX2DEC([.A2]) ;3)" office:value-type="string" office:string-value="000">
            <text:p>000</text:p>
          </table:table-cell>
          <table:table-cell/>
        </table:table-row>
        <table:table-row table:style-name="ro2">
          <table:table-cell table:formula="of:=[.A2]+1" office:value-type="float" office:value="1">
            <text:p>1</text:p>
          </table:table-cell>
          <table:table-cell table:formula="of:=DEC2HEX(HEX2DEC([.B2])+6 ;3)" office:value-type="string" office:string-value="006">
            <text:p>006</text:p>
          </table:table-cell>
          <table:table-cell table:style-name="ce1" table:formula="of:=DEC2HEX(HEX2DEC([.B3])+6 ;4)" office:value-type="string" office:string-value="000C">
            <text:p>000C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DEC2HEX(HEX2DEC([.B3])+6 ;3)" office:value-type="string" office:string-value="00C">
            <text:p>00C</text:p>
          </table:table-cell>
          <table:table-cell/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DEC2HEX(HEX2DEC([.B4])+6 ;3)" office:value-type="string" office:string-value="012">
            <text:p>012</text:p>
          </table:table-cell>
          <table:table-cell/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DEC2HEX(HEX2DEC([.B5])+6 ;3)" office:value-type="string" office:string-value="018">
            <text:p>018</text:p>
          </table:table-cell>
          <table:table-cell/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DEC2HEX(HEX2DEC([.B6])+6 ;3)" office:value-type="string" office:string-value="01E">
            <text:p>01E</text:p>
          </table:table-cell>
          <table:table-cell/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DEC2HEX(HEX2DEC([.B7])+6 ;3)" office:value-type="string" office:string-value="024">
            <text:p>024</text:p>
          </table:table-cell>
          <table:table-cell/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DEC2HEX(HEX2DEC([.B8])+6 ;3)" office:value-type="string" office:string-value="02A">
            <text:p>02A</text:p>
          </table:table-cell>
          <table:table-cell/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DEC2HEX(HEX2DEC([.B9])+6 ;3)" office:value-type="string" office:string-value="030">
            <text:p>030</text:p>
          </table:table-cell>
          <table:table-cell/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DEC2HEX(HEX2DEC([.B10])+6 ;3)" office:value-type="string" office:string-value="036">
            <text:p>036</text:p>
          </table:table-cell>
          <table:table-cell/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DEC2HEX(HEX2DEC([.B11])+6 ;3)" office:value-type="string" office:string-value="03C">
            <text:p>03C</text:p>
          </table:table-cell>
          <table:table-cell/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DEC2HEX(HEX2DEC([.B12])+6 ;3)" office:value-type="string" office:string-value="042">
            <text:p>042</text:p>
          </table:table-cell>
          <table:table-cell/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DEC2HEX(HEX2DEC([.B13])+6 ;3)" office:value-type="string" office:string-value="048">
            <text:p>048</text:p>
          </table:table-cell>
          <table:table-cell/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DEC2HEX(HEX2DEC([.B14])+6 ;3)" office:value-type="string" office:string-value="04E">
            <text:p>04E</text:p>
          </table:table-cell>
          <table:table-cell/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DEC2HEX(HEX2DEC([.B15])+6 ;3)" office:value-type="string" office:string-value="054">
            <text:p>054</text:p>
          </table:table-cell>
          <table:table-cell/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DEC2HEX(HEX2DEC([.B16])+6 ;3)" office:value-type="string" office:string-value="05A">
            <text:p>05A</text:p>
          </table:table-cell>
          <table:table-cell/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DEC2HEX(HEX2DEC([.B17])+6 ;3)" office:value-type="string" office:string-value="060">
            <text:p>060</text:p>
          </table:table-cell>
          <table:table-cell/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DEC2HEX(HEX2DEC([.B18])+6 ;3)" office:value-type="string" office:string-value="066">
            <text:p>066</text:p>
          </table:table-cell>
          <table:table-cell/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DEC2HEX(HEX2DEC([.B19])+6 ;3)" office:value-type="string" office:string-value="06C">
            <text:p>06C</text:p>
          </table:table-cell>
          <table:table-cell/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DEC2HEX(HEX2DEC([.B20])+6 ;3)" office:value-type="string" office:string-value="072">
            <text:p>072</text:p>
          </table:table-cell>
          <table:table-cell/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DEC2HEX(HEX2DEC([.B21])+6 ;3)" office:value-type="string" office:string-value="078">
            <text:p>078</text:p>
          </table:table-cell>
          <table:table-cell/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DEC2HEX(HEX2DEC([.B22])+6 ;3)" office:value-type="string" office:string-value="07E">
            <text:p>07E</text:p>
          </table:table-cell>
          <table:table-cell/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DEC2HEX(HEX2DEC([.B23])+6 ;3)" office:value-type="string" office:string-value="084">
            <text:p>084</text:p>
          </table:table-cell>
          <table:table-cell/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DEC2HEX(HEX2DEC([.B24])+6 ;3)" office:value-type="string" office:string-value="08A">
            <text:p>08A</text:p>
          </table:table-cell>
          <table:table-cell/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DEC2HEX(HEX2DEC([.B25])+6 ;3)" office:value-type="string" office:string-value="090">
            <text:p>090</text:p>
          </table:table-cell>
          <table:table-cell/>
        </table:table-row>
        <table:table-row table:style-name="ro2">
          <table:table-cell table:formula="of:=[.A26]+1" office:value-type="float" office:value="25">
            <text:p>25</text:p>
          </table:table-cell>
          <table:table-cell table:formula="of:=DEC2HEX(HEX2DEC([.B26])+6 ;3)" office:value-type="string" office:string-value="096">
            <text:p>096</text:p>
          </table:table-cell>
          <table:table-cell/>
        </table:table-row>
        <table:table-row table:style-name="ro2">
          <table:table-cell table:formula="of:=[.A27]+1" office:value-type="float" office:value="26">
            <text:p>26</text:p>
          </table:table-cell>
          <table:table-cell table:formula="of:=DEC2HEX(HEX2DEC([.B27])+6 ;3)" office:value-type="string" office:string-value="09C">
            <text:p>09C</text:p>
          </table:table-cell>
          <table:table-cell/>
        </table:table-row>
        <table:table-row table:style-name="ro2">
          <table:table-cell table:formula="of:=[.A28]+1" office:value-type="float" office:value="27">
            <text:p>27</text:p>
          </table:table-cell>
          <table:table-cell table:formula="of:=DEC2HEX(HEX2DEC([.B28])+6 ;3)" office:value-type="string" office:string-value="0A2">
            <text:p>0A2</text:p>
          </table:table-cell>
          <table:table-cell/>
        </table:table-row>
        <table:table-row table:style-name="ro2">
          <table:table-cell table:formula="of:=[.A29]+1" office:value-type="float" office:value="28">
            <text:p>28</text:p>
          </table:table-cell>
          <table:table-cell table:formula="of:=DEC2HEX(HEX2DEC([.B29])+6 ;3)" office:value-type="string" office:string-value="0A8">
            <text:p>0A8</text:p>
          </table:table-cell>
          <table:table-cell/>
        </table:table-row>
        <table:table-row table:style-name="ro2">
          <table:table-cell table:formula="of:=[.A30]+1" office:value-type="float" office:value="29">
            <text:p>29</text:p>
          </table:table-cell>
          <table:table-cell table:formula="of:=DEC2HEX(HEX2DEC([.B30])+6 ;3)" office:value-type="string" office:string-value="0AE">
            <text:p>0AE</text:p>
          </table:table-cell>
          <table:table-cell/>
        </table:table-row>
        <table:table-row table:style-name="ro2">
          <table:table-cell table:formula="of:=[.A31]+1" office:value-type="float" office:value="30">
            <text:p>30</text:p>
          </table:table-cell>
          <table:table-cell table:formula="of:=DEC2HEX(HEX2DEC([.B31])+6 ;3)" office:value-type="string" office:string-value="0B4">
            <text:p>0B4</text:p>
          </table:table-cell>
          <table:table-cell/>
        </table:table-row>
        <table:table-row table:style-name="ro2">
          <table:table-cell table:formula="of:=[.A32]+1" office:value-type="float" office:value="31">
            <text:p>31</text:p>
          </table:table-cell>
          <table:table-cell table:formula="of:=DEC2HEX(HEX2DEC([.B32])+6 ;3)" office:value-type="string" office:string-value="0BA">
            <text:p>0BA</text:p>
          </table:table-cell>
          <table:table-cell/>
        </table:table-row>
        <table:table-row table:style-name="ro2">
          <table:table-cell table:formula="of:=[.A33]+1" office:value-type="float" office:value="32">
            <text:p>32</text:p>
          </table:table-cell>
          <table:table-cell table:formula="of:=DEC2HEX(HEX2DEC([.B33])+6 ;3)" office:value-type="string" office:string-value="0C0">
            <text:p>0C0</text:p>
          </table:table-cell>
          <table:table-cell/>
        </table:table-row>
        <table:table-row table:style-name="ro2">
          <table:table-cell table:formula="of:=[.A34]+1" office:value-type="float" office:value="33">
            <text:p>33</text:p>
          </table:table-cell>
          <table:table-cell table:formula="of:=DEC2HEX(HEX2DEC([.B34])+6 ;3)" office:value-type="string" office:string-value="0C6">
            <text:p>0C6</text:p>
          </table:table-cell>
          <table:table-cell/>
        </table:table-row>
        <table:table-row table:style-name="ro2">
          <table:table-cell table:formula="of:=[.A35]+1" office:value-type="float" office:value="34">
            <text:p>34</text:p>
          </table:table-cell>
          <table:table-cell table:formula="of:=DEC2HEX(HEX2DEC([.B35])+6 ;3)" office:value-type="string" office:string-value="0CC">
            <text:p>0CC</text:p>
          </table:table-cell>
          <table:table-cell/>
        </table:table-row>
        <table:table-row table:style-name="ro2">
          <table:table-cell table:formula="of:=[.A36]+1" office:value-type="float" office:value="35">
            <text:p>35</text:p>
          </table:table-cell>
          <table:table-cell table:formula="of:=DEC2HEX(HEX2DEC([.B36])+6 ;3)" office:value-type="string" office:string-value="0D2">
            <text:p>0D2</text:p>
          </table:table-cell>
          <table:table-cell/>
        </table:table-row>
        <table:table-row table:style-name="ro2">
          <table:table-cell table:formula="of:=[.A37]+1" office:value-type="float" office:value="36">
            <text:p>36</text:p>
          </table:table-cell>
          <table:table-cell table:formula="of:=DEC2HEX(HEX2DEC([.B37])+6 ;3)" office:value-type="string" office:string-value="0D8">
            <text:p>0D8</text:p>
          </table:table-cell>
          <table:table-cell/>
        </table:table-row>
        <table:table-row table:style-name="ro2">
          <table:table-cell table:formula="of:=[.A38]+1" office:value-type="float" office:value="37">
            <text:p>37</text:p>
          </table:table-cell>
          <table:table-cell table:formula="of:=DEC2HEX(HEX2DEC([.B38])+6 ;3)" office:value-type="string" office:string-value="0DE">
            <text:p>0DE</text:p>
          </table:table-cell>
          <table:table-cell/>
        </table:table-row>
        <table:table-row table:style-name="ro2">
          <table:table-cell table:formula="of:=[.A39]+1" office:value-type="float" office:value="38">
            <text:p>38</text:p>
          </table:table-cell>
          <table:table-cell table:formula="of:=DEC2HEX(HEX2DEC([.B39])+6 ;3)" office:value-type="string" office:string-value="0E4">
            <text:p>0E4</text:p>
          </table:table-cell>
          <table:table-cell/>
        </table:table-row>
        <table:table-row table:style-name="ro2">
          <table:table-cell table:formula="of:=[.A40]+1" office:value-type="float" office:value="39">
            <text:p>39</text:p>
          </table:table-cell>
          <table:table-cell table:formula="of:=DEC2HEX(HEX2DEC([.B40])+6 ;3)" office:value-type="string" office:string-value="0EA">
            <text:p>0EA</text:p>
          </table:table-cell>
          <table:table-cell/>
        </table:table-row>
        <table:table-row table:style-name="ro2">
          <table:table-cell table:formula="of:=[.A41]+1" office:value-type="float" office:value="40">
            <text:p>40</text:p>
          </table:table-cell>
          <table:table-cell table:formula="of:=DEC2HEX(HEX2DEC([.B41])+6 ;3)" office:value-type="string" office:string-value="0F0">
            <text:p>0F0</text:p>
          </table:table-cell>
          <table:table-cell/>
        </table:table-row>
        <table:table-row table:style-name="ro2">
          <table:table-cell table:formula="of:=[.A42]+1" office:value-type="float" office:value="41">
            <text:p>41</text:p>
          </table:table-cell>
          <table:table-cell table:formula="of:=DEC2HEX(HEX2DEC([.B42])+6 ;3)" office:value-type="string" office:string-value="0F6">
            <text:p>0F6</text:p>
          </table:table-cell>
          <table:table-cell/>
        </table:table-row>
        <table:table-row table:style-name="ro2">
          <table:table-cell table:formula="of:=[.A43]+1" office:value-type="float" office:value="42">
            <text:p>42</text:p>
          </table:table-cell>
          <table:table-cell table:formula="of:=DEC2HEX(HEX2DEC([.B43])+6 ;3)" office:value-type="string" office:string-value="0FC">
            <text:p>0FC</text:p>
          </table:table-cell>
          <table:table-cell/>
        </table:table-row>
        <table:table-row table:style-name="ro2">
          <table:table-cell table:formula="of:=[.A44]+1" office:value-type="float" office:value="43">
            <text:p>43</text:p>
          </table:table-cell>
          <table:table-cell table:formula="of:=DEC2HEX(HEX2DEC([.B44])+6 ;3)" office:value-type="string" office:string-value="102">
            <text:p>102</text:p>
          </table:table-cell>
          <table:table-cell/>
        </table:table-row>
        <table:table-row table:style-name="ro2">
          <table:table-cell table:formula="of:=[.A45]+1" office:value-type="float" office:value="44">
            <text:p>44</text:p>
          </table:table-cell>
          <table:table-cell table:formula="of:=DEC2HEX(HEX2DEC([.B45])+6 ;3)" office:value-type="string" office:string-value="108">
            <text:p>108</text:p>
          </table:table-cell>
          <table:table-cell/>
        </table:table-row>
        <table:table-row table:style-name="ro2">
          <table:table-cell table:formula="of:=[.A46]+1" office:value-type="float" office:value="45">
            <text:p>45</text:p>
          </table:table-cell>
          <table:table-cell table:formula="of:=DEC2HEX(HEX2DEC([.B46])+6 ;3)" office:value-type="string" office:string-value="10E">
            <text:p>10E</text:p>
          </table:table-cell>
          <table:table-cell/>
        </table:table-row>
        <table:table-row table:style-name="ro2">
          <table:table-cell table:formula="of:=[.A47]+1" office:value-type="float" office:value="46">
            <text:p>46</text:p>
          </table:table-cell>
          <table:table-cell table:formula="of:=DEC2HEX(HEX2DEC([.B47])+6 ;3)" office:value-type="string" office:string-value="114">
            <text:p>114</text:p>
          </table:table-cell>
          <table:table-cell/>
        </table:table-row>
        <table:table-row table:style-name="ro2">
          <table:table-cell table:formula="of:=[.A48]+1" office:value-type="float" office:value="47">
            <text:p>47</text:p>
          </table:table-cell>
          <table:table-cell table:formula="of:=DEC2HEX(HEX2DEC([.B48])+6 ;3)" office:value-type="string" office:string-value="11A">
            <text:p>11A</text:p>
          </table:table-cell>
          <table:table-cell/>
        </table:table-row>
        <table:table-row table:style-name="ro2">
          <table:table-cell table:formula="of:=[.A49]+1" office:value-type="float" office:value="48">
            <text:p>48</text:p>
          </table:table-cell>
          <table:table-cell table:formula="of:=DEC2HEX(HEX2DEC([.B49])+6 ;3)" office:value-type="string" office:string-value="120">
            <text:p>120</text:p>
          </table:table-cell>
          <table:table-cell/>
        </table:table-row>
        <table:table-row table:style-name="ro2">
          <table:table-cell table:formula="of:=[.A50]+1" office:value-type="float" office:value="49">
            <text:p>49</text:p>
          </table:table-cell>
          <table:table-cell table:formula="of:=DEC2HEX(HEX2DEC([.B50])+6 ;3)" office:value-type="string" office:string-value="126">
            <text:p>126</text:p>
          </table:table-cell>
          <table:table-cell/>
        </table:table-row>
        <table:table-row table:style-name="ro2">
          <table:table-cell table:formula="of:=[.A51]+1" office:value-type="float" office:value="50">
            <text:p>50</text:p>
          </table:table-cell>
          <table:table-cell table:formula="of:=DEC2HEX(HEX2DEC([.B51])+6 ;3)" office:value-type="string" office:string-value="12C">
            <text:p>12C</text:p>
          </table:table-cell>
          <table:table-cell/>
        </table:table-row>
        <table:table-row table:style-name="ro2">
          <table:table-cell table:formula="of:=[.A52]+1" office:value-type="float" office:value="51">
            <text:p>51</text:p>
          </table:table-cell>
          <table:table-cell table:formula="of:=DEC2HEX(HEX2DEC([.B52])+6 ;3)" office:value-type="string" office:string-value="132">
            <text:p>132</text:p>
          </table:table-cell>
          <table:table-cell/>
        </table:table-row>
        <table:table-row table:style-name="ro2">
          <table:table-cell table:formula="of:=[.A53]+1" office:value-type="float" office:value="52">
            <text:p>52</text:p>
          </table:table-cell>
          <table:table-cell table:formula="of:=DEC2HEX(HEX2DEC([.B53])+6 ;3)" office:value-type="string" office:string-value="138">
            <text:p>138</text:p>
          </table:table-cell>
          <table:table-cell/>
        </table:table-row>
        <table:table-row table:style-name="ro2">
          <table:table-cell table:formula="of:=[.A54]+1" office:value-type="float" office:value="53">
            <text:p>53</text:p>
          </table:table-cell>
          <table:table-cell table:formula="of:=DEC2HEX(HEX2DEC([.B54])+6 ;3)" office:value-type="string" office:string-value="13E">
            <text:p>13E</text:p>
          </table:table-cell>
          <table:table-cell/>
        </table:table-row>
        <table:table-row table:style-name="ro2">
          <table:table-cell table:formula="of:=[.A55]+1" office:value-type="float" office:value="54">
            <text:p>54</text:p>
          </table:table-cell>
          <table:table-cell table:formula="of:=DEC2HEX(HEX2DEC([.B55])+6 ;3)" office:value-type="string" office:string-value="144">
            <text:p>144</text:p>
          </table:table-cell>
          <table:table-cell/>
        </table:table-row>
        <table:table-row table:style-name="ro2">
          <table:table-cell table:formula="of:=[.A56]+1" office:value-type="float" office:value="55">
            <text:p>55</text:p>
          </table:table-cell>
          <table:table-cell table:formula="of:=DEC2HEX(HEX2DEC([.B56])+6 ;3)" office:value-type="string" office:string-value="14A">
            <text:p>14A</text:p>
          </table:table-cell>
          <table:table-cell/>
        </table:table-row>
        <table:table-row table:style-name="ro2">
          <table:table-cell table:formula="of:=[.A57]+1" office:value-type="float" office:value="56">
            <text:p>56</text:p>
          </table:table-cell>
          <table:table-cell table:formula="of:=DEC2HEX(HEX2DEC([.B57])+6 ;3)" office:value-type="string" office:string-value="150">
            <text:p>150</text:p>
          </table:table-cell>
          <table:table-cell/>
        </table:table-row>
        <table:table-row table:style-name="ro2">
          <table:table-cell table:formula="of:=[.A58]+1" office:value-type="float" office:value="57">
            <text:p>57</text:p>
          </table:table-cell>
          <table:table-cell table:formula="of:=DEC2HEX(HEX2DEC([.B58])+6 ;3)" office:value-type="string" office:string-value="156">
            <text:p>156</text:p>
          </table:table-cell>
          <table:table-cell/>
        </table:table-row>
        <table:table-row table:style-name="ro2">
          <table:table-cell table:formula="of:=[.A59]+1" office:value-type="float" office:value="58">
            <text:p>58</text:p>
          </table:table-cell>
          <table:table-cell table:formula="of:=DEC2HEX(HEX2DEC([.B59])+6 ;3)" office:value-type="string" office:string-value="15C">
            <text:p>15C</text:p>
          </table:table-cell>
          <table:table-cell/>
        </table:table-row>
        <table:table-row table:style-name="ro2">
          <table:table-cell table:formula="of:=[.A60]+1" office:value-type="float" office:value="59">
            <text:p>59</text:p>
          </table:table-cell>
          <table:table-cell table:formula="of:=DEC2HEX(HEX2DEC([.B60])+6 ;3)" office:value-type="string" office:string-value="162">
            <text:p>162</text:p>
          </table:table-cell>
          <table:table-cell/>
        </table:table-row>
        <table:table-row table:style-name="ro2">
          <table:table-cell table:formula="of:=[.A61]+1" office:value-type="float" office:value="60">
            <text:p>60</text:p>
          </table:table-cell>
          <table:table-cell table:formula="of:=DEC2HEX(HEX2DEC([.B61])+6 ;3)" office:value-type="string" office:string-value="168">
            <text:p>168</text:p>
          </table:table-cell>
          <table:table-cell/>
        </table:table-row>
        <table:table-row table:style-name="ro2">
          <table:table-cell table:formula="of:=[.A62]+1" office:value-type="float" office:value="61">
            <text:p>61</text:p>
          </table:table-cell>
          <table:table-cell table:formula="of:=DEC2HEX(HEX2DEC([.B62])+6 ;3)" office:value-type="string" office:string-value="16E">
            <text:p>16E</text:p>
          </table:table-cell>
          <table:table-cell/>
        </table:table-row>
        <table:table-row table:style-name="ro2">
          <table:table-cell table:formula="of:=[.A63]+1" office:value-type="float" office:value="62">
            <text:p>62</text:p>
          </table:table-cell>
          <table:table-cell table:formula="of:=DEC2HEX(HEX2DEC([.B63])+6 ;3)" office:value-type="string" office:string-value="174">
            <text:p>174</text:p>
          </table:table-cell>
          <table:table-cell/>
        </table:table-row>
        <table:table-row table:style-name="ro2">
          <table:table-cell table:formula="of:=[.A64]+1" office:value-type="float" office:value="63">
            <text:p>63</text:p>
          </table:table-cell>
          <table:table-cell table:formula="of:=DEC2HEX(HEX2DEC([.B64])+6 ;3)" office:value-type="string" office:string-value="17A">
            <text:p>17A</text:p>
          </table:table-cell>
          <table:table-cell/>
        </table:table-row>
        <table:table-row table:style-name="ro2">
          <table:table-cell table:formula="of:=[.A65]+1" office:value-type="float" office:value="64">
            <text:p>64</text:p>
          </table:table-cell>
          <table:table-cell table:formula="of:=DEC2HEX(HEX2DEC([.B65])+6 ;3)" office:value-type="string" office:string-value="180">
            <text:p>180</text:p>
          </table:table-cell>
          <table:table-cell/>
        </table:table-row>
        <table:table-row table:style-name="ro2">
          <table:table-cell table:formula="of:=[.A66]+1" office:value-type="float" office:value="65">
            <text:p>65</text:p>
          </table:table-cell>
          <table:table-cell table:formula="of:=DEC2HEX(HEX2DEC([.B66])+6 ;3)" office:value-type="string" office:string-value="186">
            <text:p>186</text:p>
          </table:table-cell>
          <table:table-cell/>
        </table:table-row>
        <table:table-row table:style-name="ro2">
          <table:table-cell table:formula="of:=[.A67]+1" office:value-type="float" office:value="66">
            <text:p>66</text:p>
          </table:table-cell>
          <table:table-cell table:formula="of:=DEC2HEX(HEX2DEC([.B67])+6 ;3)" office:value-type="string" office:string-value="18C">
            <text:p>18C</text:p>
          </table:table-cell>
          <table:table-cell/>
        </table:table-row>
        <table:table-row table:style-name="ro2">
          <table:table-cell table:formula="of:=[.A68]+1" office:value-type="float" office:value="67">
            <text:p>67</text:p>
          </table:table-cell>
          <table:table-cell table:formula="of:=DEC2HEX(HEX2DEC([.B68])+6 ;3)" office:value-type="string" office:string-value="192">
            <text:p>192</text:p>
          </table:table-cell>
          <table:table-cell/>
        </table:table-row>
        <table:table-row table:style-name="ro2">
          <table:table-cell table:formula="of:=[.A69]+1" office:value-type="float" office:value="68">
            <text:p>68</text:p>
          </table:table-cell>
          <table:table-cell table:formula="of:=DEC2HEX(HEX2DEC([.B69])+6 ;3)" office:value-type="string" office:string-value="198">
            <text:p>198</text:p>
          </table:table-cell>
          <table:table-cell/>
        </table:table-row>
        <table:table-row table:style-name="ro2">
          <table:table-cell table:formula="of:=[.A70]+1" office:value-type="float" office:value="69">
            <text:p>69</text:p>
          </table:table-cell>
          <table:table-cell table:formula="of:=DEC2HEX(HEX2DEC([.B70])+6 ;3)" office:value-type="string" office:string-value="19E">
            <text:p>19E</text:p>
          </table:table-cell>
          <table:table-cell/>
        </table:table-row>
        <table:table-row table:style-name="ro2">
          <table:table-cell table:formula="of:=[.A71]+1" office:value-type="float" office:value="70">
            <text:p>70</text:p>
          </table:table-cell>
          <table:table-cell table:formula="of:=DEC2HEX(HEX2DEC([.B71])+6 ;3)" office:value-type="string" office:string-value="1A4">
            <text:p>1A4</text:p>
          </table:table-cell>
          <table:table-cell/>
        </table:table-row>
        <table:table-row table:style-name="ro2">
          <table:table-cell table:formula="of:=[.A72]+1" office:value-type="float" office:value="71">
            <text:p>71</text:p>
          </table:table-cell>
          <table:table-cell table:formula="of:=DEC2HEX(HEX2DEC([.B72])+6 ;3)" office:value-type="string" office:string-value="1AA">
            <text:p>1AA</text:p>
          </table:table-cell>
          <table:table-cell/>
        </table:table-row>
        <table:table-row table:style-name="ro2">
          <table:table-cell table:formula="of:=[.A73]+1" office:value-type="float" office:value="72">
            <text:p>72</text:p>
          </table:table-cell>
          <table:table-cell table:formula="of:=DEC2HEX(HEX2DEC([.B73])+6 ;3)" office:value-type="string" office:string-value="1B0">
            <text:p>1B0</text:p>
          </table:table-cell>
          <table:table-cell/>
        </table:table-row>
        <table:table-row table:style-name="ro2">
          <table:table-cell table:formula="of:=[.A74]+1" office:value-type="float" office:value="73">
            <text:p>73</text:p>
          </table:table-cell>
          <table:table-cell table:formula="of:=DEC2HEX(HEX2DEC([.B74])+6 ;3)" office:value-type="string" office:string-value="1B6">
            <text:p>1B6</text:p>
          </table:table-cell>
          <table:table-cell/>
        </table:table-row>
        <table:table-row table:style-name="ro2">
          <table:table-cell table:formula="of:=[.A75]+1" office:value-type="float" office:value="74">
            <text:p>74</text:p>
          </table:table-cell>
          <table:table-cell table:formula="of:=DEC2HEX(HEX2DEC([.B75])+6 ;3)" office:value-type="string" office:string-value="1BC">
            <text:p>1BC</text:p>
          </table:table-cell>
          <table:table-cell/>
        </table:table-row>
        <table:table-row table:style-name="ro2">
          <table:table-cell table:formula="of:=[.A76]+1" office:value-type="float" office:value="75">
            <text:p>75</text:p>
          </table:table-cell>
          <table:table-cell table:formula="of:=DEC2HEX(HEX2DEC([.B76])+6 ;3)" office:value-type="string" office:string-value="1C2">
            <text:p>1C2</text:p>
          </table:table-cell>
          <table:table-cell/>
        </table:table-row>
        <table:table-row table:style-name="ro2">
          <table:table-cell table:formula="of:=[.A77]+1" office:value-type="float" office:value="76">
            <text:p>76</text:p>
          </table:table-cell>
          <table:table-cell table:formula="of:=DEC2HEX(HEX2DEC([.B77])+6 ;3)" office:value-type="string" office:string-value="1C8">
            <text:p>1C8</text:p>
          </table:table-cell>
          <table:table-cell/>
        </table:table-row>
        <table:table-row table:style-name="ro2">
          <table:table-cell table:formula="of:=[.A78]+1" office:value-type="float" office:value="77">
            <text:p>77</text:p>
          </table:table-cell>
          <table:table-cell table:formula="of:=DEC2HEX(HEX2DEC([.B78])+6 ;3)" office:value-type="string" office:string-value="1CE">
            <text:p>1CE</text:p>
          </table:table-cell>
          <table:table-cell/>
        </table:table-row>
        <table:table-row table:style-name="ro2">
          <table:table-cell table:formula="of:=[.A79]+1" office:value-type="float" office:value="78">
            <text:p>78</text:p>
          </table:table-cell>
          <table:table-cell table:formula="of:=DEC2HEX(HEX2DEC([.B79])+6 ;3)" office:value-type="string" office:string-value="1D4">
            <text:p>1D4</text:p>
          </table:table-cell>
          <table:table-cell/>
        </table:table-row>
        <table:table-row table:style-name="ro2">
          <table:table-cell table:formula="of:=[.A80]+1" office:value-type="float" office:value="79">
            <text:p>79</text:p>
          </table:table-cell>
          <table:table-cell table:formula="of:=DEC2HEX(HEX2DEC([.B80])+6 ;3)" office:value-type="string" office:string-value="1DA">
            <text:p>1DA</text:p>
          </table:table-cell>
          <table:table-cell/>
        </table:table-row>
        <table:table-row table:style-name="ro2">
          <table:table-cell table:formula="of:=[.A81]+1" office:value-type="float" office:value="80">
            <text:p>80</text:p>
          </table:table-cell>
          <table:table-cell table:formula="of:=DEC2HEX(HEX2DEC([.B81])+6 ;3)" office:value-type="string" office:string-value="1E0">
            <text:p>1E0</text:p>
          </table:table-cell>
          <table:table-cell/>
        </table:table-row>
        <table:table-row table:style-name="ro2">
          <table:table-cell table:formula="of:=[.A82]+1" office:value-type="float" office:value="81">
            <text:p>81</text:p>
          </table:table-cell>
          <table:table-cell table:formula="of:=DEC2HEX(HEX2DEC([.B82])+6 ;3)" office:value-type="string" office:string-value="1E6">
            <text:p>1E6</text:p>
          </table:table-cell>
          <table:table-cell/>
        </table:table-row>
        <table:table-row table:style-name="ro2">
          <table:table-cell table:formula="of:=[.A83]+1" office:value-type="float" office:value="82">
            <text:p>82</text:p>
          </table:table-cell>
          <table:table-cell table:formula="of:=DEC2HEX(HEX2DEC([.B83])+6 ;3)" office:value-type="string" office:string-value="1EC">
            <text:p>1EC</text:p>
          </table:table-cell>
          <table:table-cell/>
        </table:table-row>
        <table:table-row table:style-name="ro2">
          <table:table-cell table:formula="of:=[.A84]+1" office:value-type="float" office:value="83">
            <text:p>83</text:p>
          </table:table-cell>
          <table:table-cell table:formula="of:=DEC2HEX(HEX2DEC([.B84])+6 ;3)" office:value-type="string" office:string-value="1F2">
            <text:p>1F2</text:p>
          </table:table-cell>
          <table:table-cell/>
        </table:table-row>
        <table:table-row table:style-name="ro2">
          <table:table-cell table:formula="of:=[.A85]+1" office:value-type="float" office:value="84">
            <text:p>84</text:p>
          </table:table-cell>
          <table:table-cell table:formula="of:=DEC2HEX(HEX2DEC([.B85])+6 ;3)" office:value-type="string" office:string-value="1F8">
            <text:p>1F8</text:p>
          </table:table-cell>
          <table:table-cell/>
        </table:table-row>
        <table:table-row table:style-name="ro2">
          <table:table-cell table:formula="of:=[.A86]+1" office:value-type="float" office:value="85">
            <text:p>85</text:p>
          </table:table-cell>
          <table:table-cell table:formula="of:=DEC2HEX(HEX2DEC([.B86])+6 ;3)" office:value-type="string" office:string-value="1FE">
            <text:p>1FE</text:p>
          </table:table-cell>
          <table:table-cell/>
        </table:table-row>
        <table:table-row table:style-name="ro2">
          <table:table-cell table:formula="of:=[.A87]+1" office:value-type="float" office:value="86">
            <text:p>86</text:p>
          </table:table-cell>
          <table:table-cell table:formula="of:=DEC2HEX(HEX2DEC([.B87])+6 ;3)" office:value-type="string" office:string-value="204">
            <text:p>204</text:p>
          </table:table-cell>
          <table:table-cell/>
        </table:table-row>
        <table:table-row table:style-name="ro2">
          <table:table-cell table:formula="of:=[.A88]+1" office:value-type="float" office:value="87">
            <text:p>87</text:p>
          </table:table-cell>
          <table:table-cell table:formula="of:=DEC2HEX(HEX2DEC([.B88])+6 ;3)" office:value-type="string" office:string-value="20A">
            <text:p>20A</text:p>
          </table:table-cell>
          <table:table-cell/>
        </table:table-row>
        <table:table-row table:style-name="ro2">
          <table:table-cell table:formula="of:=[.A89]+1" office:value-type="float" office:value="88">
            <text:p>88</text:p>
          </table:table-cell>
          <table:table-cell table:formula="of:=DEC2HEX(HEX2DEC([.B89])+6 ;3)" office:value-type="string" office:string-value="210">
            <text:p>210</text:p>
          </table:table-cell>
          <table:table-cell/>
        </table:table-row>
        <table:table-row table:style-name="ro2">
          <table:table-cell table:formula="of:=[.A90]+1" office:value-type="float" office:value="89">
            <text:p>89</text:p>
          </table:table-cell>
          <table:table-cell table:formula="of:=DEC2HEX(HEX2DEC([.B90])+6 ;3)" office:value-type="string" office:string-value="216">
            <text:p>216</text:p>
          </table:table-cell>
          <table:table-cell/>
        </table:table-row>
        <table:table-row table:style-name="ro2">
          <table:table-cell table:formula="of:=[.A91]+1" office:value-type="float" office:value="90">
            <text:p>90</text:p>
          </table:table-cell>
          <table:table-cell table:formula="of:=DEC2HEX(HEX2DEC([.B91])+6 ;3)" office:value-type="string" office:string-value="21C">
            <text:p>21C</text:p>
          </table:table-cell>
          <table:table-cell/>
        </table:table-row>
        <table:table-row table:style-name="ro2">
          <table:table-cell table:formula="of:=[.A92]+1" office:value-type="float" office:value="91">
            <text:p>91</text:p>
          </table:table-cell>
          <table:table-cell table:formula="of:=DEC2HEX(HEX2DEC([.B92])+6 ;3)" office:value-type="string" office:string-value="222">
            <text:p>222</text:p>
          </table:table-cell>
          <table:table-cell/>
        </table:table-row>
        <table:table-row table:style-name="ro2">
          <table:table-cell table:formula="of:=[.A93]+1" office:value-type="float" office:value="92">
            <text:p>92</text:p>
          </table:table-cell>
          <table:table-cell table:formula="of:=DEC2HEX(HEX2DEC([.B93])+6 ;3)" office:value-type="string" office:string-value="228">
            <text:p>228</text:p>
          </table:table-cell>
          <table:table-cell/>
        </table:table-row>
        <table:table-row table:style-name="ro2">
          <table:table-cell table:formula="of:=[.A94]+1" office:value-type="float" office:value="93">
            <text:p>93</text:p>
          </table:table-cell>
          <table:table-cell table:formula="of:=DEC2HEX(HEX2DEC([.B94])+6 ;3)" office:value-type="string" office:string-value="22E">
            <text:p>22E</text:p>
          </table:table-cell>
          <table:table-cell/>
        </table:table-row>
        <table:table-row table:style-name="ro2">
          <table:table-cell table:formula="of:=[.A95]+1" office:value-type="float" office:value="94">
            <text:p>94</text:p>
          </table:table-cell>
          <table:table-cell table:formula="of:=DEC2HEX(HEX2DEC([.B95])+6 ;3)" office:value-type="string" office:string-value="234">
            <text:p>234</text:p>
          </table:table-cell>
          <table:table-cell/>
        </table:table-row>
        <table:table-row table:style-name="ro2">
          <table:table-cell table:formula="of:=[.A96]+1" office:value-type="float" office:value="95">
            <text:p>95</text:p>
          </table:table-cell>
          <table:table-cell table:formula="of:=DEC2HEX(HEX2DEC([.B96])+6 ;3)" office:value-type="string" office:string-value="23A">
            <text:p>23A</text:p>
          </table:table-cell>
          <table:table-cell/>
        </table:table-row>
        <table:table-row table:style-name="ro2">
          <table:table-cell table:formula="of:=[.A97]+1" office:value-type="float" office:value="96">
            <text:p>96</text:p>
          </table:table-cell>
          <table:table-cell table:formula="of:=DEC2HEX(HEX2DEC([.B97])+6 ;3)" office:value-type="string" office:string-value="240">
            <text:p>240</text:p>
          </table:table-cell>
          <table:table-cell/>
        </table:table-row>
        <table:table-row table:style-name="ro2">
          <table:table-cell table:formula="of:=[.A98]+1" office:value-type="float" office:value="97">
            <text:p>97</text:p>
          </table:table-cell>
          <table:table-cell table:formula="of:=DEC2HEX(HEX2DEC([.B98])+6 ;3)" office:value-type="string" office:string-value="246">
            <text:p>246</text:p>
          </table:table-cell>
          <table:table-cell/>
        </table:table-row>
        <table:table-row table:style-name="ro2">
          <table:table-cell table:formula="of:=[.A99]+1" office:value-type="float" office:value="98">
            <text:p>98</text:p>
          </table:table-cell>
          <table:table-cell table:formula="of:=DEC2HEX(HEX2DEC([.B99])+6 ;3)" office:value-type="string" office:string-value="24C">
            <text:p>24C</text:p>
          </table:table-cell>
          <table:table-cell/>
        </table:table-row>
        <table:table-row table:style-name="ro2">
          <table:table-cell table:formula="of:=[.A100]+1" office:value-type="float" office:value="99">
            <text:p>99</text:p>
          </table:table-cell>
          <table:table-cell table:formula="of:=DEC2HEX(HEX2DEC([.B100])+6 ;3)" office:value-type="string" office:string-value="252">
            <text:p>252</text:p>
          </table:table-cell>
          <table:table-cell/>
        </table:table-row>
        <table:table-row table:style-name="ro2">
          <table:table-cell table:formula="of:=[.A101]+1" office:value-type="float" office:value="100">
            <text:p>100</text:p>
          </table:table-cell>
          <table:table-cell table:formula="of:=DEC2HEX(HEX2DEC([.B101])+6 ;3)" office:value-type="string" office:string-value="258">
            <text:p>258</text:p>
          </table:table-cell>
          <table:table-cell/>
        </table:table-row>
        <table:table-row table:style-name="ro2">
          <table:table-cell table:formula="of:=[.A102]+1" office:value-type="float" office:value="101">
            <text:p>101</text:p>
          </table:table-cell>
          <table:table-cell table:formula="of:=DEC2HEX(HEX2DEC([.B102])+6 ;3)" office:value-type="string" office:string-value="25E">
            <text:p>25E</text:p>
          </table:table-cell>
          <table:table-cell/>
        </table:table-row>
        <table:table-row table:style-name="ro2">
          <table:table-cell table:formula="of:=[.A103]+1" office:value-type="float" office:value="102">
            <text:p>102</text:p>
          </table:table-cell>
          <table:table-cell table:formula="of:=DEC2HEX(HEX2DEC([.B103])+6 ;3)" office:value-type="string" office:string-value="264">
            <text:p>264</text:p>
          </table:table-cell>
          <table:table-cell/>
        </table:table-row>
        <table:table-row table:style-name="ro2">
          <table:table-cell table:formula="of:=[.A104]+1" office:value-type="float" office:value="103">
            <text:p>103</text:p>
          </table:table-cell>
          <table:table-cell table:formula="of:=DEC2HEX(HEX2DEC([.B104])+6 ;3)" office:value-type="string" office:string-value="26A">
            <text:p>26A</text:p>
          </table:table-cell>
          <table:table-cell/>
        </table:table-row>
        <table:table-row table:style-name="ro2">
          <table:table-cell table:formula="of:=[.A105]+1" office:value-type="float" office:value="104">
            <text:p>104</text:p>
          </table:table-cell>
          <table:table-cell table:formula="of:=DEC2HEX(HEX2DEC([.B105])+6 ;3)" office:value-type="string" office:string-value="270">
            <text:p>270</text:p>
          </table:table-cell>
          <table:table-cell/>
        </table:table-row>
        <table:table-row table:style-name="ro2">
          <table:table-cell table:formula="of:=[.A106]+1" office:value-type="float" office:value="105">
            <text:p>105</text:p>
          </table:table-cell>
          <table:table-cell table:formula="of:=DEC2HEX(HEX2DEC([.B106])+6 ;3)" office:value-type="string" office:string-value="276">
            <text:p>276</text:p>
          </table:table-cell>
          <table:table-cell/>
        </table:table-row>
        <table:table-row table:style-name="ro2">
          <table:table-cell table:formula="of:=[.A107]+1" office:value-type="float" office:value="106">
            <text:p>106</text:p>
          </table:table-cell>
          <table:table-cell table:formula="of:=DEC2HEX(HEX2DEC([.B107])+6 ;3)" office:value-type="string" office:string-value="27C">
            <text:p>27C</text:p>
          </table:table-cell>
          <table:table-cell/>
        </table:table-row>
        <table:table-row table:style-name="ro2">
          <table:table-cell table:formula="of:=[.A108]+1" office:value-type="float" office:value="107">
            <text:p>107</text:p>
          </table:table-cell>
          <table:table-cell table:formula="of:=DEC2HEX(HEX2DEC([.B108])+6 ;3)" office:value-type="string" office:string-value="282">
            <text:p>282</text:p>
          </table:table-cell>
          <table:table-cell/>
        </table:table-row>
        <table:table-row table:style-name="ro2">
          <table:table-cell table:formula="of:=[.A109]+1" office:value-type="float" office:value="108">
            <text:p>108</text:p>
          </table:table-cell>
          <table:table-cell table:formula="of:=DEC2HEX(HEX2DEC([.B109])+6 ;3)" office:value-type="string" office:string-value="288">
            <text:p>288</text:p>
          </table:table-cell>
          <table:table-cell/>
        </table:table-row>
        <table:table-row table:style-name="ro2">
          <table:table-cell table:formula="of:=[.A110]+1" office:value-type="float" office:value="109">
            <text:p>109</text:p>
          </table:table-cell>
          <table:table-cell table:formula="of:=DEC2HEX(HEX2DEC([.B110])+6 ;3)" office:value-type="string" office:string-value="28E">
            <text:p>28E</text:p>
          </table:table-cell>
          <table:table-cell/>
        </table:table-row>
        <table:table-row table:style-name="ro2">
          <table:table-cell table:formula="of:=[.A111]+1" office:value-type="float" office:value="110">
            <text:p>110</text:p>
          </table:table-cell>
          <table:table-cell table:formula="of:=DEC2HEX(HEX2DEC([.B111])+6 ;3)" office:value-type="string" office:string-value="294">
            <text:p>294</text:p>
          </table:table-cell>
          <table:table-cell/>
        </table:table-row>
        <table:table-row table:style-name="ro2">
          <table:table-cell table:formula="of:=[.A112]+1" office:value-type="float" office:value="111">
            <text:p>111</text:p>
          </table:table-cell>
          <table:table-cell table:formula="of:=DEC2HEX(HEX2DEC([.B112])+6 ;3)" office:value-type="string" office:string-value="29A">
            <text:p>29A</text:p>
          </table:table-cell>
          <table:table-cell/>
        </table:table-row>
        <table:table-row table:style-name="ro2">
          <table:table-cell table:formula="of:=[.A113]+1" office:value-type="float" office:value="112">
            <text:p>112</text:p>
          </table:table-cell>
          <table:table-cell table:formula="of:=DEC2HEX(HEX2DEC([.B113])+6 ;3)" office:value-type="string" office:string-value="2A0">
            <text:p>2A0</text:p>
          </table:table-cell>
          <table:table-cell/>
        </table:table-row>
        <table:table-row table:style-name="ro2">
          <table:table-cell table:formula="of:=[.A114]+1" office:value-type="float" office:value="113">
            <text:p>113</text:p>
          </table:table-cell>
          <table:table-cell table:formula="of:=DEC2HEX(HEX2DEC([.B114])+6 ;3)" office:value-type="string" office:string-value="2A6">
            <text:p>2A6</text:p>
          </table:table-cell>
          <table:table-cell/>
        </table:table-row>
        <table:table-row table:style-name="ro2">
          <table:table-cell table:formula="of:=[.A115]+1" office:value-type="float" office:value="114">
            <text:p>114</text:p>
          </table:table-cell>
          <table:table-cell table:formula="of:=DEC2HEX(HEX2DEC([.B115])+6 ;3)" office:value-type="string" office:string-value="2AC">
            <text:p>2AC</text:p>
          </table:table-cell>
          <table:table-cell/>
        </table:table-row>
        <table:table-row table:style-name="ro2">
          <table:table-cell table:formula="of:=[.A116]+1" office:value-type="float" office:value="115">
            <text:p>115</text:p>
          </table:table-cell>
          <table:table-cell table:formula="of:=DEC2HEX(HEX2DEC([.B116])+6 ;3)" office:value-type="string" office:string-value="2B2">
            <text:p>2B2</text:p>
          </table:table-cell>
          <table:table-cell/>
        </table:table-row>
        <table:table-row table:style-name="ro2">
          <table:table-cell table:formula="of:=[.A117]+1" office:value-type="float" office:value="116">
            <text:p>116</text:p>
          </table:table-cell>
          <table:table-cell table:formula="of:=DEC2HEX(HEX2DEC([.B117])+6 ;3)" office:value-type="string" office:string-value="2B8">
            <text:p>2B8</text:p>
          </table:table-cell>
          <table:table-cell/>
        </table:table-row>
        <table:table-row table:style-name="ro2">
          <table:table-cell table:formula="of:=[.A118]+1" office:value-type="float" office:value="117">
            <text:p>117</text:p>
          </table:table-cell>
          <table:table-cell table:formula="of:=DEC2HEX(HEX2DEC([.B118])+6 ;3)" office:value-type="string" office:string-value="2BE">
            <text:p>2BE</text:p>
          </table:table-cell>
          <table:table-cell/>
        </table:table-row>
        <table:table-row table:style-name="ro2">
          <table:table-cell table:formula="of:=[.A119]+1" office:value-type="float" office:value="118">
            <text:p>118</text:p>
          </table:table-cell>
          <table:table-cell table:formula="of:=DEC2HEX(HEX2DEC([.B119])+6 ;3)" office:value-type="string" office:string-value="2C4">
            <text:p>2C4</text:p>
          </table:table-cell>
          <table:table-cell/>
        </table:table-row>
        <table:table-row table:style-name="ro2">
          <table:table-cell table:formula="of:=[.A120]+1" office:value-type="float" office:value="119">
            <text:p>119</text:p>
          </table:table-cell>
          <table:table-cell table:formula="of:=DEC2HEX(HEX2DEC([.B120])+6 ;3)" office:value-type="string" office:string-value="2CA">
            <text:p>2CA</text:p>
          </table:table-cell>
          <table:table-cell/>
        </table:table-row>
        <table:table-row table:style-name="ro2">
          <table:table-cell table:formula="of:=[.A121]+1" office:value-type="float" office:value="120">
            <text:p>120</text:p>
          </table:table-cell>
          <table:table-cell table:formula="of:=DEC2HEX(HEX2DEC([.B121])+6 ;3)" office:value-type="string" office:string-value="2D0">
            <text:p>2D0</text:p>
          </table:table-cell>
          <table:table-cell/>
        </table:table-row>
        <table:table-row table:style-name="ro2">
          <table:table-cell table:formula="of:=[.A122]+1" office:value-type="float" office:value="121">
            <text:p>121</text:p>
          </table:table-cell>
          <table:table-cell table:formula="of:=DEC2HEX(HEX2DEC([.B122])+6 ;3)" office:value-type="string" office:string-value="2D6">
            <text:p>2D6</text:p>
          </table:table-cell>
          <table:table-cell/>
        </table:table-row>
        <table:table-row table:style-name="ro2">
          <table:table-cell table:formula="of:=[.A123]+1" office:value-type="float" office:value="122">
            <text:p>122</text:p>
          </table:table-cell>
          <table:table-cell table:formula="of:=DEC2HEX(HEX2DEC([.B123])+6 ;3)" office:value-type="string" office:string-value="2DC">
            <text:p>2DC</text:p>
          </table:table-cell>
          <table:table-cell/>
        </table:table-row>
        <table:table-row table:style-name="ro2">
          <table:table-cell table:formula="of:=[.A124]+1" office:value-type="float" office:value="123">
            <text:p>123</text:p>
          </table:table-cell>
          <table:table-cell table:formula="of:=DEC2HEX(HEX2DEC([.B124])+6 ;3)" office:value-type="string" office:string-value="2E2">
            <text:p>2E2</text:p>
          </table:table-cell>
          <table:table-cell/>
        </table:table-row>
        <table:table-row table:style-name="ro2">
          <table:table-cell table:formula="of:=[.A125]+1" office:value-type="float" office:value="124">
            <text:p>124</text:p>
          </table:table-cell>
          <table:table-cell table:formula="of:=DEC2HEX(HEX2DEC([.B125])+6 ;3)" office:value-type="string" office:string-value="2E8">
            <text:p>2E8</text:p>
          </table:table-cell>
          <table:table-cell/>
        </table:table-row>
        <table:table-row table:style-name="ro2">
          <table:table-cell table:formula="of:=[.A126]+1" office:value-type="float" office:value="125">
            <text:p>125</text:p>
          </table:table-cell>
          <table:table-cell table:formula="of:=DEC2HEX(HEX2DEC([.B126])+6 ;3)" office:value-type="string" office:string-value="2EE">
            <text:p>2EE</text:p>
          </table:table-cell>
          <table:table-cell/>
        </table:table-row>
        <table:table-row table:style-name="ro2">
          <table:table-cell table:formula="of:=[.A127]+1" office:value-type="float" office:value="126">
            <text:p>126</text:p>
          </table:table-cell>
          <table:table-cell table:formula="of:=DEC2HEX(HEX2DEC([.B127])+6 ;3)" office:value-type="string" office:string-value="2F4">
            <text:p>2F4</text:p>
          </table:table-cell>
          <table:table-cell/>
        </table:table-row>
        <table:table-row table:style-name="ro2">
          <table:table-cell table:formula="of:=[.A128]+1" office:value-type="float" office:value="127">
            <text:p>127</text:p>
          </table:table-cell>
          <table:table-cell table:formula="of:=DEC2HEX(HEX2DEC([.B128])+6 ;3)" office:value-type="string" office:string-value="2FA">
            <text:p>2FA</text:p>
          </table:table-cell>
          <table:table-cell/>
        </table:table-row>
        <table:table-row table:style-name="ro2">
          <table:table-cell table:formula="of:=[.A129]+1" office:value-type="float" office:value="128">
            <text:p>128</text:p>
          </table:table-cell>
          <table:table-cell table:formula="of:=DEC2HEX(HEX2DEC([.B129])+6 ;3)" office:value-type="string" office:string-value="300">
            <text:p>300</text:p>
          </table:table-cell>
          <table:table-cell/>
        </table:table-row>
        <table:table-row table:style-name="ro2">
          <table:table-cell table:formula="of:=[.A130]+1" office:value-type="float" office:value="129">
            <text:p>129</text:p>
          </table:table-cell>
          <table:table-cell table:formula="of:=DEC2HEX(HEX2DEC([.B130])+6 ;3)" office:value-type="string" office:string-value="306">
            <text:p>306</text:p>
          </table:table-cell>
          <table:table-cell/>
        </table:table-row>
        <table:table-row table:style-name="ro2">
          <table:table-cell table:formula="of:=[.A131]+1" office:value-type="float" office:value="130">
            <text:p>130</text:p>
          </table:table-cell>
          <table:table-cell table:formula="of:=DEC2HEX(HEX2DEC([.B131])+6 ;3)" office:value-type="string" office:string-value="30C">
            <text:p>30C</text:p>
          </table:table-cell>
          <table:table-cell/>
        </table:table-row>
        <table:table-row table:style-name="ro2">
          <table:table-cell table:formula="of:=[.A132]+1" office:value-type="float" office:value="131">
            <text:p>131</text:p>
          </table:table-cell>
          <table:table-cell table:formula="of:=DEC2HEX(HEX2DEC([.B132])+6 ;3)" office:value-type="string" office:string-value="312">
            <text:p>312</text:p>
          </table:table-cell>
          <table:table-cell/>
        </table:table-row>
        <table:table-row table:style-name="ro2">
          <table:table-cell table:formula="of:=[.A133]+1" office:value-type="float" office:value="132">
            <text:p>132</text:p>
          </table:table-cell>
          <table:table-cell table:formula="of:=DEC2HEX(HEX2DEC([.B133])+6 ;3)" office:value-type="string" office:string-value="318">
            <text:p>318</text:p>
          </table:table-cell>
          <table:table-cell/>
        </table:table-row>
        <table:table-row table:style-name="ro2">
          <table:table-cell table:formula="of:=[.A134]+1" office:value-type="float" office:value="133">
            <text:p>133</text:p>
          </table:table-cell>
          <table:table-cell table:formula="of:=DEC2HEX(HEX2DEC([.B134])+6 ;3)" office:value-type="string" office:string-value="31E">
            <text:p>31E</text:p>
          </table:table-cell>
          <table:table-cell/>
        </table:table-row>
        <table:table-row table:style-name="ro2">
          <table:table-cell table:formula="of:=[.A135]+1" office:value-type="float" office:value="134">
            <text:p>134</text:p>
          </table:table-cell>
          <table:table-cell table:formula="of:=DEC2HEX(HEX2DEC([.B135])+6 ;3)" office:value-type="string" office:string-value="324">
            <text:p>324</text:p>
          </table:table-cell>
          <table:table-cell/>
        </table:table-row>
        <table:table-row table:style-name="ro2">
          <table:table-cell table:formula="of:=[.A136]+1" office:value-type="float" office:value="135">
            <text:p>135</text:p>
          </table:table-cell>
          <table:table-cell table:formula="of:=DEC2HEX(HEX2DEC([.B136])+6 ;3)" office:value-type="string" office:string-value="32A">
            <text:p>32A</text:p>
          </table:table-cell>
          <table:table-cell/>
        </table:table-row>
        <table:table-row table:style-name="ro2">
          <table:table-cell table:formula="of:=[.A137]+1" office:value-type="float" office:value="136">
            <text:p>136</text:p>
          </table:table-cell>
          <table:table-cell table:formula="of:=DEC2HEX(HEX2DEC([.B137])+6 ;3)" office:value-type="string" office:string-value="330">
            <text:p>330</text:p>
          </table:table-cell>
          <table:table-cell/>
        </table:table-row>
        <table:table-row table:style-name="ro2">
          <table:table-cell table:formula="of:=[.A138]+1" office:value-type="float" office:value="137">
            <text:p>137</text:p>
          </table:table-cell>
          <table:table-cell table:formula="of:=DEC2HEX(HEX2DEC([.B138])+6 ;3)" office:value-type="string" office:string-value="336">
            <text:p>336</text:p>
          </table:table-cell>
          <table:table-cell/>
        </table:table-row>
        <table:table-row table:style-name="ro2">
          <table:table-cell table:formula="of:=[.A139]+1" office:value-type="float" office:value="138">
            <text:p>138</text:p>
          </table:table-cell>
          <table:table-cell table:formula="of:=DEC2HEX(HEX2DEC([.B139])+6 ;3)" office:value-type="string" office:string-value="33C">
            <text:p>33C</text:p>
          </table:table-cell>
          <table:table-cell/>
        </table:table-row>
        <table:table-row table:style-name="ro2">
          <table:table-cell table:formula="of:=[.A140]+1" office:value-type="float" office:value="139">
            <text:p>139</text:p>
          </table:table-cell>
          <table:table-cell table:formula="of:=DEC2HEX(HEX2DEC([.B140])+6 ;3)" office:value-type="string" office:string-value="342">
            <text:p>342</text:p>
          </table:table-cell>
          <table:table-cell/>
        </table:table-row>
        <table:table-row table:style-name="ro2">
          <table:table-cell table:formula="of:=[.A141]+1" office:value-type="float" office:value="140">
            <text:p>140</text:p>
          </table:table-cell>
          <table:table-cell table:formula="of:=DEC2HEX(HEX2DEC([.B141])+6 ;3)" office:value-type="string" office:string-value="348">
            <text:p>348</text:p>
          </table:table-cell>
          <table:table-cell/>
        </table:table-row>
        <table:table-row table:style-name="ro2">
          <table:table-cell table:formula="of:=[.A142]+1" office:value-type="float" office:value="141">
            <text:p>141</text:p>
          </table:table-cell>
          <table:table-cell table:formula="of:=DEC2HEX(HEX2DEC([.B142])+6 ;3)" office:value-type="string" office:string-value="34E">
            <text:p>34E</text:p>
          </table:table-cell>
          <table:table-cell/>
        </table:table-row>
        <table:table-row table:style-name="ro2">
          <table:table-cell table:formula="of:=[.A143]+1" office:value-type="float" office:value="142">
            <text:p>142</text:p>
          </table:table-cell>
          <table:table-cell table:formula="of:=DEC2HEX(HEX2DEC([.B143])+6 ;3)" office:value-type="string" office:string-value="354">
            <text:p>354</text:p>
          </table:table-cell>
          <table:table-cell/>
        </table:table-row>
        <table:table-row table:style-name="ro2">
          <table:table-cell table:formula="of:=[.A144]+1" office:value-type="float" office:value="143">
            <text:p>143</text:p>
          </table:table-cell>
          <table:table-cell table:formula="of:=DEC2HEX(HEX2DEC([.B144])+6 ;3)" office:value-type="string" office:string-value="35A">
            <text:p>35A</text:p>
          </table:table-cell>
          <table:table-cell/>
        </table:table-row>
        <table:table-row table:style-name="ro2">
          <table:table-cell table:formula="of:=[.A145]+1" office:value-type="float" office:value="144">
            <text:p>144</text:p>
          </table:table-cell>
          <table:table-cell table:formula="of:=DEC2HEX(HEX2DEC([.B145])+6 ;3)" office:value-type="string" office:string-value="360">
            <text:p>360</text:p>
          </table:table-cell>
          <table:table-cell/>
        </table:table-row>
        <table:table-row table:style-name="ro2">
          <table:table-cell table:formula="of:=[.A146]+1" office:value-type="float" office:value="145">
            <text:p>145</text:p>
          </table:table-cell>
          <table:table-cell table:formula="of:=DEC2HEX(HEX2DEC([.B146])+6 ;3)" office:value-type="string" office:string-value="366">
            <text:p>366</text:p>
          </table:table-cell>
          <table:table-cell/>
        </table:table-row>
        <table:table-row table:style-name="ro2">
          <table:table-cell table:formula="of:=[.A147]+1" office:value-type="float" office:value="146">
            <text:p>146</text:p>
          </table:table-cell>
          <table:table-cell table:formula="of:=DEC2HEX(HEX2DEC([.B147])+6 ;3)" office:value-type="string" office:string-value="36C">
            <text:p>36C</text:p>
          </table:table-cell>
          <table:table-cell/>
        </table:table-row>
        <table:table-row table:style-name="ro2">
          <table:table-cell table:formula="of:=[.A148]+1" office:value-type="float" office:value="147">
            <text:p>147</text:p>
          </table:table-cell>
          <table:table-cell table:formula="of:=DEC2HEX(HEX2DEC([.B148])+6 ;3)" office:value-type="string" office:string-value="372">
            <text:p>372</text:p>
          </table:table-cell>
          <table:table-cell/>
        </table:table-row>
        <table:table-row table:style-name="ro2">
          <table:table-cell table:formula="of:=[.A149]+1" office:value-type="float" office:value="148">
            <text:p>148</text:p>
          </table:table-cell>
          <table:table-cell table:formula="of:=DEC2HEX(HEX2DEC([.B149])+6 ;3)" office:value-type="string" office:string-value="378">
            <text:p>378</text:p>
          </table:table-cell>
          <table:table-cell/>
        </table:table-row>
        <table:table-row table:style-name="ro2">
          <table:table-cell table:formula="of:=[.A150]+1" office:value-type="float" office:value="149">
            <text:p>149</text:p>
          </table:table-cell>
          <table:table-cell table:formula="of:=DEC2HEX(HEX2DEC([.B150])+6 ;3)" office:value-type="string" office:string-value="37E">
            <text:p>37E</text:p>
          </table:table-cell>
          <table:table-cell/>
        </table:table-row>
        <table:table-row table:style-name="ro2">
          <table:table-cell table:formula="of:=[.A151]+1" office:value-type="float" office:value="150">
            <text:p>150</text:p>
          </table:table-cell>
          <table:table-cell table:formula="of:=DEC2HEX(HEX2DEC([.B151])+6 ;3)" office:value-type="string" office:string-value="384">
            <text:p>384</text:p>
          </table:table-cell>
          <table:table-cell/>
        </table:table-row>
        <table:table-row table:style-name="ro2">
          <table:table-cell table:formula="of:=[.A152]+1" office:value-type="float" office:value="151">
            <text:p>151</text:p>
          </table:table-cell>
          <table:table-cell table:formula="of:=DEC2HEX(HEX2DEC([.B152])+6 ;3)" office:value-type="string" office:string-value="38A">
            <text:p>38A</text:p>
          </table:table-cell>
          <table:table-cell/>
        </table:table-row>
        <table:table-row table:style-name="ro2">
          <table:table-cell table:formula="of:=[.A153]+1" office:value-type="float" office:value="152">
            <text:p>152</text:p>
          </table:table-cell>
          <table:table-cell table:formula="of:=DEC2HEX(HEX2DEC([.B153])+6 ;3)" office:value-type="string" office:string-value="390">
            <text:p>390</text:p>
          </table:table-cell>
          <table:table-cell/>
        </table:table-row>
        <table:table-row table:style-name="ro2">
          <table:table-cell table:formula="of:=[.A154]+1" office:value-type="float" office:value="153">
            <text:p>153</text:p>
          </table:table-cell>
          <table:table-cell table:formula="of:=DEC2HEX(HEX2DEC([.B154])+6 ;3)" office:value-type="string" office:string-value="396">
            <text:p>396</text:p>
          </table:table-cell>
          <table:table-cell/>
        </table:table-row>
        <table:table-row table:style-name="ro2">
          <table:table-cell table:formula="of:=[.A155]+1" office:value-type="float" office:value="154">
            <text:p>154</text:p>
          </table:table-cell>
          <table:table-cell table:formula="of:=DEC2HEX(HEX2DEC([.B155])+6 ;3)" office:value-type="string" office:string-value="39C">
            <text:p>39C</text:p>
          </table:table-cell>
          <table:table-cell/>
        </table:table-row>
        <table:table-row table:style-name="ro2">
          <table:table-cell table:formula="of:=[.A156]+1" office:value-type="float" office:value="155">
            <text:p>155</text:p>
          </table:table-cell>
          <table:table-cell table:formula="of:=DEC2HEX(HEX2DEC([.B156])+6 ;3)" office:value-type="string" office:string-value="3A2">
            <text:p>3A2</text:p>
          </table:table-cell>
          <table:table-cell/>
        </table:table-row>
        <table:table-row table:style-name="ro2">
          <table:table-cell table:formula="of:=[.A157]+1" office:value-type="float" office:value="156">
            <text:p>156</text:p>
          </table:table-cell>
          <table:table-cell table:formula="of:=DEC2HEX(HEX2DEC([.B157])+6 ;3)" office:value-type="string" office:string-value="3A8">
            <text:p>3A8</text:p>
          </table:table-cell>
          <table:table-cell/>
        </table:table-row>
        <table:table-row table:style-name="ro2">
          <table:table-cell table:formula="of:=[.A158]+1" office:value-type="float" office:value="157">
            <text:p>157</text:p>
          </table:table-cell>
          <table:table-cell table:formula="of:=DEC2HEX(HEX2DEC([.B158])+6 ;3)" office:value-type="string" office:string-value="3AE">
            <text:p>3AE</text:p>
          </table:table-cell>
          <table:table-cell/>
        </table:table-row>
        <table:table-row table:style-name="ro2">
          <table:table-cell table:formula="of:=[.A159]+1" office:value-type="float" office:value="158">
            <text:p>158</text:p>
          </table:table-cell>
          <table:table-cell table:formula="of:=DEC2HEX(HEX2DEC([.B159])+6 ;3)" office:value-type="string" office:string-value="3B4">
            <text:p>3B4</text:p>
          </table:table-cell>
          <table:table-cell/>
        </table:table-row>
        <table:table-row table:style-name="ro2">
          <table:table-cell table:formula="of:=[.A160]+1" office:value-type="float" office:value="159">
            <text:p>159</text:p>
          </table:table-cell>
          <table:table-cell table:formula="of:=DEC2HEX(HEX2DEC([.B160])+6 ;3)" office:value-type="string" office:string-value="3BA">
            <text:p>3BA</text:p>
          </table:table-cell>
          <table:table-cell/>
        </table:table-row>
        <table:table-row table:style-name="ro2">
          <table:table-cell table:formula="of:=[.A161]+1" office:value-type="float" office:value="160">
            <text:p>160</text:p>
          </table:table-cell>
          <table:table-cell table:formula="of:=DEC2HEX(HEX2DEC([.B161])+6 ;3)" office:value-type="string" office:string-value="3C0">
            <text:p>3C0</text:p>
          </table:table-cell>
          <table:table-cell/>
        </table:table-row>
        <table:table-row table:style-name="ro2">
          <table:table-cell table:formula="of:=[.A162]+1" office:value-type="float" office:value="161">
            <text:p>161</text:p>
          </table:table-cell>
          <table:table-cell table:formula="of:=DEC2HEX(HEX2DEC([.B162])+6 ;3)" office:value-type="string" office:string-value="3C6">
            <text:p>3C6</text:p>
          </table:table-cell>
          <table:table-cell/>
        </table:table-row>
        <table:table-row table:style-name="ro2">
          <table:table-cell table:formula="of:=[.A163]+1" office:value-type="float" office:value="162">
            <text:p>162</text:p>
          </table:table-cell>
          <table:table-cell table:formula="of:=DEC2HEX(HEX2DEC([.B163])+6 ;3)" office:value-type="string" office:string-value="3CC">
            <text:p>3CC</text:p>
          </table:table-cell>
          <table:table-cell/>
        </table:table-row>
        <table:table-row table:style-name="ro2">
          <table:table-cell table:formula="of:=[.A164]+1" office:value-type="float" office:value="163">
            <text:p>163</text:p>
          </table:table-cell>
          <table:table-cell table:formula="of:=DEC2HEX(HEX2DEC([.B164])+6 ;3)" office:value-type="string" office:string-value="3D2">
            <text:p>3D2</text:p>
          </table:table-cell>
          <table:table-cell/>
        </table:table-row>
        <table:table-row table:style-name="ro2">
          <table:table-cell table:formula="of:=[.A165]+1" office:value-type="float" office:value="164">
            <text:p>164</text:p>
          </table:table-cell>
          <table:table-cell table:formula="of:=DEC2HEX(HEX2DEC([.B165])+6 ;3)" office:value-type="string" office:string-value="3D8">
            <text:p>3D8</text:p>
          </table:table-cell>
          <table:table-cell/>
        </table:table-row>
        <table:table-row table:style-name="ro2">
          <table:table-cell table:formula="of:=[.A166]+1" office:value-type="float" office:value="165">
            <text:p>165</text:p>
          </table:table-cell>
          <table:table-cell table:formula="of:=DEC2HEX(HEX2DEC([.B166])+6 ;3)" office:value-type="string" office:string-value="3DE">
            <text:p>3DE</text:p>
          </table:table-cell>
          <table:table-cell/>
        </table:table-row>
        <table:table-row table:style-name="ro2">
          <table:table-cell table:formula="of:=[.A167]+1" office:value-type="float" office:value="166">
            <text:p>166</text:p>
          </table:table-cell>
          <table:table-cell table:formula="of:=DEC2HEX(HEX2DEC([.B167])+6 ;3)" office:value-type="string" office:string-value="3E4">
            <text:p>3E4</text:p>
          </table:table-cell>
          <table:table-cell/>
        </table:table-row>
        <table:table-row table:style-name="ro2">
          <table:table-cell table:formula="of:=[.A168]+1" office:value-type="float" office:value="167">
            <text:p>167</text:p>
          </table:table-cell>
          <table:table-cell table:formula="of:=DEC2HEX(HEX2DEC([.B168])+6 ;3)" office:value-type="string" office:string-value="3EA">
            <text:p>3EA</text:p>
          </table:table-cell>
          <table:table-cell/>
        </table:table-row>
        <table:table-row table:style-name="ro2">
          <table:table-cell table:formula="of:=[.A169]+1" office:value-type="float" office:value="168">
            <text:p>168</text:p>
          </table:table-cell>
          <table:table-cell table:formula="of:=DEC2HEX(HEX2DEC([.B169])+6 ;3)" office:value-type="string" office:string-value="3F0">
            <text:p>3F0</text:p>
          </table:table-cell>
          <table:table-cell/>
        </table:table-row>
        <table:table-row table:style-name="ro2">
          <table:table-cell table:formula="of:=[.A170]+1" office:value-type="float" office:value="169">
            <text:p>169</text:p>
          </table:table-cell>
          <table:table-cell table:formula="of:=DEC2HEX(HEX2DEC([.B170])+6 ;3)" office:value-type="string" office:string-value="3F6">
            <text:p>3F6</text:p>
          </table:table-cell>
          <table:table-cell/>
        </table:table-row>
        <table:table-row table:style-name="ro2">
          <table:table-cell table:formula="of:=[.A171]+1" office:value-type="float" office:value="170">
            <text:p>170</text:p>
          </table:table-cell>
          <table:table-cell table:formula="of:=DEC2HEX(HEX2DEC([.B171])+6 ;3)" office:value-type="string" office:string-value="3FC">
            <text:p>3FC</text:p>
          </table:table-cell>
          <table:table-cell/>
        </table:table-row>
        <table:table-row table:style-name="ro2">
          <table:table-cell table:formula="of:=[.A172]+1" office:value-type="float" office:value="171">
            <text:p>171</text:p>
          </table:table-cell>
          <table:table-cell table:formula="of:=DEC2HEX(HEX2DEC([.B172])+6 ;3)" office:value-type="string" office:string-value="402">
            <text:p>402</text:p>
          </table:table-cell>
          <table:table-cell/>
        </table:table-row>
        <table:table-row table:style-name="ro2">
          <table:table-cell table:formula="of:=[.A173]+1" office:value-type="float" office:value="172">
            <text:p>172</text:p>
          </table:table-cell>
          <table:table-cell table:formula="of:=DEC2HEX(HEX2DEC([.B173])+6 ;3)" office:value-type="string" office:string-value="408">
            <text:p>408</text:p>
          </table:table-cell>
          <table:table-cell/>
        </table:table-row>
        <table:table-row table:style-name="ro2">
          <table:table-cell table:formula="of:=[.A174]+1" office:value-type="float" office:value="173">
            <text:p>173</text:p>
          </table:table-cell>
          <table:table-cell table:formula="of:=DEC2HEX(HEX2DEC([.B174])+6 ;3)" office:value-type="string" office:string-value="40E">
            <text:p>40E</text:p>
          </table:table-cell>
          <table:table-cell/>
        </table:table-row>
        <table:table-row table:style-name="ro2">
          <table:table-cell table:formula="of:=[.A175]+1" office:value-type="float" office:value="174">
            <text:p>174</text:p>
          </table:table-cell>
          <table:table-cell table:formula="of:=DEC2HEX(HEX2DEC([.B175])+6 ;3)" office:value-type="string" office:string-value="414">
            <text:p>414</text:p>
          </table:table-cell>
          <table:table-cell/>
        </table:table-row>
        <table:table-row table:style-name="ro2">
          <table:table-cell table:formula="of:=[.A176]+1" office:value-type="float" office:value="175">
            <text:p>175</text:p>
          </table:table-cell>
          <table:table-cell table:formula="of:=DEC2HEX(HEX2DEC([.B176])+6 ;3)" office:value-type="string" office:string-value="41A">
            <text:p>41A</text:p>
          </table:table-cell>
          <table:table-cell/>
        </table:table-row>
        <table:table-row table:style-name="ro2">
          <table:table-cell table:formula="of:=[.A177]+1" office:value-type="float" office:value="176">
            <text:p>176</text:p>
          </table:table-cell>
          <table:table-cell table:formula="of:=DEC2HEX(HEX2DEC([.B177])+6 ;3)" office:value-type="string" office:string-value="420">
            <text:p>420</text:p>
          </table:table-cell>
          <table:table-cell/>
        </table:table-row>
        <table:table-row table:style-name="ro2">
          <table:table-cell table:formula="of:=[.A178]+1" office:value-type="float" office:value="177">
            <text:p>177</text:p>
          </table:table-cell>
          <table:table-cell table:formula="of:=DEC2HEX(HEX2DEC([.B178])+6 ;3)" office:value-type="string" office:string-value="426">
            <text:p>426</text:p>
          </table:table-cell>
          <table:table-cell/>
        </table:table-row>
        <table:table-row table:style-name="ro2">
          <table:table-cell table:formula="of:=[.A179]+1" office:value-type="float" office:value="178">
            <text:p>178</text:p>
          </table:table-cell>
          <table:table-cell table:formula="of:=DEC2HEX(HEX2DEC([.B179])+6 ;3)" office:value-type="string" office:string-value="42C">
            <text:p>42C</text:p>
          </table:table-cell>
          <table:table-cell/>
        </table:table-row>
        <table:table-row table:style-name="ro2">
          <table:table-cell table:formula="of:=[.A180]+1" office:value-type="float" office:value="179">
            <text:p>179</text:p>
          </table:table-cell>
          <table:table-cell table:formula="of:=DEC2HEX(HEX2DEC([.B180])+6 ;3)" office:value-type="string" office:string-value="432">
            <text:p>432</text:p>
          </table:table-cell>
          <table:table-cell/>
        </table:table-row>
        <table:table-row table:style-name="ro2">
          <table:table-cell table:formula="of:=[.A181]+1" office:value-type="float" office:value="180">
            <text:p>180</text:p>
          </table:table-cell>
          <table:table-cell table:formula="of:=DEC2HEX(HEX2DEC([.B181])+6 ;3)" office:value-type="string" office:string-value="438">
            <text:p>438</text:p>
          </table:table-cell>
          <table:table-cell/>
        </table:table-row>
        <table:table-row table:style-name="ro2">
          <table:table-cell table:formula="of:=[.A182]+1" office:value-type="float" office:value="181">
            <text:p>181</text:p>
          </table:table-cell>
          <table:table-cell table:formula="of:=DEC2HEX(HEX2DEC([.B182])+6 ;3)" office:value-type="string" office:string-value="43E">
            <text:p>43E</text:p>
          </table:table-cell>
          <table:table-cell/>
        </table:table-row>
        <table:table-row table:style-name="ro2">
          <table:table-cell table:formula="of:=[.A183]+1" office:value-type="float" office:value="182">
            <text:p>182</text:p>
          </table:table-cell>
          <table:table-cell table:formula="of:=DEC2HEX(HEX2DEC([.B183])+6 ;3)" office:value-type="string" office:string-value="444">
            <text:p>444</text:p>
          </table:table-cell>
          <table:table-cell/>
        </table:table-row>
        <table:table-row table:style-name="ro2">
          <table:table-cell table:formula="of:=[.A184]+1" office:value-type="float" office:value="183">
            <text:p>183</text:p>
          </table:table-cell>
          <table:table-cell table:formula="of:=DEC2HEX(HEX2DEC([.B184])+6 ;3)" office:value-type="string" office:string-value="44A">
            <text:p>44A</text:p>
          </table:table-cell>
          <table:table-cell/>
        </table:table-row>
        <table:table-row table:style-name="ro2">
          <table:table-cell table:formula="of:=[.A185]+1" office:value-type="float" office:value="184">
            <text:p>184</text:p>
          </table:table-cell>
          <table:table-cell table:formula="of:=DEC2HEX(HEX2DEC([.B185])+6 ;3)" office:value-type="string" office:string-value="450">
            <text:p>450</text:p>
          </table:table-cell>
          <table:table-cell/>
        </table:table-row>
        <table:table-row table:style-name="ro2">
          <table:table-cell table:formula="of:=[.A186]+1" office:value-type="float" office:value="185">
            <text:p>185</text:p>
          </table:table-cell>
          <table:table-cell table:formula="of:=DEC2HEX(HEX2DEC([.B186])+6 ;3)" office:value-type="string" office:string-value="456">
            <text:p>456</text:p>
          </table:table-cell>
          <table:table-cell/>
        </table:table-row>
        <table:table-row table:style-name="ro2">
          <table:table-cell table:formula="of:=[.A187]+1" office:value-type="float" office:value="186">
            <text:p>186</text:p>
          </table:table-cell>
          <table:table-cell table:formula="of:=DEC2HEX(HEX2DEC([.B187])+6 ;3)" office:value-type="string" office:string-value="45C">
            <text:p>45C</text:p>
          </table:table-cell>
          <table:table-cell/>
        </table:table-row>
        <table:table-row table:style-name="ro2">
          <table:table-cell table:formula="of:=[.A188]+1" office:value-type="float" office:value="187">
            <text:p>187</text:p>
          </table:table-cell>
          <table:table-cell table:formula="of:=DEC2HEX(HEX2DEC([.B188])+6 ;3)" office:value-type="string" office:string-value="462">
            <text:p>462</text:p>
          </table:table-cell>
          <table:table-cell/>
        </table:table-row>
        <table:table-row table:style-name="ro2">
          <table:table-cell table:formula="of:=[.A189]+1" office:value-type="float" office:value="188">
            <text:p>188</text:p>
          </table:table-cell>
          <table:table-cell table:formula="of:=DEC2HEX(HEX2DEC([.B189])+6 ;3)" office:value-type="string" office:string-value="468">
            <text:p>468</text:p>
          </table:table-cell>
          <table:table-cell/>
        </table:table-row>
        <table:table-row table:style-name="ro2">
          <table:table-cell table:formula="of:=[.A190]+1" office:value-type="float" office:value="189">
            <text:p>189</text:p>
          </table:table-cell>
          <table:table-cell table:formula="of:=DEC2HEX(HEX2DEC([.B190])+6 ;3)" office:value-type="string" office:string-value="46E">
            <text:p>46E</text:p>
          </table:table-cell>
          <table:table-cell/>
        </table:table-row>
        <table:table-row table:style-name="ro2">
          <table:table-cell table:formula="of:=[.A191]+1" office:value-type="float" office:value="190">
            <text:p>190</text:p>
          </table:table-cell>
          <table:table-cell table:formula="of:=DEC2HEX(HEX2DEC([.B191])+6 ;3)" office:value-type="string" office:string-value="474">
            <text:p>474</text:p>
          </table:table-cell>
          <table:table-cell/>
        </table:table-row>
        <table:table-row table:style-name="ro2">
          <table:table-cell table:formula="of:=[.A192]+1" office:value-type="float" office:value="191">
            <text:p>191</text:p>
          </table:table-cell>
          <table:table-cell table:formula="of:=DEC2HEX(HEX2DEC([.B192])+6 ;3)" office:value-type="string" office:string-value="47A">
            <text:p>47A</text:p>
          </table:table-cell>
          <table:table-cell/>
        </table:table-row>
        <table:table-row table:style-name="ro2">
          <table:table-cell table:formula="of:=[.A193]+1" office:value-type="float" office:value="192">
            <text:p>192</text:p>
          </table:table-cell>
          <table:table-cell table:formula="of:=DEC2HEX(HEX2DEC([.B193])+6 ;3)" office:value-type="string" office:string-value="480">
            <text:p>480</text:p>
          </table:table-cell>
          <table:table-cell/>
        </table:table-row>
        <table:table-row table:style-name="ro2">
          <table:table-cell table:formula="of:=[.A194]+1" office:value-type="float" office:value="193">
            <text:p>193</text:p>
          </table:table-cell>
          <table:table-cell table:formula="of:=DEC2HEX(HEX2DEC([.B194])+6 ;3)" office:value-type="string" office:string-value="486">
            <text:p>486</text:p>
          </table:table-cell>
          <table:table-cell/>
        </table:table-row>
        <table:table-row table:style-name="ro2">
          <table:table-cell table:formula="of:=[.A195]+1" office:value-type="float" office:value="194">
            <text:p>194</text:p>
          </table:table-cell>
          <table:table-cell table:formula="of:=DEC2HEX(HEX2DEC([.B195])+6 ;3)" office:value-type="string" office:string-value="48C">
            <text:p>48C</text:p>
          </table:table-cell>
          <table:table-cell/>
        </table:table-row>
        <table:table-row table:style-name="ro2">
          <table:table-cell table:formula="of:=[.A196]+1" office:value-type="float" office:value="195">
            <text:p>195</text:p>
          </table:table-cell>
          <table:table-cell table:formula="of:=DEC2HEX(HEX2DEC([.B196])+6 ;3)" office:value-type="string" office:string-value="492">
            <text:p>492</text:p>
          </table:table-cell>
          <table:table-cell/>
        </table:table-row>
        <table:table-row table:style-name="ro2">
          <table:table-cell table:formula="of:=[.A197]+1" office:value-type="float" office:value="196">
            <text:p>196</text:p>
          </table:table-cell>
          <table:table-cell table:formula="of:=DEC2HEX(HEX2DEC([.B197])+6 ;3)" office:value-type="string" office:string-value="498">
            <text:p>498</text:p>
          </table:table-cell>
          <table:table-cell/>
        </table:table-row>
        <table:table-row table:style-name="ro2">
          <table:table-cell table:formula="of:=[.A198]+1" office:value-type="float" office:value="197">
            <text:p>197</text:p>
          </table:table-cell>
          <table:table-cell table:formula="of:=DEC2HEX(HEX2DEC([.B198])+6 ;3)" office:value-type="string" office:string-value="49E">
            <text:p>49E</text:p>
          </table:table-cell>
          <table:table-cell/>
        </table:table-row>
        <table:table-row table:style-name="ro2">
          <table:table-cell table:formula="of:=[.A199]+1" office:value-type="float" office:value="198">
            <text:p>198</text:p>
          </table:table-cell>
          <table:table-cell table:formula="of:=DEC2HEX(HEX2DEC([.B199])+6 ;3)" office:value-type="string" office:string-value="4A4">
            <text:p>4A4</text:p>
          </table:table-cell>
          <table:table-cell/>
        </table:table-row>
        <table:table-row table:style-name="ro2">
          <table:table-cell table:formula="of:=[.A200]+1" office:value-type="float" office:value="199">
            <text:p>199</text:p>
          </table:table-cell>
          <table:table-cell table:formula="of:=DEC2HEX(HEX2DEC([.B200])+6 ;3)" office:value-type="string" office:string-value="4AA">
            <text:p>4AA</text:p>
          </table:table-cell>
          <table:table-cell/>
        </table:table-row>
        <table:table-row table:style-name="ro2">
          <table:table-cell table:formula="of:=[.A201]+1" office:value-type="float" office:value="200">
            <text:p>200</text:p>
          </table:table-cell>
          <table:table-cell table:formula="of:=DEC2HEX(HEX2DEC([.B201])+6 ;3)" office:value-type="string" office:string-value="4B0">
            <text:p>4B0</text:p>
          </table:table-cell>
          <table:table-cell/>
        </table:table-row>
        <table:table-row table:style-name="ro2">
          <table:table-cell table:formula="of:=[.A202]+1" office:value-type="float" office:value="201">
            <text:p>201</text:p>
          </table:table-cell>
          <table:table-cell table:formula="of:=DEC2HEX(HEX2DEC([.B202])+6 ;3)" office:value-type="string" office:string-value="4B6">
            <text:p>4B6</text:p>
          </table:table-cell>
          <table:table-cell/>
        </table:table-row>
        <table:table-row table:style-name="ro2">
          <table:table-cell table:formula="of:=[.A203]+1" office:value-type="float" office:value="202">
            <text:p>202</text:p>
          </table:table-cell>
          <table:table-cell table:formula="of:=DEC2HEX(HEX2DEC([.B203])+6 ;3)" office:value-type="string" office:string-value="4BC">
            <text:p>4BC</text:p>
          </table:table-cell>
          <table:table-cell/>
        </table:table-row>
        <table:table-row table:style-name="ro2">
          <table:table-cell table:formula="of:=[.A204]+1" office:value-type="float" office:value="203">
            <text:p>203</text:p>
          </table:table-cell>
          <table:table-cell table:formula="of:=DEC2HEX(HEX2DEC([.B204])+6 ;3)" office:value-type="string" office:string-value="4C2">
            <text:p>4C2</text:p>
          </table:table-cell>
          <table:table-cell/>
        </table:table-row>
        <table:table-row table:style-name="ro2">
          <table:table-cell table:formula="of:=[.A205]+1" office:value-type="float" office:value="204">
            <text:p>204</text:p>
          </table:table-cell>
          <table:table-cell table:formula="of:=DEC2HEX(HEX2DEC([.B205])+6 ;3)" office:value-type="string" office:string-value="4C8">
            <text:p>4C8</text:p>
          </table:table-cell>
          <table:table-cell/>
        </table:table-row>
        <table:table-row table:style-name="ro2">
          <table:table-cell table:formula="of:=[.A206]+1" office:value-type="float" office:value="205">
            <text:p>205</text:p>
          </table:table-cell>
          <table:table-cell table:formula="of:=DEC2HEX(HEX2DEC([.B206])+6 ;3)" office:value-type="string" office:string-value="4CE">
            <text:p>4CE</text:p>
          </table:table-cell>
          <table:table-cell/>
        </table:table-row>
        <table:table-row table:style-name="ro2">
          <table:table-cell table:formula="of:=[.A207]+1" office:value-type="float" office:value="206">
            <text:p>206</text:p>
          </table:table-cell>
          <table:table-cell table:formula="of:=DEC2HEX(HEX2DEC([.B207])+6 ;3)" office:value-type="string" office:string-value="4D4">
            <text:p>4D4</text:p>
          </table:table-cell>
          <table:table-cell/>
        </table:table-row>
        <table:table-row table:style-name="ro2">
          <table:table-cell table:formula="of:=[.A208]+1" office:value-type="float" office:value="207">
            <text:p>207</text:p>
          </table:table-cell>
          <table:table-cell table:formula="of:=DEC2HEX(HEX2DEC([.B208])+6 ;3)" office:value-type="string" office:string-value="4DA">
            <text:p>4DA</text:p>
          </table:table-cell>
          <table:table-cell/>
        </table:table-row>
        <table:table-row table:style-name="ro2">
          <table:table-cell table:formula="of:=[.A209]+1" office:value-type="float" office:value="208">
            <text:p>208</text:p>
          </table:table-cell>
          <table:table-cell table:formula="of:=DEC2HEX(HEX2DEC([.B209])+6 ;3)" office:value-type="string" office:string-value="4E0">
            <text:p>4E0</text:p>
          </table:table-cell>
          <table:table-cell/>
        </table:table-row>
        <table:table-row table:style-name="ro2">
          <table:table-cell table:formula="of:=[.A210]+1" office:value-type="float" office:value="209">
            <text:p>209</text:p>
          </table:table-cell>
          <table:table-cell table:formula="of:=DEC2HEX(HEX2DEC([.B210])+6 ;3)" office:value-type="string" office:string-value="4E6">
            <text:p>4E6</text:p>
          </table:table-cell>
          <table:table-cell/>
        </table:table-row>
        <table:table-row table:style-name="ro2">
          <table:table-cell table:formula="of:=[.A211]+1" office:value-type="float" office:value="210">
            <text:p>210</text:p>
          </table:table-cell>
          <table:table-cell table:formula="of:=DEC2HEX(HEX2DEC([.B211])+6 ;3)" office:value-type="string" office:string-value="4EC">
            <text:p>4EC</text:p>
          </table:table-cell>
          <table:table-cell/>
        </table:table-row>
        <table:table-row table:style-name="ro2">
          <table:table-cell table:formula="of:=[.A212]+1" office:value-type="float" office:value="211">
            <text:p>211</text:p>
          </table:table-cell>
          <table:table-cell table:formula="of:=DEC2HEX(HEX2DEC([.B212])+6 ;3)" office:value-type="string" office:string-value="4F2">
            <text:p>4F2</text:p>
          </table:table-cell>
          <table:table-cell/>
        </table:table-row>
        <table:table-row table:style-name="ro2">
          <table:table-cell table:formula="of:=[.A213]+1" office:value-type="float" office:value="212">
            <text:p>212</text:p>
          </table:table-cell>
          <table:table-cell table:formula="of:=DEC2HEX(HEX2DEC([.B213])+6 ;3)" office:value-type="string" office:string-value="4F8">
            <text:p>4F8</text:p>
          </table:table-cell>
          <table:table-cell/>
        </table:table-row>
        <table:table-row table:style-name="ro2">
          <table:table-cell table:formula="of:=[.A214]+1" office:value-type="float" office:value="213">
            <text:p>213</text:p>
          </table:table-cell>
          <table:table-cell table:formula="of:=DEC2HEX(HEX2DEC([.B214])+6 ;3)" office:value-type="string" office:string-value="4FE">
            <text:p>4FE</text:p>
          </table:table-cell>
          <table:table-cell/>
        </table:table-row>
        <table:table-row table:style-name="ro2">
          <table:table-cell table:formula="of:=[.A215]+1" office:value-type="float" office:value="214">
            <text:p>214</text:p>
          </table:table-cell>
          <table:table-cell table:formula="of:=DEC2HEX(HEX2DEC([.B215])+6 ;3)" office:value-type="string" office:string-value="504">
            <text:p>504</text:p>
          </table:table-cell>
          <table:table-cell/>
        </table:table-row>
        <table:table-row table:style-name="ro2">
          <table:table-cell table:formula="of:=[.A216]+1" office:value-type="float" office:value="215">
            <text:p>215</text:p>
          </table:table-cell>
          <table:table-cell table:formula="of:=DEC2HEX(HEX2DEC([.B216])+6 ;3)" office:value-type="string" office:string-value="50A">
            <text:p>50A</text:p>
          </table:table-cell>
          <table:table-cell/>
        </table:table-row>
        <table:table-row table:style-name="ro2">
          <table:table-cell table:formula="of:=[.A217]+1" office:value-type="float" office:value="216">
            <text:p>216</text:p>
          </table:table-cell>
          <table:table-cell table:formula="of:=DEC2HEX(HEX2DEC([.B217])+6 ;3)" office:value-type="string" office:string-value="510">
            <text:p>510</text:p>
          </table:table-cell>
          <table:table-cell/>
        </table:table-row>
        <table:table-row table:style-name="ro2">
          <table:table-cell table:formula="of:=[.A218]+1" office:value-type="float" office:value="217">
            <text:p>217</text:p>
          </table:table-cell>
          <table:table-cell table:formula="of:=DEC2HEX(HEX2DEC([.B218])+6 ;3)" office:value-type="string" office:string-value="516">
            <text:p>516</text:p>
          </table:table-cell>
          <table:table-cell/>
        </table:table-row>
        <table:table-row table:style-name="ro2">
          <table:table-cell table:formula="of:=[.A219]+1" office:value-type="float" office:value="218">
            <text:p>218</text:p>
          </table:table-cell>
          <table:table-cell table:formula="of:=DEC2HEX(HEX2DEC([.B219])+6 ;3)" office:value-type="string" office:string-value="51C">
            <text:p>51C</text:p>
          </table:table-cell>
          <table:table-cell/>
        </table:table-row>
        <table:table-row table:style-name="ro2">
          <table:table-cell table:formula="of:=[.A220]+1" office:value-type="float" office:value="219">
            <text:p>219</text:p>
          </table:table-cell>
          <table:table-cell table:formula="of:=DEC2HEX(HEX2DEC([.B220])+6 ;3)" office:value-type="string" office:string-value="522">
            <text:p>522</text:p>
          </table:table-cell>
          <table:table-cell/>
        </table:table-row>
        <table:table-row table:style-name="ro2">
          <table:table-cell table:formula="of:=[.A221]+1" office:value-type="float" office:value="220">
            <text:p>220</text:p>
          </table:table-cell>
          <table:table-cell table:formula="of:=DEC2HEX(HEX2DEC([.B221])+6 ;3)" office:value-type="string" office:string-value="528">
            <text:p>528</text:p>
          </table:table-cell>
          <table:table-cell/>
        </table:table-row>
        <table:table-row table:style-name="ro2">
          <table:table-cell table:formula="of:=[.A222]+1" office:value-type="float" office:value="221">
            <text:p>221</text:p>
          </table:table-cell>
          <table:table-cell table:formula="of:=DEC2HEX(HEX2DEC([.B222])+6 ;3)" office:value-type="string" office:string-value="52E">
            <text:p>52E</text:p>
          </table:table-cell>
          <table:table-cell/>
        </table:table-row>
        <table:table-row table:style-name="ro2">
          <table:table-cell table:formula="of:=[.A223]+1" office:value-type="float" office:value="222">
            <text:p>222</text:p>
          </table:table-cell>
          <table:table-cell table:formula="of:=DEC2HEX(HEX2DEC([.B223])+6 ;3)" office:value-type="string" office:string-value="534">
            <text:p>534</text:p>
          </table:table-cell>
          <table:table-cell/>
        </table:table-row>
        <table:table-row table:style-name="ro2">
          <table:table-cell table:formula="of:=[.A224]+1" office:value-type="float" office:value="223">
            <text:p>223</text:p>
          </table:table-cell>
          <table:table-cell table:formula="of:=DEC2HEX(HEX2DEC([.B224])+6 ;3)" office:value-type="string" office:string-value="53A">
            <text:p>53A</text:p>
          </table:table-cell>
          <table:table-cell/>
        </table:table-row>
        <table:table-row table:style-name="ro2">
          <table:table-cell table:formula="of:=[.A225]+1" office:value-type="float" office:value="224">
            <text:p>224</text:p>
          </table:table-cell>
          <table:table-cell table:formula="of:=DEC2HEX(HEX2DEC([.B225])+6 ;3)" office:value-type="string" office:string-value="540">
            <text:p>540</text:p>
          </table:table-cell>
          <table:table-cell/>
        </table:table-row>
        <table:table-row table:style-name="ro2">
          <table:table-cell table:formula="of:=[.A226]+1" office:value-type="float" office:value="225">
            <text:p>225</text:p>
          </table:table-cell>
          <table:table-cell table:formula="of:=DEC2HEX(HEX2DEC([.B226])+6 ;3)" office:value-type="string" office:string-value="546">
            <text:p>546</text:p>
          </table:table-cell>
          <table:table-cell/>
        </table:table-row>
        <table:table-row table:style-name="ro2">
          <table:table-cell table:formula="of:=[.A227]+1" office:value-type="float" office:value="226">
            <text:p>226</text:p>
          </table:table-cell>
          <table:table-cell table:formula="of:=DEC2HEX(HEX2DEC([.B227])+6 ;3)" office:value-type="string" office:string-value="54C">
            <text:p>54C</text:p>
          </table:table-cell>
          <table:table-cell/>
        </table:table-row>
        <table:table-row table:style-name="ro2">
          <table:table-cell table:formula="of:=[.A228]+1" office:value-type="float" office:value="227">
            <text:p>227</text:p>
          </table:table-cell>
          <table:table-cell table:formula="of:=DEC2HEX(HEX2DEC([.B228])+6 ;3)" office:value-type="string" office:string-value="552">
            <text:p>552</text:p>
          </table:table-cell>
          <table:table-cell/>
        </table:table-row>
        <table:table-row table:style-name="ro2">
          <table:table-cell table:formula="of:=[.A229]+1" office:value-type="float" office:value="228">
            <text:p>228</text:p>
          </table:table-cell>
          <table:table-cell table:formula="of:=DEC2HEX(HEX2DEC([.B229])+6 ;3)" office:value-type="string" office:string-value="558">
            <text:p>558</text:p>
          </table:table-cell>
          <table:table-cell/>
        </table:table-row>
        <table:table-row table:style-name="ro2">
          <table:table-cell table:formula="of:=[.A230]+1" office:value-type="float" office:value="229">
            <text:p>229</text:p>
          </table:table-cell>
          <table:table-cell table:formula="of:=DEC2HEX(HEX2DEC([.B230])+6 ;3)" office:value-type="string" office:string-value="55E">
            <text:p>55E</text:p>
          </table:table-cell>
          <table:table-cell/>
        </table:table-row>
        <table:table-row table:style-name="ro2">
          <table:table-cell table:formula="of:=[.A231]+1" office:value-type="float" office:value="230">
            <text:p>230</text:p>
          </table:table-cell>
          <table:table-cell table:formula="of:=DEC2HEX(HEX2DEC([.B231])+6 ;3)" office:value-type="string" office:string-value="564">
            <text:p>564</text:p>
          </table:table-cell>
          <table:table-cell/>
        </table:table-row>
        <table:table-row table:style-name="ro2">
          <table:table-cell table:formula="of:=[.A232]+1" office:value-type="float" office:value="231">
            <text:p>231</text:p>
          </table:table-cell>
          <table:table-cell table:formula="of:=DEC2HEX(HEX2DEC([.B232])+6 ;3)" office:value-type="string" office:string-value="56A">
            <text:p>56A</text:p>
          </table:table-cell>
          <table:table-cell/>
        </table:table-row>
        <table:table-row table:style-name="ro2">
          <table:table-cell table:formula="of:=[.A233]+1" office:value-type="float" office:value="232">
            <text:p>232</text:p>
          </table:table-cell>
          <table:table-cell table:formula="of:=DEC2HEX(HEX2DEC([.B233])+6 ;3)" office:value-type="string" office:string-value="570">
            <text:p>570</text:p>
          </table:table-cell>
          <table:table-cell/>
        </table:table-row>
        <table:table-row table:style-name="ro2">
          <table:table-cell table:formula="of:=[.A234]+1" office:value-type="float" office:value="233">
            <text:p>233</text:p>
          </table:table-cell>
          <table:table-cell table:formula="of:=DEC2HEX(HEX2DEC([.B234])+6 ;3)" office:value-type="string" office:string-value="576">
            <text:p>576</text:p>
          </table:table-cell>
          <table:table-cell/>
        </table:table-row>
        <table:table-row table:style-name="ro2">
          <table:table-cell table:formula="of:=[.A235]+1" office:value-type="float" office:value="234">
            <text:p>234</text:p>
          </table:table-cell>
          <table:table-cell table:formula="of:=DEC2HEX(HEX2DEC([.B235])+6 ;3)" office:value-type="string" office:string-value="57C">
            <text:p>57C</text:p>
          </table:table-cell>
          <table:table-cell/>
        </table:table-row>
        <table:table-row table:style-name="ro2">
          <table:table-cell table:formula="of:=[.A236]+1" office:value-type="float" office:value="235">
            <text:p>235</text:p>
          </table:table-cell>
          <table:table-cell table:formula="of:=DEC2HEX(HEX2DEC([.B236])+6 ;3)" office:value-type="string" office:string-value="582">
            <text:p>582</text:p>
          </table:table-cell>
          <table:table-cell/>
        </table:table-row>
        <table:table-row table:style-name="ro2">
          <table:table-cell table:formula="of:=[.A237]+1" office:value-type="float" office:value="236">
            <text:p>236</text:p>
          </table:table-cell>
          <table:table-cell table:formula="of:=DEC2HEX(HEX2DEC([.B237])+6 ;3)" office:value-type="string" office:string-value="588">
            <text:p>588</text:p>
          </table:table-cell>
          <table:table-cell/>
        </table:table-row>
        <table:table-row table:style-name="ro2">
          <table:table-cell table:formula="of:=[.A238]+1" office:value-type="float" office:value="237">
            <text:p>237</text:p>
          </table:table-cell>
          <table:table-cell table:formula="of:=DEC2HEX(HEX2DEC([.B238])+6 ;3)" office:value-type="string" office:string-value="58E">
            <text:p>58E</text:p>
          </table:table-cell>
          <table:table-cell/>
        </table:table-row>
        <table:table-row table:style-name="ro2">
          <table:table-cell table:formula="of:=[.A239]+1" office:value-type="float" office:value="238">
            <text:p>238</text:p>
          </table:table-cell>
          <table:table-cell table:formula="of:=DEC2HEX(HEX2DEC([.B239])+6 ;3)" office:value-type="string" office:string-value="594">
            <text:p>594</text:p>
          </table:table-cell>
          <table:table-cell/>
        </table:table-row>
        <table:table-row table:style-name="ro2">
          <table:table-cell table:formula="of:=[.A240]+1" office:value-type="float" office:value="239">
            <text:p>239</text:p>
          </table:table-cell>
          <table:table-cell table:formula="of:=DEC2HEX(HEX2DEC([.B240])+6 ;3)" office:value-type="string" office:string-value="59A">
            <text:p>59A</text:p>
          </table:table-cell>
          <table:table-cell/>
        </table:table-row>
        <table:table-row table:style-name="ro2">
          <table:table-cell table:formula="of:=[.A241]+1" office:value-type="float" office:value="240">
            <text:p>240</text:p>
          </table:table-cell>
          <table:table-cell table:formula="of:=DEC2HEX(HEX2DEC([.B241])+6 ;3)" office:value-type="string" office:string-value="5A0">
            <text:p>5A0</text:p>
          </table:table-cell>
          <table:table-cell/>
        </table:table-row>
        <table:table-row table:style-name="ro2">
          <table:table-cell table:formula="of:=[.A242]+1" office:value-type="float" office:value="241">
            <text:p>241</text:p>
          </table:table-cell>
          <table:table-cell table:formula="of:=DEC2HEX(HEX2DEC([.B242])+6 ;3)" office:value-type="string" office:string-value="5A6">
            <text:p>5A6</text:p>
          </table:table-cell>
          <table:table-cell/>
        </table:table-row>
        <table:table-row table:style-name="ro2">
          <table:table-cell table:formula="of:=[.A243]+1" office:value-type="float" office:value="242">
            <text:p>242</text:p>
          </table:table-cell>
          <table:table-cell table:formula="of:=DEC2HEX(HEX2DEC([.B243])+6 ;3)" office:value-type="string" office:string-value="5AC">
            <text:p>5AC</text:p>
          </table:table-cell>
          <table:table-cell/>
        </table:table-row>
        <table:table-row table:style-name="ro2">
          <table:table-cell table:formula="of:=[.A244]+1" office:value-type="float" office:value="243">
            <text:p>243</text:p>
          </table:table-cell>
          <table:table-cell table:formula="of:=DEC2HEX(HEX2DEC([.B244])+6 ;3)" office:value-type="string" office:string-value="5B2">
            <text:p>5B2</text:p>
          </table:table-cell>
          <table:table-cell/>
        </table:table-row>
        <table:table-row table:style-name="ro2">
          <table:table-cell table:formula="of:=[.A245]+1" office:value-type="float" office:value="244">
            <text:p>244</text:p>
          </table:table-cell>
          <table:table-cell table:formula="of:=DEC2HEX(HEX2DEC([.B245])+6 ;3)" office:value-type="string" office:string-value="5B8">
            <text:p>5B8</text:p>
          </table:table-cell>
          <table:table-cell/>
        </table:table-row>
        <table:table-row table:style-name="ro2">
          <table:table-cell table:formula="of:=[.A246]+1" office:value-type="float" office:value="245">
            <text:p>245</text:p>
          </table:table-cell>
          <table:table-cell table:formula="of:=DEC2HEX(HEX2DEC([.B246])+6 ;3)" office:value-type="string" office:string-value="5BE">
            <text:p>5BE</text:p>
          </table:table-cell>
          <table:table-cell/>
        </table:table-row>
        <table:table-row table:style-name="ro2">
          <table:table-cell table:formula="of:=[.A247]+1" office:value-type="float" office:value="246">
            <text:p>246</text:p>
          </table:table-cell>
          <table:table-cell table:formula="of:=DEC2HEX(HEX2DEC([.B247])+6 ;3)" office:value-type="string" office:string-value="5C4">
            <text:p>5C4</text:p>
          </table:table-cell>
          <table:table-cell/>
        </table:table-row>
        <table:table-row table:style-name="ro2">
          <table:table-cell table:formula="of:=[.A248]+1" office:value-type="float" office:value="247">
            <text:p>247</text:p>
          </table:table-cell>
          <table:table-cell table:formula="of:=DEC2HEX(HEX2DEC([.B248])+6 ;3)" office:value-type="string" office:string-value="5CA">
            <text:p>5CA</text:p>
          </table:table-cell>
          <table:table-cell/>
        </table:table-row>
        <table:table-row table:style-name="ro2">
          <table:table-cell table:formula="of:=[.A249]+1" office:value-type="float" office:value="248">
            <text:p>248</text:p>
          </table:table-cell>
          <table:table-cell table:formula="of:=DEC2HEX(HEX2DEC([.B249])+6 ;3)" office:value-type="string" office:string-value="5D0">
            <text:p>5D0</text:p>
          </table:table-cell>
          <table:table-cell/>
        </table:table-row>
        <table:table-row table:style-name="ro2">
          <table:table-cell table:formula="of:=[.A250]+1" office:value-type="float" office:value="249">
            <text:p>249</text:p>
          </table:table-cell>
          <table:table-cell table:formula="of:=DEC2HEX(HEX2DEC([.B250])+6 ;3)" office:value-type="string" office:string-value="5D6">
            <text:p>5D6</text:p>
          </table:table-cell>
          <table:table-cell/>
        </table:table-row>
        <table:table-row table:style-name="ro2">
          <table:table-cell table:formula="of:=[.A251]+1" office:value-type="float" office:value="250">
            <text:p>250</text:p>
          </table:table-cell>
          <table:table-cell table:formula="of:=DEC2HEX(HEX2DEC([.B251])+6 ;3)" office:value-type="string" office:string-value="5DC">
            <text:p>5DC</text:p>
          </table:table-cell>
          <table:table-cell/>
        </table:table-row>
        <table:table-row table:style-name="ro2">
          <table:table-cell table:formula="of:=[.A252]+1" office:value-type="float" office:value="251">
            <text:p>251</text:p>
          </table:table-cell>
          <table:table-cell table:formula="of:=DEC2HEX(HEX2DEC([.B252])+6 ;3)" office:value-type="string" office:string-value="5E2">
            <text:p>5E2</text:p>
          </table:table-cell>
          <table:table-cell/>
        </table:table-row>
        <table:table-row table:style-name="ro2">
          <table:table-cell table:formula="of:=[.A253]+1" office:value-type="float" office:value="252">
            <text:p>252</text:p>
          </table:table-cell>
          <table:table-cell table:formula="of:=DEC2HEX(HEX2DEC([.B253])+6 ;3)" office:value-type="string" office:string-value="5E8">
            <text:p>5E8</text:p>
          </table:table-cell>
          <table:table-cell/>
        </table:table-row>
        <table:table-row table:style-name="ro2">
          <table:table-cell table:formula="of:=[.A254]+1" office:value-type="float" office:value="253">
            <text:p>253</text:p>
          </table:table-cell>
          <table:table-cell table:formula="of:=DEC2HEX(HEX2DEC([.B254])+6 ;3)" office:value-type="string" office:string-value="5EE">
            <text:p>5EE</text:p>
          </table:table-cell>
          <table:table-cell/>
        </table:table-row>
        <table:table-row table:style-name="ro2">
          <table:table-cell table:formula="of:=[.A255]+1" office:value-type="float" office:value="254">
            <text:p>254</text:p>
          </table:table-cell>
          <table:table-cell table:formula="of:=DEC2HEX(HEX2DEC([.B255])+6 ;3)" office:value-type="string" office:string-value="5F4">
            <text:p>5F4</text:p>
          </table:table-cell>
          <table:table-cell/>
        </table:table-row>
        <table:table-row table:style-name="ro2">
          <table:table-cell table:formula="of:=[.A256]+1" office:value-type="float" office:value="255">
            <text:p>255</text:p>
          </table:table-cell>
          <table:table-cell table:formula="of:=DEC2HEX(HEX2DEC([.B256])+6 ;3)" office:value-type="string" office:string-value="5FA">
            <text:p>5FA</text:p>
          </table:table-cell>
          <table:table-cell/>
        </table:table-row>
        <table:table-row table:style-name="ro2">
          <table:table-cell table:formula="of:=[.A257]+1" office:value-type="float" office:value="256">
            <text:p>256</text:p>
          </table:table-cell>
          <table:table-cell table:formula="of:=DEC2HEX(HEX2DEC([.B257])+6 ;3)" office:value-type="string" office:string-value="600">
            <text:p>600</text:p>
          </table:table-cell>
          <table:table-cell/>
        </table:table-row>
        <table:table-row table:style-name="ro2">
          <table:table-cell table:formula="of:=[.A258]+1" office:value-type="float" office:value="257">
            <text:p>257</text:p>
          </table:table-cell>
          <table:table-cell table:formula="of:=DEC2HEX(HEX2DEC([.B258])+6 ;3)" office:value-type="string" office:string-value="606">
            <text:p>606</text:p>
          </table:table-cell>
          <table:table-cell/>
        </table:table-row>
        <table:table-row table:style-name="ro2">
          <table:table-cell table:formula="of:=[.A259]+1" office:value-type="float" office:value="258">
            <text:p>258</text:p>
          </table:table-cell>
          <table:table-cell table:formula="of:=DEC2HEX(HEX2DEC([.B259])+6 ;3)" office:value-type="string" office:string-value="60C">
            <text:p>60C</text:p>
          </table:table-cell>
          <table:table-cell/>
        </table:table-row>
        <table:table-row table:style-name="ro2">
          <table:table-cell table:formula="of:=[.A260]+1" office:value-type="float" office:value="259">
            <text:p>259</text:p>
          </table:table-cell>
          <table:table-cell table:formula="of:=DEC2HEX(HEX2DEC([.B260])+6 ;3)" office:value-type="string" office:string-value="612">
            <text:p>612</text:p>
          </table:table-cell>
          <table:table-cell/>
        </table:table-row>
        <table:table-row table:style-name="ro2">
          <table:table-cell table:formula="of:=[.A261]+1" office:value-type="float" office:value="260">
            <text:p>260</text:p>
          </table:table-cell>
          <table:table-cell table:formula="of:=DEC2HEX(HEX2DEC([.B261])+6 ;3)" office:value-type="string" office:string-value="618">
            <text:p>618</text:p>
          </table:table-cell>
          <table:table-cell/>
        </table:table-row>
        <table:table-row table:style-name="ro2">
          <table:table-cell table:formula="of:=[.A262]+1" office:value-type="float" office:value="261">
            <text:p>261</text:p>
          </table:table-cell>
          <table:table-cell table:formula="of:=DEC2HEX(HEX2DEC([.B262])+6 ;3)" office:value-type="string" office:string-value="61E">
            <text:p>61E</text:p>
          </table:table-cell>
          <table:table-cell/>
        </table:table-row>
        <table:table-row table:style-name="ro2">
          <table:table-cell table:formula="of:=[.A263]+1" office:value-type="float" office:value="262">
            <text:p>262</text:p>
          </table:table-cell>
          <table:table-cell table:formula="of:=DEC2HEX(HEX2DEC([.B263])+6 ;3)" office:value-type="string" office:string-value="624">
            <text:p>624</text:p>
          </table:table-cell>
          <table:table-cell/>
        </table:table-row>
        <table:table-row table:style-name="ro2">
          <table:table-cell table:formula="of:=[.A264]+1" office:value-type="float" office:value="263">
            <text:p>263</text:p>
          </table:table-cell>
          <table:table-cell table:formula="of:=DEC2HEX(HEX2DEC([.B264])+6 ;3)" office:value-type="string" office:string-value="62A">
            <text:p>62A</text:p>
          </table:table-cell>
          <table:table-cell/>
        </table:table-row>
        <table:table-row table:style-name="ro2">
          <table:table-cell table:formula="of:=[.A265]+1" office:value-type="float" office:value="264">
            <text:p>264</text:p>
          </table:table-cell>
          <table:table-cell table:formula="of:=DEC2HEX(HEX2DEC([.B265])+6 ;3)" office:value-type="string" office:string-value="630">
            <text:p>630</text:p>
          </table:table-cell>
          <table:table-cell/>
        </table:table-row>
        <table:table-row table:style-name="ro2">
          <table:table-cell table:formula="of:=[.A266]+1" office:value-type="float" office:value="265">
            <text:p>265</text:p>
          </table:table-cell>
          <table:table-cell table:formula="of:=DEC2HEX(HEX2DEC([.B266])+6 ;3)" office:value-type="string" office:string-value="636">
            <text:p>636</text:p>
          </table:table-cell>
          <table:table-cell/>
        </table:table-row>
        <table:table-row table:style-name="ro2">
          <table:table-cell table:formula="of:=[.A267]+1" office:value-type="float" office:value="266">
            <text:p>266</text:p>
          </table:table-cell>
          <table:table-cell table:formula="of:=DEC2HEX(HEX2DEC([.B267])+6 ;3)" office:value-type="string" office:string-value="63C">
            <text:p>63C</text:p>
          </table:table-cell>
          <table:table-cell/>
        </table:table-row>
        <table:table-row table:style-name="ro2">
          <table:table-cell table:formula="of:=[.A268]+1" office:value-type="float" office:value="267">
            <text:p>267</text:p>
          </table:table-cell>
          <table:table-cell table:formula="of:=DEC2HEX(HEX2DEC([.B268])+6 ;3)" office:value-type="string" office:string-value="642">
            <text:p>642</text:p>
          </table:table-cell>
          <table:table-cell/>
        </table:table-row>
        <table:table-row table:style-name="ro2">
          <table:table-cell table:formula="of:=[.A269]+1" office:value-type="float" office:value="268">
            <text:p>268</text:p>
          </table:table-cell>
          <table:table-cell table:formula="of:=DEC2HEX(HEX2DEC([.B269])+6 ;3)" office:value-type="string" office:string-value="648">
            <text:p>648</text:p>
          </table:table-cell>
          <table:table-cell/>
        </table:table-row>
        <table:table-row table:style-name="ro2">
          <table:table-cell table:formula="of:=[.A270]+1" office:value-type="float" office:value="269">
            <text:p>269</text:p>
          </table:table-cell>
          <table:table-cell table:formula="of:=DEC2HEX(HEX2DEC([.B270])+6 ;3)" office:value-type="string" office:string-value="64E">
            <text:p>64E</text:p>
          </table:table-cell>
          <table:table-cell/>
        </table:table-row>
        <table:table-row table:style-name="ro2">
          <table:table-cell table:formula="of:=[.A271]+1" office:value-type="float" office:value="270">
            <text:p>270</text:p>
          </table:table-cell>
          <table:table-cell table:formula="of:=DEC2HEX(HEX2DEC([.B271])+6 ;3)" office:value-type="string" office:string-value="654">
            <text:p>654</text:p>
          </table:table-cell>
          <table:table-cell/>
        </table:table-row>
        <table:table-row table:style-name="ro2">
          <table:table-cell table:formula="of:=[.A272]+1" office:value-type="float" office:value="271">
            <text:p>271</text:p>
          </table:table-cell>
          <table:table-cell table:formula="of:=DEC2HEX(HEX2DEC([.B272])+6 ;3)" office:value-type="string" office:string-value="65A">
            <text:p>65A</text:p>
          </table:table-cell>
          <table:table-cell/>
        </table:table-row>
        <table:table-row table:style-name="ro2">
          <table:table-cell table:formula="of:=[.A273]+1" office:value-type="float" office:value="272">
            <text:p>272</text:p>
          </table:table-cell>
          <table:table-cell table:formula="of:=DEC2HEX(HEX2DEC([.B273])+6 ;3)" office:value-type="string" office:string-value="660">
            <text:p>660</text:p>
          </table:table-cell>
          <table:table-cell/>
        </table:table-row>
        <table:table-row table:style-name="ro2">
          <table:table-cell table:formula="of:=[.A274]+1" office:value-type="float" office:value="273">
            <text:p>273</text:p>
          </table:table-cell>
          <table:table-cell table:formula="of:=DEC2HEX(HEX2DEC([.B274])+6 ;3)" office:value-type="string" office:string-value="666">
            <text:p>666</text:p>
          </table:table-cell>
          <table:table-cell/>
        </table:table-row>
        <table:table-row table:style-name="ro2">
          <table:table-cell table:formula="of:=[.A275]+1" office:value-type="float" office:value="274">
            <text:p>274</text:p>
          </table:table-cell>
          <table:table-cell table:formula="of:=DEC2HEX(HEX2DEC([.B275])+6 ;3)" office:value-type="string" office:string-value="66C">
            <text:p>66C</text:p>
          </table:table-cell>
          <table:table-cell/>
        </table:table-row>
        <table:table-row table:style-name="ro2">
          <table:table-cell table:formula="of:=[.A276]+1" office:value-type="float" office:value="275">
            <text:p>275</text:p>
          </table:table-cell>
          <table:table-cell table:formula="of:=DEC2HEX(HEX2DEC([.B276])+6 ;3)" office:value-type="string" office:string-value="672">
            <text:p>672</text:p>
          </table:table-cell>
          <table:table-cell/>
        </table:table-row>
        <table:table-row table:style-name="ro2">
          <table:table-cell table:formula="of:=[.A277]+1" office:value-type="float" office:value="276">
            <text:p>276</text:p>
          </table:table-cell>
          <table:table-cell table:formula="of:=DEC2HEX(HEX2DEC([.B277])+6 ;3)" office:value-type="string" office:string-value="678">
            <text:p>678</text:p>
          </table:table-cell>
          <table:table-cell/>
        </table:table-row>
        <table:table-row table:style-name="ro2">
          <table:table-cell table:formula="of:=[.A278]+1" office:value-type="float" office:value="277">
            <text:p>277</text:p>
          </table:table-cell>
          <table:table-cell table:formula="of:=DEC2HEX(HEX2DEC([.B278])+6 ;3)" office:value-type="string" office:string-value="67E">
            <text:p>67E</text:p>
          </table:table-cell>
          <table:table-cell/>
        </table:table-row>
        <table:table-row table:style-name="ro2">
          <table:table-cell table:formula="of:=[.A279]+1" office:value-type="float" office:value="278">
            <text:p>278</text:p>
          </table:table-cell>
          <table:table-cell table:formula="of:=DEC2HEX(HEX2DEC([.B279])+6 ;3)" office:value-type="string" office:string-value="684">
            <text:p>684</text:p>
          </table:table-cell>
          <table:table-cell/>
        </table:table-row>
        <table:table-row table:style-name="ro2">
          <table:table-cell table:formula="of:=[.A280]+1" office:value-type="float" office:value="279">
            <text:p>279</text:p>
          </table:table-cell>
          <table:table-cell table:formula="of:=DEC2HEX(HEX2DEC([.B280])+6 ;3)" office:value-type="string" office:string-value="68A">
            <text:p>68A</text:p>
          </table:table-cell>
          <table:table-cell/>
        </table:table-row>
        <table:table-row table:style-name="ro2">
          <table:table-cell table:formula="of:=[.A281]+1" office:value-type="float" office:value="280">
            <text:p>280</text:p>
          </table:table-cell>
          <table:table-cell table:formula="of:=DEC2HEX(HEX2DEC([.B281])+6 ;3)" office:value-type="string" office:string-value="690">
            <text:p>690</text:p>
          </table:table-cell>
          <table:table-cell/>
        </table:table-row>
        <table:table-row table:style-name="ro2">
          <table:table-cell table:formula="of:=[.A282]+1" office:value-type="float" office:value="281">
            <text:p>281</text:p>
          </table:table-cell>
          <table:table-cell table:formula="of:=DEC2HEX(HEX2DEC([.B282])+6 ;3)" office:value-type="string" office:string-value="696">
            <text:p>696</text:p>
          </table:table-cell>
          <table:table-cell/>
        </table:table-row>
        <table:table-row table:style-name="ro2">
          <table:table-cell table:formula="of:=[.A283]+1" office:value-type="float" office:value="282">
            <text:p>282</text:p>
          </table:table-cell>
          <table:table-cell table:formula="of:=DEC2HEX(HEX2DEC([.B283])+6 ;3)" office:value-type="string" office:string-value="69C">
            <text:p>69C</text:p>
          </table:table-cell>
          <table:table-cell/>
        </table:table-row>
        <table:table-row table:style-name="ro2">
          <table:table-cell table:formula="of:=[.A284]+1" office:value-type="float" office:value="283">
            <text:p>283</text:p>
          </table:table-cell>
          <table:table-cell table:formula="of:=DEC2HEX(HEX2DEC([.B284])+6 ;3)" office:value-type="string" office:string-value="6A2">
            <text:p>6A2</text:p>
          </table:table-cell>
          <table:table-cell/>
        </table:table-row>
        <table:table-row table:style-name="ro2">
          <table:table-cell table:formula="of:=[.A285]+1" office:value-type="float" office:value="284">
            <text:p>284</text:p>
          </table:table-cell>
          <table:table-cell table:formula="of:=DEC2HEX(HEX2DEC([.B285])+6 ;3)" office:value-type="string" office:string-value="6A8">
            <text:p>6A8</text:p>
          </table:table-cell>
          <table:table-cell/>
        </table:table-row>
        <table:table-row table:style-name="ro2">
          <table:table-cell table:formula="of:=[.A286]+1" office:value-type="float" office:value="285">
            <text:p>285</text:p>
          </table:table-cell>
          <table:table-cell table:formula="of:=DEC2HEX(HEX2DEC([.B286])+6 ;3)" office:value-type="string" office:string-value="6AE">
            <text:p>6AE</text:p>
          </table:table-cell>
          <table:table-cell/>
        </table:table-row>
        <table:table-row table:style-name="ro2">
          <table:table-cell table:formula="of:=[.A287]+1" office:value-type="float" office:value="286">
            <text:p>286</text:p>
          </table:table-cell>
          <table:table-cell table:formula="of:=DEC2HEX(HEX2DEC([.B287])+6 ;3)" office:value-type="string" office:string-value="6B4">
            <text:p>6B4</text:p>
          </table:table-cell>
          <table:table-cell/>
        </table:table-row>
        <table:table-row table:style-name="ro2">
          <table:table-cell table:formula="of:=[.A288]+1" office:value-type="float" office:value="287">
            <text:p>287</text:p>
          </table:table-cell>
          <table:table-cell table:formula="of:=DEC2HEX(HEX2DEC([.B288])+6 ;3)" office:value-type="string" office:string-value="6BA">
            <text:p>6BA</text:p>
          </table:table-cell>
          <table:table-cell/>
        </table:table-row>
        <table:table-row table:style-name="ro2">
          <table:table-cell table:formula="of:=[.A289]+1" office:value-type="float" office:value="288">
            <text:p>288</text:p>
          </table:table-cell>
          <table:table-cell table:formula="of:=DEC2HEX(HEX2DEC([.B289])+6 ;3)" office:value-type="string" office:string-value="6C0">
            <text:p>6C0</text:p>
          </table:table-cell>
          <table:table-cell/>
        </table:table-row>
        <table:table-row table:style-name="ro2">
          <table:table-cell table:formula="of:=[.A290]+1" office:value-type="float" office:value="289">
            <text:p>289</text:p>
          </table:table-cell>
          <table:table-cell table:formula="of:=DEC2HEX(HEX2DEC([.B290])+6 ;3)" office:value-type="string" office:string-value="6C6">
            <text:p>6C6</text:p>
          </table:table-cell>
          <table:table-cell/>
        </table:table-row>
        <table:table-row table:style-name="ro2">
          <table:table-cell table:formula="of:=[.A291]+1" office:value-type="float" office:value="290">
            <text:p>290</text:p>
          </table:table-cell>
          <table:table-cell table:formula="of:=DEC2HEX(HEX2DEC([.B291])+6 ;3)" office:value-type="string" office:string-value="6CC">
            <text:p>6CC</text:p>
          </table:table-cell>
          <table:table-cell/>
        </table:table-row>
        <table:table-row table:style-name="ro2">
          <table:table-cell table:formula="of:=[.A292]+1" office:value-type="float" office:value="291">
            <text:p>291</text:p>
          </table:table-cell>
          <table:table-cell table:formula="of:=DEC2HEX(HEX2DEC([.B292])+6 ;3)" office:value-type="string" office:string-value="6D2">
            <text:p>6D2</text:p>
          </table:table-cell>
          <table:table-cell/>
        </table:table-row>
        <table:table-row table:style-name="ro2">
          <table:table-cell table:formula="of:=[.A293]+1" office:value-type="float" office:value="292">
            <text:p>292</text:p>
          </table:table-cell>
          <table:table-cell table:formula="of:=DEC2HEX(HEX2DEC([.B293])+6 ;3)" office:value-type="string" office:string-value="6D8">
            <text:p>6D8</text:p>
          </table:table-cell>
          <table:table-cell/>
        </table:table-row>
        <table:table-row table:style-name="ro2">
          <table:table-cell table:formula="of:=[.A294]+1" office:value-type="float" office:value="293">
            <text:p>293</text:p>
          </table:table-cell>
          <table:table-cell table:formula="of:=DEC2HEX(HEX2DEC([.B294])+6 ;3)" office:value-type="string" office:string-value="6DE">
            <text:p>6DE</text:p>
          </table:table-cell>
          <table:table-cell/>
        </table:table-row>
        <table:table-row table:style-name="ro2">
          <table:table-cell table:formula="of:=[.A295]+1" office:value-type="float" office:value="294">
            <text:p>294</text:p>
          </table:table-cell>
          <table:table-cell table:formula="of:=DEC2HEX(HEX2DEC([.B295])+6 ;3)" office:value-type="string" office:string-value="6E4">
            <text:p>6E4</text:p>
          </table:table-cell>
          <table:table-cell/>
        </table:table-row>
        <table:table-row table:style-name="ro2">
          <table:table-cell table:formula="of:=[.A296]+1" office:value-type="float" office:value="295">
            <text:p>295</text:p>
          </table:table-cell>
          <table:table-cell table:formula="of:=DEC2HEX(HEX2DEC([.B296])+6 ;3)" office:value-type="string" office:string-value="6EA">
            <text:p>6EA</text:p>
          </table:table-cell>
          <table:table-cell/>
        </table:table-row>
        <table:table-row table:style-name="ro2">
          <table:table-cell table:formula="of:=[.A297]+1" office:value-type="float" office:value="296">
            <text:p>296</text:p>
          </table:table-cell>
          <table:table-cell table:formula="of:=DEC2HEX(HEX2DEC([.B297])+6 ;3)" office:value-type="string" office:string-value="6F0">
            <text:p>6F0</text:p>
          </table:table-cell>
          <table:table-cell/>
        </table:table-row>
        <table:table-row table:style-name="ro2">
          <table:table-cell table:formula="of:=[.A298]+1" office:value-type="float" office:value="297">
            <text:p>297</text:p>
          </table:table-cell>
          <table:table-cell table:formula="of:=DEC2HEX(HEX2DEC([.B298])+6 ;3)" office:value-type="string" office:string-value="6F6">
            <text:p>6F6</text:p>
          </table:table-cell>
          <table:table-cell/>
        </table:table-row>
        <table:table-row table:style-name="ro2">
          <table:table-cell table:formula="of:=[.A299]+1" office:value-type="float" office:value="298">
            <text:p>298</text:p>
          </table:table-cell>
          <table:table-cell table:formula="of:=DEC2HEX(HEX2DEC([.B299])+6 ;3)" office:value-type="string" office:string-value="6FC">
            <text:p>6FC</text:p>
          </table:table-cell>
          <table:table-cell/>
        </table:table-row>
        <table:table-row table:style-name="ro2">
          <table:table-cell table:formula="of:=[.A300]+1" office:value-type="float" office:value="299">
            <text:p>299</text:p>
          </table:table-cell>
          <table:table-cell table:formula="of:=DEC2HEX(HEX2DEC([.B300])+6 ;3)" office:value-type="string" office:string-value="702">
            <text:p>702</text:p>
          </table:table-cell>
          <table:table-cell/>
        </table:table-row>
        <table:table-row table:style-name="ro2">
          <table:table-cell table:formula="of:=[.A301]+1" office:value-type="float" office:value="300">
            <text:p>300</text:p>
          </table:table-cell>
          <table:table-cell table:formula="of:=DEC2HEX(HEX2DEC([.B301])+6 ;3)" office:value-type="string" office:string-value="708">
            <text:p>708</text:p>
          </table:table-cell>
          <table:table-cell/>
        </table:table-row>
        <table:table-row table:style-name="ro2">
          <table:table-cell table:formula="of:=[.A302]+1" office:value-type="float" office:value="301">
            <text:p>301</text:p>
          </table:table-cell>
          <table:table-cell table:formula="of:=DEC2HEX(HEX2DEC([.B302])+6 ;3)" office:value-type="string" office:string-value="70E">
            <text:p>70E</text:p>
          </table:table-cell>
          <table:table-cell/>
        </table:table-row>
        <table:table-row table:style-name="ro2">
          <table:table-cell table:formula="of:=[.A303]+1" office:value-type="float" office:value="302">
            <text:p>302</text:p>
          </table:table-cell>
          <table:table-cell table:formula="of:=DEC2HEX(HEX2DEC([.B303])+6 ;3)" office:value-type="string" office:string-value="714">
            <text:p>714</text:p>
          </table:table-cell>
          <table:table-cell/>
        </table:table-row>
        <table:table-row table:style-name="ro2">
          <table:table-cell table:formula="of:=[.A304]+1" office:value-type="float" office:value="303">
            <text:p>303</text:p>
          </table:table-cell>
          <table:table-cell table:formula="of:=DEC2HEX(HEX2DEC([.B304])+6 ;3)" office:value-type="string" office:string-value="71A">
            <text:p>71A</text:p>
          </table:table-cell>
          <table:table-cell/>
        </table:table-row>
        <table:table-row table:style-name="ro2">
          <table:table-cell table:formula="of:=[.A305]+1" office:value-type="float" office:value="304">
            <text:p>304</text:p>
          </table:table-cell>
          <table:table-cell table:formula="of:=DEC2HEX(HEX2DEC([.B305])+6 ;3)" office:value-type="string" office:string-value="720">
            <text:p>720</text:p>
          </table:table-cell>
          <table:table-cell/>
        </table:table-row>
        <table:table-row table:style-name="ro2">
          <table:table-cell table:formula="of:=[.A306]+1" office:value-type="float" office:value="305">
            <text:p>305</text:p>
          </table:table-cell>
          <table:table-cell table:formula="of:=DEC2HEX(HEX2DEC([.B306])+6 ;3)" office:value-type="string" office:string-value="726">
            <text:p>726</text:p>
          </table:table-cell>
          <table:table-cell/>
        </table:table-row>
        <table:table-row table:style-name="ro2">
          <table:table-cell table:formula="of:=[.A307]+1" office:value-type="float" office:value="306">
            <text:p>306</text:p>
          </table:table-cell>
          <table:table-cell table:formula="of:=DEC2HEX(HEX2DEC([.B307])+6 ;3)" office:value-type="string" office:string-value="72C">
            <text:p>72C</text:p>
          </table:table-cell>
          <table:table-cell/>
        </table:table-row>
        <table:table-row table:style-name="ro2">
          <table:table-cell table:formula="of:=[.A308]+1" office:value-type="float" office:value="307">
            <text:p>307</text:p>
          </table:table-cell>
          <table:table-cell table:formula="of:=DEC2HEX(HEX2DEC([.B308])+6 ;3)" office:value-type="string" office:string-value="732">
            <text:p>732</text:p>
          </table:table-cell>
          <table:table-cell/>
        </table:table-row>
        <table:table-row table:style-name="ro2">
          <table:table-cell table:formula="of:=[.A309]+1" office:value-type="float" office:value="308">
            <text:p>308</text:p>
          </table:table-cell>
          <table:table-cell table:formula="of:=DEC2HEX(HEX2DEC([.B309])+6 ;3)" office:value-type="string" office:string-value="738">
            <text:p>738</text:p>
          </table:table-cell>
          <table:table-cell/>
        </table:table-row>
        <table:table-row table:style-name="ro2">
          <table:table-cell table:formula="of:=[.A310]+1" office:value-type="float" office:value="309">
            <text:p>309</text:p>
          </table:table-cell>
          <table:table-cell table:formula="of:=DEC2HEX(HEX2DEC([.B310])+6 ;3)" office:value-type="string" office:string-value="73E">
            <text:p>73E</text:p>
          </table:table-cell>
          <table:table-cell/>
        </table:table-row>
        <table:table-row table:style-name="ro2">
          <table:table-cell table:formula="of:=[.A311]+1" office:value-type="float" office:value="310">
            <text:p>310</text:p>
          </table:table-cell>
          <table:table-cell table:formula="of:=DEC2HEX(HEX2DEC([.B311])+6 ;3)" office:value-type="string" office:string-value="744">
            <text:p>744</text:p>
          </table:table-cell>
          <table:table-cell/>
        </table:table-row>
        <table:table-row table:style-name="ro2">
          <table:table-cell table:formula="of:=[.A312]+1" office:value-type="float" office:value="311">
            <text:p>311</text:p>
          </table:table-cell>
          <table:table-cell table:formula="of:=DEC2HEX(HEX2DEC([.B312])+6 ;3)" office:value-type="string" office:string-value="74A">
            <text:p>74A</text:p>
          </table:table-cell>
          <table:table-cell/>
        </table:table-row>
        <table:table-row table:style-name="ro2">
          <table:table-cell table:formula="of:=[.A313]+1" office:value-type="float" office:value="312">
            <text:p>312</text:p>
          </table:table-cell>
          <table:table-cell table:formula="of:=DEC2HEX(HEX2DEC([.B313])+6 ;3)" office:value-type="string" office:string-value="750">
            <text:p>750</text:p>
          </table:table-cell>
          <table:table-cell/>
        </table:table-row>
        <table:table-row table:style-name="ro2">
          <table:table-cell table:formula="of:=[.A314]+1" office:value-type="float" office:value="313">
            <text:p>313</text:p>
          </table:table-cell>
          <table:table-cell table:formula="of:=DEC2HEX(HEX2DEC([.B314])+6 ;3)" office:value-type="string" office:string-value="756">
            <text:p>756</text:p>
          </table:table-cell>
          <table:table-cell/>
        </table:table-row>
        <table:table-row table:style-name="ro2">
          <table:table-cell table:formula="of:=[.A315]+1" office:value-type="float" office:value="314">
            <text:p>314</text:p>
          </table:table-cell>
          <table:table-cell table:formula="of:=DEC2HEX(HEX2DEC([.B315])+6 ;3)" office:value-type="string" office:string-value="75C">
            <text:p>75C</text:p>
          </table:table-cell>
          <table:table-cell/>
        </table:table-row>
        <table:table-row table:style-name="ro2">
          <table:table-cell table:formula="of:=[.A316]+1" office:value-type="float" office:value="315">
            <text:p>315</text:p>
          </table:table-cell>
          <table:table-cell table:formula="of:=DEC2HEX(HEX2DEC([.B316])+6 ;3)" office:value-type="string" office:string-value="762">
            <text:p>762</text:p>
          </table:table-cell>
          <table:table-cell/>
        </table:table-row>
        <table:table-row table:style-name="ro2">
          <table:table-cell table:formula="of:=[.A317]+1" office:value-type="float" office:value="316">
            <text:p>316</text:p>
          </table:table-cell>
          <table:table-cell table:formula="of:=DEC2HEX(HEX2DEC([.B317])+6 ;3)" office:value-type="string" office:string-value="768">
            <text:p>768</text:p>
          </table:table-cell>
          <table:table-cell/>
        </table:table-row>
        <table:table-row table:style-name="ro2">
          <table:table-cell table:formula="of:=[.A318]+1" office:value-type="float" office:value="317">
            <text:p>317</text:p>
          </table:table-cell>
          <table:table-cell table:formula="of:=DEC2HEX(HEX2DEC([.B318])+6 ;3)" office:value-type="string" office:string-value="76E">
            <text:p>76E</text:p>
          </table:table-cell>
          <table:table-cell/>
        </table:table-row>
        <table:table-row table:style-name="ro2">
          <table:table-cell table:formula="of:=[.A319]+1" office:value-type="float" office:value="318">
            <text:p>318</text:p>
          </table:table-cell>
          <table:table-cell table:formula="of:=DEC2HEX(HEX2DEC([.B319])+6 ;3)" office:value-type="string" office:string-value="774">
            <text:p>774</text:p>
          </table:table-cell>
          <table:table-cell/>
        </table:table-row>
        <table:table-row table:style-name="ro2">
          <table:table-cell table:formula="of:=[.A320]+1" office:value-type="float" office:value="319">
            <text:p>319</text:p>
          </table:table-cell>
          <table:table-cell table:formula="of:=DEC2HEX(HEX2DEC([.B320])+6 ;3)" office:value-type="string" office:string-value="77A">
            <text:p>77A</text:p>
          </table:table-cell>
          <table:table-cell/>
        </table:table-row>
        <table:table-row table:style-name="ro2">
          <table:table-cell table:formula="of:=[.A321]+1" office:value-type="float" office:value="320">
            <text:p>320</text:p>
          </table:table-cell>
          <table:table-cell table:formula="of:=DEC2HEX(HEX2DEC([.B321])+6 ;3)" office:value-type="string" office:string-value="780">
            <text:p>780</text:p>
          </table:table-cell>
          <table:table-cell/>
        </table:table-row>
        <table:table-row table:style-name="ro2">
          <table:table-cell table:formula="of:=[.A322]+1" office:value-type="float" office:value="321">
            <text:p>321</text:p>
          </table:table-cell>
          <table:table-cell table:formula="of:=DEC2HEX(HEX2DEC([.B322])+6 ;3)" office:value-type="string" office:string-value="786">
            <text:p>786</text:p>
          </table:table-cell>
          <table:table-cell/>
        </table:table-row>
        <table:table-row table:style-name="ro2">
          <table:table-cell table:formula="of:=[.A323]+1" office:value-type="float" office:value="322">
            <text:p>322</text:p>
          </table:table-cell>
          <table:table-cell table:formula="of:=DEC2HEX(HEX2DEC([.B323])+6 ;3)" office:value-type="string" office:string-value="78C">
            <text:p>78C</text:p>
          </table:table-cell>
          <table:table-cell/>
        </table:table-row>
        <table:table-row table:style-name="ro2">
          <table:table-cell table:formula="of:=[.A324]+1" office:value-type="float" office:value="323">
            <text:p>323</text:p>
          </table:table-cell>
          <table:table-cell table:formula="of:=DEC2HEX(HEX2DEC([.B324])+6 ;3)" office:value-type="string" office:string-value="792">
            <text:p>792</text:p>
          </table:table-cell>
          <table:table-cell/>
        </table:table-row>
        <table:table-row table:style-name="ro2">
          <table:table-cell table:formula="of:=[.A325]+1" office:value-type="float" office:value="324">
            <text:p>324</text:p>
          </table:table-cell>
          <table:table-cell table:formula="of:=DEC2HEX(HEX2DEC([.B325])+6 ;3)" office:value-type="string" office:string-value="798">
            <text:p>798</text:p>
          </table:table-cell>
          <table:table-cell/>
        </table:table-row>
        <table:table-row table:style-name="ro2">
          <table:table-cell table:formula="of:=[.A326]+1" office:value-type="float" office:value="325">
            <text:p>325</text:p>
          </table:table-cell>
          <table:table-cell table:formula="of:=DEC2HEX(HEX2DEC([.B326])+6 ;3)" office:value-type="string" office:string-value="79E">
            <text:p>79E</text:p>
          </table:table-cell>
          <table:table-cell/>
        </table:table-row>
        <table:table-row table:style-name="ro2">
          <table:table-cell table:formula="of:=[.A327]+1" office:value-type="float" office:value="326">
            <text:p>326</text:p>
          </table:table-cell>
          <table:table-cell table:formula="of:=DEC2HEX(HEX2DEC([.B327])+6 ;3)" office:value-type="string" office:string-value="7A4">
            <text:p>7A4</text:p>
          </table:table-cell>
          <table:table-cell/>
        </table:table-row>
        <table:table-row table:style-name="ro2">
          <table:table-cell table:formula="of:=[.A328]+1" office:value-type="float" office:value="327">
            <text:p>327</text:p>
          </table:table-cell>
          <table:table-cell table:formula="of:=DEC2HEX(HEX2DEC([.B328])+6 ;3)" office:value-type="string" office:string-value="7AA">
            <text:p>7AA</text:p>
          </table:table-cell>
          <table:table-cell/>
        </table:table-row>
        <table:table-row table:style-name="ro2">
          <table:table-cell table:formula="of:=[.A329]+1" office:value-type="float" office:value="328">
            <text:p>328</text:p>
          </table:table-cell>
          <table:table-cell table:formula="of:=DEC2HEX(HEX2DEC([.B329])+6 ;3)" office:value-type="string" office:string-value="7B0">
            <text:p>7B0</text:p>
          </table:table-cell>
          <table:table-cell/>
        </table:table-row>
        <table:table-row table:style-name="ro2">
          <table:table-cell table:formula="of:=[.A330]+1" office:value-type="float" office:value="329">
            <text:p>329</text:p>
          </table:table-cell>
          <table:table-cell table:formula="of:=DEC2HEX(HEX2DEC([.B330])+6 ;3)" office:value-type="string" office:string-value="7B6">
            <text:p>7B6</text:p>
          </table:table-cell>
          <table:table-cell/>
        </table:table-row>
        <table:table-row table:style-name="ro2">
          <table:table-cell table:formula="of:=[.A331]+1" office:value-type="float" office:value="330">
            <text:p>330</text:p>
          </table:table-cell>
          <table:table-cell table:formula="of:=DEC2HEX(HEX2DEC([.B331])+6 ;3)" office:value-type="string" office:string-value="7BC">
            <text:p>7BC</text:p>
          </table:table-cell>
          <table:table-cell/>
        </table:table-row>
        <table:table-row table:style-name="ro2">
          <table:table-cell table:formula="of:=[.A332]+1" office:value-type="float" office:value="331">
            <text:p>331</text:p>
          </table:table-cell>
          <table:table-cell table:formula="of:=DEC2HEX(HEX2DEC([.B332])+6 ;3)" office:value-type="string" office:string-value="7C2">
            <text:p>7C2</text:p>
          </table:table-cell>
          <table:table-cell/>
        </table:table-row>
        <table:table-row table:style-name="ro2">
          <table:table-cell table:formula="of:=[.A333]+1" office:value-type="float" office:value="332">
            <text:p>332</text:p>
          </table:table-cell>
          <table:table-cell table:formula="of:=DEC2HEX(HEX2DEC([.B333])+6 ;3)" office:value-type="string" office:string-value="7C8">
            <text:p>7C8</text:p>
          </table:table-cell>
          <table:table-cell/>
        </table:table-row>
        <table:table-row table:style-name="ro2">
          <table:table-cell table:formula="of:=[.A334]+1" office:value-type="float" office:value="333">
            <text:p>333</text:p>
          </table:table-cell>
          <table:table-cell table:formula="of:=DEC2HEX(HEX2DEC([.B334])+6 ;3)" office:value-type="string" office:string-value="7CE">
            <text:p>7CE</text:p>
          </table:table-cell>
          <table:table-cell/>
        </table:table-row>
        <table:table-row table:style-name="ro2">
          <table:table-cell table:formula="of:=[.A335]+1" office:value-type="float" office:value="334">
            <text:p>334</text:p>
          </table:table-cell>
          <table:table-cell table:formula="of:=DEC2HEX(HEX2DEC([.B335])+6 ;3)" office:value-type="string" office:string-value="7D4">
            <text:p>7D4</text:p>
          </table:table-cell>
          <table:table-cell/>
        </table:table-row>
        <table:table-row table:style-name="ro2">
          <table:table-cell table:formula="of:=[.A336]+1" office:value-type="float" office:value="335">
            <text:p>335</text:p>
          </table:table-cell>
          <table:table-cell table:formula="of:=DEC2HEX(HEX2DEC([.B336])+6 ;3)" office:value-type="string" office:string-value="7DA">
            <text:p>7DA</text:p>
          </table:table-cell>
          <table:table-cell/>
        </table:table-row>
        <table:table-row table:style-name="ro2">
          <table:table-cell table:formula="of:=[.A337]+1" office:value-type="float" office:value="336">
            <text:p>336</text:p>
          </table:table-cell>
          <table:table-cell table:formula="of:=DEC2HEX(HEX2DEC([.B337])+6 ;3)" office:value-type="string" office:string-value="7E0">
            <text:p>7E0</text:p>
          </table:table-cell>
          <table:table-cell/>
        </table:table-row>
        <table:table-row table:style-name="ro2">
          <table:table-cell table:formula="of:=[.A338]+1" office:value-type="float" office:value="337">
            <text:p>337</text:p>
          </table:table-cell>
          <table:table-cell table:formula="of:=DEC2HEX(HEX2DEC([.B338])+6 ;3)" office:value-type="string" office:string-value="7E6">
            <text:p>7E6</text:p>
          </table:table-cell>
          <table:table-cell/>
        </table:table-row>
        <table:table-row table:style-name="ro2">
          <table:table-cell table:formula="of:=[.A339]+1" office:value-type="float" office:value="338">
            <text:p>338</text:p>
          </table:table-cell>
          <table:table-cell table:formula="of:=DEC2HEX(HEX2DEC([.B339])+6 ;3)" office:value-type="string" office:string-value="7EC">
            <text:p>7EC</text:p>
          </table:table-cell>
          <table:table-cell/>
        </table:table-row>
        <table:table-row table:style-name="ro2">
          <table:table-cell table:formula="of:=[.A340]+1" office:value-type="float" office:value="339">
            <text:p>339</text:p>
          </table:table-cell>
          <table:table-cell table:formula="of:=DEC2HEX(HEX2DEC([.B340])+6 ;3)" office:value-type="string" office:string-value="7F2">
            <text:p>7F2</text:p>
          </table:table-cell>
          <table:table-cell/>
        </table:table-row>
        <table:table-row table:style-name="ro2">
          <table:table-cell table:formula="of:=[.A341]+1" office:value-type="float" office:value="340">
            <text:p>340</text:p>
          </table:table-cell>
          <table:table-cell table:formula="of:=DEC2HEX(HEX2DEC([.B341])+6 ;3)" office:value-type="string" office:string-value="7F8">
            <text:p>7F8</text:p>
          </table:table-cell>
          <table:table-cell/>
        </table:table-row>
        <table:table-row table:style-name="ro2">
          <table:table-cell table:formula="of:=[.A342]+1" office:value-type="float" office:value="341">
            <text:p>341</text:p>
          </table:table-cell>
          <table:table-cell table:formula="of:=DEC2HEX(HEX2DEC([.B342])+6 ;3)" office:value-type="string" office:string-value="7FE">
            <text:p>7FE</text:p>
          </table:table-cell>
          <table:table-cell/>
        </table:table-row>
        <table:table-row table:style-name="ro2">
          <table:table-cell table:formula="of:=[.A343]+1" office:value-type="float" office:value="342">
            <text:p>342</text:p>
          </table:table-cell>
          <table:table-cell table:formula="of:=DEC2HEX(HEX2DEC([.B343])+6 ;3)" office:value-type="string" office:string-value="804">
            <text:p>804</text:p>
          </table:table-cell>
          <table:table-cell/>
        </table:table-row>
        <table:table-row table:style-name="ro2">
          <table:table-cell table:formula="of:=[.A344]+1" office:value-type="float" office:value="343">
            <text:p>343</text:p>
          </table:table-cell>
          <table:table-cell table:formula="of:=DEC2HEX(HEX2DEC([.B344])+6 ;3)" office:value-type="string" office:string-value="80A">
            <text:p>80A</text:p>
          </table:table-cell>
          <table:table-cell/>
        </table:table-row>
        <table:table-row table:style-name="ro2">
          <table:table-cell table:formula="of:=[.A345]+1" office:value-type="float" office:value="344">
            <text:p>344</text:p>
          </table:table-cell>
          <table:table-cell table:formula="of:=DEC2HEX(HEX2DEC([.B345])+6 ;3)" office:value-type="string" office:string-value="810">
            <text:p>810</text:p>
          </table:table-cell>
          <table:table-cell/>
        </table:table-row>
        <table:table-row table:style-name="ro2">
          <table:table-cell table:formula="of:=[.A346]+1" office:value-type="float" office:value="345">
            <text:p>345</text:p>
          </table:table-cell>
          <table:table-cell table:formula="of:=DEC2HEX(HEX2DEC([.B346])+6 ;3)" office:value-type="string" office:string-value="816">
            <text:p>816</text:p>
          </table:table-cell>
          <table:table-cell/>
        </table:table-row>
        <table:table-row table:style-name="ro2">
          <table:table-cell table:formula="of:=[.A347]+1" office:value-type="float" office:value="346">
            <text:p>346</text:p>
          </table:table-cell>
          <table:table-cell table:formula="of:=DEC2HEX(HEX2DEC([.B347])+6 ;3)" office:value-type="string" office:string-value="81C">
            <text:p>81C</text:p>
          </table:table-cell>
          <table:table-cell/>
        </table:table-row>
        <table:table-row table:style-name="ro2">
          <table:table-cell table:formula="of:=[.A348]+1" office:value-type="float" office:value="347">
            <text:p>347</text:p>
          </table:table-cell>
          <table:table-cell table:formula="of:=DEC2HEX(HEX2DEC([.B348])+6 ;3)" office:value-type="string" office:string-value="822">
            <text:p>822</text:p>
          </table:table-cell>
          <table:table-cell/>
        </table:table-row>
        <table:table-row table:style-name="ro2">
          <table:table-cell table:formula="of:=[.A349]+1" office:value-type="float" office:value="348">
            <text:p>348</text:p>
          </table:table-cell>
          <table:table-cell table:formula="of:=DEC2HEX(HEX2DEC([.B349])+6 ;3)" office:value-type="string" office:string-value="828">
            <text:p>828</text:p>
          </table:table-cell>
          <table:table-cell/>
        </table:table-row>
        <table:table-row table:style-name="ro2">
          <table:table-cell table:formula="of:=[.A350]+1" office:value-type="float" office:value="349">
            <text:p>349</text:p>
          </table:table-cell>
          <table:table-cell table:formula="of:=DEC2HEX(HEX2DEC([.B350])+6 ;3)" office:value-type="string" office:string-value="82E">
            <text:p>82E</text:p>
          </table:table-cell>
          <table:table-cell/>
        </table:table-row>
        <table:table-row table:style-name="ro2">
          <table:table-cell table:formula="of:=[.A351]+1" office:value-type="float" office:value="350">
            <text:p>350</text:p>
          </table:table-cell>
          <table:table-cell table:formula="of:=DEC2HEX(HEX2DEC([.B351])+6 ;3)" office:value-type="string" office:string-value="834">
            <text:p>834</text:p>
          </table:table-cell>
          <table:table-cell/>
        </table:table-row>
        <table:table-row table:style-name="ro2">
          <table:table-cell table:formula="of:=[.A352]+1" office:value-type="float" office:value="351">
            <text:p>351</text:p>
          </table:table-cell>
          <table:table-cell table:formula="of:=DEC2HEX(HEX2DEC([.B352])+6 ;3)" office:value-type="string" office:string-value="83A">
            <text:p>83A</text:p>
          </table:table-cell>
          <table:table-cell/>
        </table:table-row>
        <table:table-row table:style-name="ro2">
          <table:table-cell table:formula="of:=[.A353]+1" office:value-type="float" office:value="352">
            <text:p>352</text:p>
          </table:table-cell>
          <table:table-cell table:formula="of:=DEC2HEX(HEX2DEC([.B353])+6 ;3)" office:value-type="string" office:string-value="840">
            <text:p>840</text:p>
          </table:table-cell>
          <table:table-cell/>
        </table:table-row>
        <table:table-row table:style-name="ro2">
          <table:table-cell table:formula="of:=[.A354]+1" office:value-type="float" office:value="353">
            <text:p>353</text:p>
          </table:table-cell>
          <table:table-cell table:formula="of:=DEC2HEX(HEX2DEC([.B354])+6 ;3)" office:value-type="string" office:string-value="846">
            <text:p>846</text:p>
          </table:table-cell>
          <table:table-cell/>
        </table:table-row>
        <table:table-row table:style-name="ro2">
          <table:table-cell table:formula="of:=[.A355]+1" office:value-type="float" office:value="354">
            <text:p>354</text:p>
          </table:table-cell>
          <table:table-cell table:formula="of:=DEC2HEX(HEX2DEC([.B355])+6 ;3)" office:value-type="string" office:string-value="84C">
            <text:p>84C</text:p>
          </table:table-cell>
          <table:table-cell/>
        </table:table-row>
        <table:table-row table:style-name="ro2">
          <table:table-cell table:formula="of:=[.A356]+1" office:value-type="float" office:value="355">
            <text:p>355</text:p>
          </table:table-cell>
          <table:table-cell table:formula="of:=DEC2HEX(HEX2DEC([.B356])+6 ;3)" office:value-type="string" office:string-value="852">
            <text:p>852</text:p>
          </table:table-cell>
          <table:table-cell/>
        </table:table-row>
        <table:table-row table:style-name="ro2">
          <table:table-cell table:formula="of:=[.A357]+1" office:value-type="float" office:value="356">
            <text:p>356</text:p>
          </table:table-cell>
          <table:table-cell table:formula="of:=DEC2HEX(HEX2DEC([.B357])+6 ;3)" office:value-type="string" office:string-value="858">
            <text:p>858</text:p>
          </table:table-cell>
          <table:table-cell/>
        </table:table-row>
        <table:table-row table:style-name="ro2">
          <table:table-cell table:formula="of:=[.A358]+1" office:value-type="float" office:value="357">
            <text:p>357</text:p>
          </table:table-cell>
          <table:table-cell table:formula="of:=DEC2HEX(HEX2DEC([.B358])+6 ;3)" office:value-type="string" office:string-value="85E">
            <text:p>85E</text:p>
          </table:table-cell>
          <table:table-cell/>
        </table:table-row>
        <table:table-row table:style-name="ro2">
          <table:table-cell table:formula="of:=[.A359]+1" office:value-type="float" office:value="358">
            <text:p>358</text:p>
          </table:table-cell>
          <table:table-cell table:formula="of:=DEC2HEX(HEX2DEC([.B359])+6 ;3)" office:value-type="string" office:string-value="864">
            <text:p>864</text:p>
          </table:table-cell>
          <table:table-cell/>
        </table:table-row>
        <table:table-row table:style-name="ro2">
          <table:table-cell table:formula="of:=[.A360]+1" office:value-type="float" office:value="359">
            <text:p>359</text:p>
          </table:table-cell>
          <table:table-cell table:formula="of:=DEC2HEX(HEX2DEC([.B360])+6 ;3)" office:value-type="string" office:string-value="86A">
            <text:p>86A</text:p>
          </table:table-cell>
          <table:table-cell/>
        </table:table-row>
        <table:table-row table:style-name="ro2">
          <table:table-cell table:formula="of:=[.A361]+1" office:value-type="float" office:value="360">
            <text:p>360</text:p>
          </table:table-cell>
          <table:table-cell table:formula="of:=DEC2HEX(HEX2DEC([.B361])+6 ;3)" office:value-type="string" office:string-value="870">
            <text:p>870</text:p>
          </table:table-cell>
          <table:table-cell/>
        </table:table-row>
        <table:table-row table:style-name="ro2">
          <table:table-cell table:formula="of:=[.A362]+1" office:value-type="float" office:value="361">
            <text:p>361</text:p>
          </table:table-cell>
          <table:table-cell table:formula="of:=DEC2HEX(HEX2DEC([.B362])+6 ;3)" office:value-type="string" office:string-value="876">
            <text:p>876</text:p>
          </table:table-cell>
          <table:table-cell/>
        </table:table-row>
        <table:table-row table:style-name="ro2">
          <table:table-cell table:formula="of:=[.A363]+1" office:value-type="float" office:value="362">
            <text:p>362</text:p>
          </table:table-cell>
          <table:table-cell table:formula="of:=DEC2HEX(HEX2DEC([.B363])+6 ;3)" office:value-type="string" office:string-value="87C">
            <text:p>87C</text:p>
          </table:table-cell>
          <table:table-cell/>
        </table:table-row>
        <table:table-row table:style-name="ro2">
          <table:table-cell table:formula="of:=[.A364]+1" office:value-type="float" office:value="363">
            <text:p>363</text:p>
          </table:table-cell>
          <table:table-cell table:formula="of:=DEC2HEX(HEX2DEC([.B364])+6 ;3)" office:value-type="string" office:string-value="882">
            <text:p>882</text:p>
          </table:table-cell>
          <table:table-cell/>
        </table:table-row>
        <table:table-row table:style-name="ro2">
          <table:table-cell table:formula="of:=[.A365]+1" office:value-type="float" office:value="364">
            <text:p>364</text:p>
          </table:table-cell>
          <table:table-cell table:formula="of:=DEC2HEX(HEX2DEC([.B365])+6 ;3)" office:value-type="string" office:string-value="888">
            <text:p>888</text:p>
          </table:table-cell>
          <table:table-cell/>
        </table:table-row>
        <table:table-row table:style-name="ro2">
          <table:table-cell table:formula="of:=[.A366]+1" office:value-type="float" office:value="365">
            <text:p>365</text:p>
          </table:table-cell>
          <table:table-cell table:formula="of:=DEC2HEX(HEX2DEC([.B366])+6 ;3)" office:value-type="string" office:string-value="88E">
            <text:p>88E</text:p>
          </table:table-cell>
          <table:table-cell/>
        </table:table-row>
        <table:table-row table:style-name="ro2">
          <table:table-cell table:formula="of:=[.A367]+1" office:value-type="float" office:value="366">
            <text:p>366</text:p>
          </table:table-cell>
          <table:table-cell table:formula="of:=DEC2HEX(HEX2DEC([.B367])+6 ;3)" office:value-type="string" office:string-value="894">
            <text:p>894</text:p>
          </table:table-cell>
          <table:table-cell/>
        </table:table-row>
        <table:table-row table:style-name="ro2">
          <table:table-cell table:formula="of:=[.A368]+1" office:value-type="float" office:value="367">
            <text:p>367</text:p>
          </table:table-cell>
          <table:table-cell table:formula="of:=DEC2HEX(HEX2DEC([.B368])+6 ;3)" office:value-type="string" office:string-value="89A">
            <text:p>89A</text:p>
          </table:table-cell>
          <table:table-cell/>
        </table:table-row>
        <table:table-row table:style-name="ro2">
          <table:table-cell table:formula="of:=[.A369]+1" office:value-type="float" office:value="368">
            <text:p>368</text:p>
          </table:table-cell>
          <table:table-cell table:formula="of:=DEC2HEX(HEX2DEC([.B369])+6 ;3)" office:value-type="string" office:string-value="8A0">
            <text:p>8A0</text:p>
          </table:table-cell>
          <table:table-cell/>
        </table:table-row>
        <table:table-row table:style-name="ro2">
          <table:table-cell table:formula="of:=[.A370]+1" office:value-type="float" office:value="369">
            <text:p>369</text:p>
          </table:table-cell>
          <table:table-cell table:formula="of:=DEC2HEX(HEX2DEC([.B370])+6 ;3)" office:value-type="string" office:string-value="8A6">
            <text:p>8A6</text:p>
          </table:table-cell>
          <table:table-cell/>
        </table:table-row>
        <table:table-row table:style-name="ro2">
          <table:table-cell table:formula="of:=[.A371]+1" office:value-type="float" office:value="370">
            <text:p>370</text:p>
          </table:table-cell>
          <table:table-cell table:formula="of:=DEC2HEX(HEX2DEC([.B371])+6 ;3)" office:value-type="string" office:string-value="8AC">
            <text:p>8AC</text:p>
          </table:table-cell>
          <table:table-cell/>
        </table:table-row>
        <table:table-row table:style-name="ro2">
          <table:table-cell table:formula="of:=[.A372]+1" office:value-type="float" office:value="371">
            <text:p>371</text:p>
          </table:table-cell>
          <table:table-cell table:formula="of:=DEC2HEX(HEX2DEC([.B372])+6 ;3)" office:value-type="string" office:string-value="8B2">
            <text:p>8B2</text:p>
          </table:table-cell>
          <table:table-cell/>
        </table:table-row>
        <table:table-row table:style-name="ro2">
          <table:table-cell table:formula="of:=[.A373]+1" office:value-type="float" office:value="372">
            <text:p>372</text:p>
          </table:table-cell>
          <table:table-cell table:formula="of:=DEC2HEX(HEX2DEC([.B373])+6 ;3)" office:value-type="string" office:string-value="8B8">
            <text:p>8B8</text:p>
          </table:table-cell>
          <table:table-cell/>
        </table:table-row>
        <table:table-row table:style-name="ro2">
          <table:table-cell table:formula="of:=[.A374]+1" office:value-type="float" office:value="373">
            <text:p>373</text:p>
          </table:table-cell>
          <table:table-cell table:formula="of:=DEC2HEX(HEX2DEC([.B374])+6 ;3)" office:value-type="string" office:string-value="8BE">
            <text:p>8BE</text:p>
          </table:table-cell>
          <table:table-cell/>
        </table:table-row>
        <table:table-row table:style-name="ro2">
          <table:table-cell table:formula="of:=[.A375]+1" office:value-type="float" office:value="374">
            <text:p>374</text:p>
          </table:table-cell>
          <table:table-cell table:formula="of:=DEC2HEX(HEX2DEC([.B375])+6 ;3)" office:value-type="string" office:string-value="8C4">
            <text:p>8C4</text:p>
          </table:table-cell>
          <table:table-cell/>
        </table:table-row>
        <table:table-row table:style-name="ro2">
          <table:table-cell table:formula="of:=[.A376]+1" office:value-type="float" office:value="375">
            <text:p>375</text:p>
          </table:table-cell>
          <table:table-cell table:formula="of:=DEC2HEX(HEX2DEC([.B376])+6 ;3)" office:value-type="string" office:string-value="8CA">
            <text:p>8CA</text:p>
          </table:table-cell>
          <table:table-cell/>
        </table:table-row>
        <table:table-row table:style-name="ro2">
          <table:table-cell table:formula="of:=[.A377]+1" office:value-type="float" office:value="376">
            <text:p>376</text:p>
          </table:table-cell>
          <table:table-cell table:formula="of:=DEC2HEX(HEX2DEC([.B377])+6 ;3)" office:value-type="string" office:string-value="8D0">
            <text:p>8D0</text:p>
          </table:table-cell>
          <table:table-cell/>
        </table:table-row>
        <table:table-row table:style-name="ro2">
          <table:table-cell table:formula="of:=[.A378]+1" office:value-type="float" office:value="377">
            <text:p>377</text:p>
          </table:table-cell>
          <table:table-cell table:formula="of:=DEC2HEX(HEX2DEC([.B378])+6 ;3)" office:value-type="string" office:string-value="8D6">
            <text:p>8D6</text:p>
          </table:table-cell>
          <table:table-cell/>
        </table:table-row>
        <table:table-row table:style-name="ro2">
          <table:table-cell table:formula="of:=[.A379]+1" office:value-type="float" office:value="378">
            <text:p>378</text:p>
          </table:table-cell>
          <table:table-cell table:formula="of:=DEC2HEX(HEX2DEC([.B379])+6 ;3)" office:value-type="string" office:string-value="8DC">
            <text:p>8DC</text:p>
          </table:table-cell>
          <table:table-cell/>
        </table:table-row>
        <table:table-row table:style-name="ro2">
          <table:table-cell table:formula="of:=[.A380]+1" office:value-type="float" office:value="379">
            <text:p>379</text:p>
          </table:table-cell>
          <table:table-cell table:formula="of:=DEC2HEX(HEX2DEC([.B380])+6 ;3)" office:value-type="string" office:string-value="8E2">
            <text:p>8E2</text:p>
          </table:table-cell>
          <table:table-cell/>
        </table:table-row>
        <table:table-row table:style-name="ro2">
          <table:table-cell table:formula="of:=[.A381]+1" office:value-type="float" office:value="380">
            <text:p>380</text:p>
          </table:table-cell>
          <table:table-cell table:formula="of:=DEC2HEX(HEX2DEC([.B381])+6 ;3)" office:value-type="string" office:string-value="8E8">
            <text:p>8E8</text:p>
          </table:table-cell>
          <table:table-cell/>
        </table:table-row>
        <table:table-row table:style-name="ro2">
          <table:table-cell table:formula="of:=[.A382]+1" office:value-type="float" office:value="381">
            <text:p>381</text:p>
          </table:table-cell>
          <table:table-cell table:formula="of:=DEC2HEX(HEX2DEC([.B382])+6 ;3)" office:value-type="string" office:string-value="8EE">
            <text:p>8EE</text:p>
          </table:table-cell>
          <table:table-cell/>
        </table:table-row>
        <table:table-row table:style-name="ro2">
          <table:table-cell table:formula="of:=[.A383]+1" office:value-type="float" office:value="382">
            <text:p>382</text:p>
          </table:table-cell>
          <table:table-cell table:formula="of:=DEC2HEX(HEX2DEC([.B383])+6 ;3)" office:value-type="string" office:string-value="8F4">
            <text:p>8F4</text:p>
          </table:table-cell>
          <table:table-cell/>
        </table:table-row>
        <table:table-row table:style-name="ro2">
          <table:table-cell table:formula="of:=[.A384]+1" office:value-type="float" office:value="383">
            <text:p>383</text:p>
          </table:table-cell>
          <table:table-cell table:formula="of:=DEC2HEX(HEX2DEC([.B384])+6 ;3)" office:value-type="string" office:string-value="8FA">
            <text:p>8FA</text:p>
          </table:table-cell>
          <table:table-cell/>
        </table:table-row>
        <table:table-row table:style-name="ro2">
          <table:table-cell table:formula="of:=[.A385]+1" office:value-type="float" office:value="384">
            <text:p>384</text:p>
          </table:table-cell>
          <table:table-cell table:formula="of:=DEC2HEX(HEX2DEC([.B385])+6 ;3)" office:value-type="string" office:string-value="900">
            <text:p>900</text:p>
          </table:table-cell>
          <table:table-cell/>
        </table:table-row>
        <table:table-row table:style-name="ro2">
          <table:table-cell table:formula="of:=[.A386]+1" office:value-type="float" office:value="385">
            <text:p>385</text:p>
          </table:table-cell>
          <table:table-cell table:formula="of:=DEC2HEX(HEX2DEC([.B386])+6 ;3)" office:value-type="string" office:string-value="906">
            <text:p>906</text:p>
          </table:table-cell>
          <table:table-cell/>
        </table:table-row>
        <table:table-row table:style-name="ro2">
          <table:table-cell table:formula="of:=[.A387]+1" office:value-type="float" office:value="386">
            <text:p>386</text:p>
          </table:table-cell>
          <table:table-cell table:formula="of:=DEC2HEX(HEX2DEC([.B387])+6 ;3)" office:value-type="string" office:string-value="90C">
            <text:p>90C</text:p>
          </table:table-cell>
          <table:table-cell/>
        </table:table-row>
        <table:table-row table:style-name="ro2">
          <table:table-cell table:formula="of:=[.A388]+1" office:value-type="float" office:value="387">
            <text:p>387</text:p>
          </table:table-cell>
          <table:table-cell table:formula="of:=DEC2HEX(HEX2DEC([.B388])+6 ;3)" office:value-type="string" office:string-value="912">
            <text:p>912</text:p>
          </table:table-cell>
          <table:table-cell/>
        </table:table-row>
        <table:table-row table:style-name="ro2">
          <table:table-cell table:formula="of:=[.A389]+1" office:value-type="float" office:value="388">
            <text:p>388</text:p>
          </table:table-cell>
          <table:table-cell table:formula="of:=DEC2HEX(HEX2DEC([.B389])+6 ;3)" office:value-type="string" office:string-value="918">
            <text:p>918</text:p>
          </table:table-cell>
          <table:table-cell/>
        </table:table-row>
        <table:table-row table:style-name="ro2">
          <table:table-cell table:formula="of:=[.A390]+1" office:value-type="float" office:value="389">
            <text:p>389</text:p>
          </table:table-cell>
          <table:table-cell table:formula="of:=DEC2HEX(HEX2DEC([.B390])+6 ;3)" office:value-type="string" office:string-value="91E">
            <text:p>91E</text:p>
          </table:table-cell>
          <table:table-cell/>
        </table:table-row>
        <table:table-row table:style-name="ro2">
          <table:table-cell table:formula="of:=[.A391]+1" office:value-type="float" office:value="390">
            <text:p>390</text:p>
          </table:table-cell>
          <table:table-cell table:formula="of:=DEC2HEX(HEX2DEC([.B391])+6 ;3)" office:value-type="string" office:string-value="924">
            <text:p>924</text:p>
          </table:table-cell>
          <table:table-cell/>
        </table:table-row>
        <table:table-row table:style-name="ro2">
          <table:table-cell table:formula="of:=[.A392]+1" office:value-type="float" office:value="391">
            <text:p>391</text:p>
          </table:table-cell>
          <table:table-cell table:formula="of:=DEC2HEX(HEX2DEC([.B392])+6 ;3)" office:value-type="string" office:string-value="92A">
            <text:p>92A</text:p>
          </table:table-cell>
          <table:table-cell/>
        </table:table-row>
        <table:table-row table:style-name="ro2">
          <table:table-cell table:formula="of:=[.A393]+1" office:value-type="float" office:value="392">
            <text:p>392</text:p>
          </table:table-cell>
          <table:table-cell table:formula="of:=DEC2HEX(HEX2DEC([.B393])+6 ;3)" office:value-type="string" office:string-value="930">
            <text:p>930</text:p>
          </table:table-cell>
          <table:table-cell/>
        </table:table-row>
        <table:table-row table:style-name="ro2">
          <table:table-cell table:formula="of:=[.A394]+1" office:value-type="float" office:value="393">
            <text:p>393</text:p>
          </table:table-cell>
          <table:table-cell table:formula="of:=DEC2HEX(HEX2DEC([.B394])+6 ;3)" office:value-type="string" office:string-value="936">
            <text:p>936</text:p>
          </table:table-cell>
          <table:table-cell/>
        </table:table-row>
        <table:table-row table:style-name="ro2">
          <table:table-cell table:formula="of:=[.A395]+1" office:value-type="float" office:value="394">
            <text:p>394</text:p>
          </table:table-cell>
          <table:table-cell table:formula="of:=DEC2HEX(HEX2DEC([.B395])+6 ;3)" office:value-type="string" office:string-value="93C">
            <text:p>93C</text:p>
          </table:table-cell>
          <table:table-cell/>
        </table:table-row>
        <table:table-row table:style-name="ro2">
          <table:table-cell table:formula="of:=[.A396]+1" office:value-type="float" office:value="395">
            <text:p>395</text:p>
          </table:table-cell>
          <table:table-cell table:formula="of:=DEC2HEX(HEX2DEC([.B396])+6 ;3)" office:value-type="string" office:string-value="942">
            <text:p>942</text:p>
          </table:table-cell>
          <table:table-cell/>
        </table:table-row>
        <table:table-row table:style-name="ro2">
          <table:table-cell table:formula="of:=[.A397]+1" office:value-type="float" office:value="396">
            <text:p>396</text:p>
          </table:table-cell>
          <table:table-cell table:formula="of:=DEC2HEX(HEX2DEC([.B397])+6 ;3)" office:value-type="string" office:string-value="948">
            <text:p>948</text:p>
          </table:table-cell>
          <table:table-cell/>
        </table:table-row>
        <table:table-row table:style-name="ro2">
          <table:table-cell table:formula="of:=[.A398]+1" office:value-type="float" office:value="397">
            <text:p>397</text:p>
          </table:table-cell>
          <table:table-cell table:formula="of:=DEC2HEX(HEX2DEC([.B398])+6 ;3)" office:value-type="string" office:string-value="94E">
            <text:p>94E</text:p>
          </table:table-cell>
          <table:table-cell/>
        </table:table-row>
        <table:table-row table:style-name="ro2">
          <table:table-cell table:formula="of:=[.A399]+1" office:value-type="float" office:value="398">
            <text:p>398</text:p>
          </table:table-cell>
          <table:table-cell table:formula="of:=DEC2HEX(HEX2DEC([.B399])+6 ;3)" office:value-type="string" office:string-value="954">
            <text:p>954</text:p>
          </table:table-cell>
          <table:table-cell/>
        </table:table-row>
        <table:table-row table:style-name="ro2">
          <table:table-cell table:formula="of:=[.A400]+1" office:value-type="float" office:value="399">
            <text:p>399</text:p>
          </table:table-cell>
          <table:table-cell table:formula="of:=DEC2HEX(HEX2DEC([.B400])+6 ;3)" office:value-type="string" office:string-value="95A">
            <text:p>95A</text:p>
          </table:table-cell>
          <table:table-cell/>
        </table:table-row>
        <table:table-row table:style-name="ro2">
          <table:table-cell table:formula="of:=[.A401]+1" office:value-type="float" office:value="400">
            <text:p>400</text:p>
          </table:table-cell>
          <table:table-cell table:formula="of:=DEC2HEX(HEX2DEC([.B401])+6 ;3)" office:value-type="string" office:string-value="960">
            <text:p>960</text:p>
          </table:table-cell>
          <table:table-cell/>
        </table:table-row>
        <table:table-row table:style-name="ro2">
          <table:table-cell table:formula="of:=[.A402]+1" office:value-type="float" office:value="401">
            <text:p>401</text:p>
          </table:table-cell>
          <table:table-cell table:formula="of:=DEC2HEX(HEX2DEC([.B402])+6 ;3)" office:value-type="string" office:string-value="966">
            <text:p>966</text:p>
          </table:table-cell>
          <table:table-cell/>
        </table:table-row>
        <table:table-row table:style-name="ro2">
          <table:table-cell table:formula="of:=[.A403]+1" office:value-type="float" office:value="402">
            <text:p>402</text:p>
          </table:table-cell>
          <table:table-cell table:formula="of:=DEC2HEX(HEX2DEC([.B403])+6 ;3)" office:value-type="string" office:string-value="96C">
            <text:p>96C</text:p>
          </table:table-cell>
          <table:table-cell/>
        </table:table-row>
        <table:table-row table:style-name="ro2">
          <table:table-cell table:formula="of:=[.A404]+1" office:value-type="float" office:value="403">
            <text:p>403</text:p>
          </table:table-cell>
          <table:table-cell table:formula="of:=DEC2HEX(HEX2DEC([.B404])+6 ;3)" office:value-type="string" office:string-value="972">
            <text:p>972</text:p>
          </table:table-cell>
          <table:table-cell/>
        </table:table-row>
        <table:table-row table:style-name="ro2">
          <table:table-cell table:formula="of:=[.A405]+1" office:value-type="float" office:value="404">
            <text:p>404</text:p>
          </table:table-cell>
          <table:table-cell table:formula="of:=DEC2HEX(HEX2DEC([.B405])+6 ;3)" office:value-type="string" office:string-value="978">
            <text:p>978</text:p>
          </table:table-cell>
          <table:table-cell/>
        </table:table-row>
        <table:table-row table:style-name="ro2">
          <table:table-cell table:formula="of:=[.A406]+1" office:value-type="float" office:value="405">
            <text:p>405</text:p>
          </table:table-cell>
          <table:table-cell table:formula="of:=DEC2HEX(HEX2DEC([.B406])+6 ;3)" office:value-type="string" office:string-value="97E">
            <text:p>97E</text:p>
          </table:table-cell>
          <table:table-cell/>
        </table:table-row>
        <table:table-row table:style-name="ro2">
          <table:table-cell table:formula="of:=[.A407]+1" office:value-type="float" office:value="406">
            <text:p>406</text:p>
          </table:table-cell>
          <table:table-cell table:formula="of:=DEC2HEX(HEX2DEC([.B407])+6 ;3)" office:value-type="string" office:string-value="984">
            <text:p>984</text:p>
          </table:table-cell>
          <table:table-cell/>
        </table:table-row>
        <table:table-row table:style-name="ro2">
          <table:table-cell table:formula="of:=[.A408]+1" office:value-type="float" office:value="407">
            <text:p>407</text:p>
          </table:table-cell>
          <table:table-cell table:formula="of:=DEC2HEX(HEX2DEC([.B408])+6 ;3)" office:value-type="string" office:string-value="98A">
            <text:p>98A</text:p>
          </table:table-cell>
          <table:table-cell/>
        </table:table-row>
        <table:table-row table:style-name="ro2">
          <table:table-cell table:formula="of:=[.A409]+1" office:value-type="float" office:value="408">
            <text:p>408</text:p>
          </table:table-cell>
          <table:table-cell table:formula="of:=DEC2HEX(HEX2DEC([.B409])+6 ;3)" office:value-type="string" office:string-value="990">
            <text:p>990</text:p>
          </table:table-cell>
          <table:table-cell/>
        </table:table-row>
        <table:table-row table:style-name="ro2">
          <table:table-cell table:formula="of:=[.A410]+1" office:value-type="float" office:value="409">
            <text:p>409</text:p>
          </table:table-cell>
          <table:table-cell table:formula="of:=DEC2HEX(HEX2DEC([.B410])+6 ;3)" office:value-type="string" office:string-value="996">
            <text:p>996</text:p>
          </table:table-cell>
          <table:table-cell/>
        </table:table-row>
        <table:table-row table:style-name="ro2">
          <table:table-cell table:formula="of:=[.A411]+1" office:value-type="float" office:value="410">
            <text:p>410</text:p>
          </table:table-cell>
          <table:table-cell table:formula="of:=DEC2HEX(HEX2DEC([.B411])+6 ;3)" office:value-type="string" office:string-value="99C">
            <text:p>99C</text:p>
          </table:table-cell>
          <table:table-cell/>
        </table:table-row>
        <table:table-row table:style-name="ro2">
          <table:table-cell table:formula="of:=[.A412]+1" office:value-type="float" office:value="411">
            <text:p>411</text:p>
          </table:table-cell>
          <table:table-cell table:formula="of:=DEC2HEX(HEX2DEC([.B412])+6 ;3)" office:value-type="string" office:string-value="9A2">
            <text:p>9A2</text:p>
          </table:table-cell>
          <table:table-cell/>
        </table:table-row>
        <table:table-row table:style-name="ro2">
          <table:table-cell table:formula="of:=[.A413]+1" office:value-type="float" office:value="412">
            <text:p>412</text:p>
          </table:table-cell>
          <table:table-cell table:formula="of:=DEC2HEX(HEX2DEC([.B413])+6 ;3)" office:value-type="string" office:string-value="9A8">
            <text:p>9A8</text:p>
          </table:table-cell>
          <table:table-cell/>
        </table:table-row>
        <table:table-row table:style-name="ro2">
          <table:table-cell table:formula="of:=[.A414]+1" office:value-type="float" office:value="413">
            <text:p>413</text:p>
          </table:table-cell>
          <table:table-cell table:formula="of:=DEC2HEX(HEX2DEC([.B414])+6 ;3)" office:value-type="string" office:string-value="9AE">
            <text:p>9AE</text:p>
          </table:table-cell>
          <table:table-cell/>
        </table:table-row>
        <table:table-row table:style-name="ro2">
          <table:table-cell table:formula="of:=[.A415]+1" office:value-type="float" office:value="414">
            <text:p>414</text:p>
          </table:table-cell>
          <table:table-cell table:formula="of:=DEC2HEX(HEX2DEC([.B415])+6 ;3)" office:value-type="string" office:string-value="9B4">
            <text:p>9B4</text:p>
          </table:table-cell>
          <table:table-cell/>
        </table:table-row>
        <table:table-row table:style-name="ro2">
          <table:table-cell table:formula="of:=[.A416]+1" office:value-type="float" office:value="415">
            <text:p>415</text:p>
          </table:table-cell>
          <table:table-cell table:formula="of:=DEC2HEX(HEX2DEC([.B416])+6 ;3)" office:value-type="string" office:string-value="9BA">
            <text:p>9BA</text:p>
          </table:table-cell>
          <table:table-cell/>
        </table:table-row>
        <table:table-row table:style-name="ro2">
          <table:table-cell table:formula="of:=[.A417]+1" office:value-type="float" office:value="416">
            <text:p>416</text:p>
          </table:table-cell>
          <table:table-cell table:formula="of:=DEC2HEX(HEX2DEC([.B417])+6 ;3)" office:value-type="string" office:string-value="9C0">
            <text:p>9C0</text:p>
          </table:table-cell>
          <table:table-cell/>
        </table:table-row>
        <table:table-row table:style-name="ro2">
          <table:table-cell table:formula="of:=[.A418]+1" office:value-type="float" office:value="417">
            <text:p>417</text:p>
          </table:table-cell>
          <table:table-cell table:formula="of:=DEC2HEX(HEX2DEC([.B418])+6 ;3)" office:value-type="string" office:string-value="9C6">
            <text:p>9C6</text:p>
          </table:table-cell>
          <table:table-cell/>
        </table:table-row>
        <table:table-row table:style-name="ro2">
          <table:table-cell table:formula="of:=[.A419]+1" office:value-type="float" office:value="418">
            <text:p>418</text:p>
          </table:table-cell>
          <table:table-cell table:formula="of:=DEC2HEX(HEX2DEC([.B419])+6 ;3)" office:value-type="string" office:string-value="9CC">
            <text:p>9CC</text:p>
          </table:table-cell>
          <table:table-cell/>
        </table:table-row>
        <table:table-row table:style-name="ro2">
          <table:table-cell table:formula="of:=[.A420]+1" office:value-type="float" office:value="419">
            <text:p>419</text:p>
          </table:table-cell>
          <table:table-cell table:formula="of:=DEC2HEX(HEX2DEC([.B420])+6 ;3)" office:value-type="string" office:string-value="9D2">
            <text:p>9D2</text:p>
          </table:table-cell>
          <table:table-cell/>
        </table:table-row>
        <table:table-row table:style-name="ro2">
          <table:table-cell table:formula="of:=[.A421]+1" office:value-type="float" office:value="420">
            <text:p>420</text:p>
          </table:table-cell>
          <table:table-cell table:formula="of:=DEC2HEX(HEX2DEC([.B421])+6 ;3)" office:value-type="string" office:string-value="9D8">
            <text:p>9D8</text:p>
          </table:table-cell>
          <table:table-cell/>
        </table:table-row>
        <table:table-row table:style-name="ro2">
          <table:table-cell table:formula="of:=[.A422]+1" office:value-type="float" office:value="421">
            <text:p>421</text:p>
          </table:table-cell>
          <table:table-cell table:formula="of:=DEC2HEX(HEX2DEC([.B422])+6 ;3)" office:value-type="string" office:string-value="9DE">
            <text:p>9DE</text:p>
          </table:table-cell>
          <table:table-cell/>
        </table:table-row>
        <table:table-row table:style-name="ro2">
          <table:table-cell table:formula="of:=[.A423]+1" office:value-type="float" office:value="422">
            <text:p>422</text:p>
          </table:table-cell>
          <table:table-cell table:formula="of:=DEC2HEX(HEX2DEC([.B423])+6 ;3)" office:value-type="string" office:string-value="9E4">
            <text:p>9E4</text:p>
          </table:table-cell>
          <table:table-cell/>
        </table:table-row>
        <table:table-row table:style-name="ro2">
          <table:table-cell table:formula="of:=[.A424]+1" office:value-type="float" office:value="423">
            <text:p>423</text:p>
          </table:table-cell>
          <table:table-cell table:formula="of:=DEC2HEX(HEX2DEC([.B424])+6 ;3)" office:value-type="string" office:string-value="9EA">
            <text:p>9EA</text:p>
          </table:table-cell>
          <table:table-cell/>
        </table:table-row>
        <table:table-row table:style-name="ro2">
          <table:table-cell table:formula="of:=[.A425]+1" office:value-type="float" office:value="424">
            <text:p>424</text:p>
          </table:table-cell>
          <table:table-cell table:formula="of:=DEC2HEX(HEX2DEC([.B425])+6 ;3)" office:value-type="string" office:string-value="9F0">
            <text:p>9F0</text:p>
          </table:table-cell>
          <table:table-cell/>
        </table:table-row>
        <table:table-row table:style-name="ro2">
          <table:table-cell table:formula="of:=[.A426]+1" office:value-type="float" office:value="425">
            <text:p>425</text:p>
          </table:table-cell>
          <table:table-cell table:formula="of:=DEC2HEX(HEX2DEC([.B426])+6 ;3)" office:value-type="string" office:string-value="9F6">
            <text:p>9F6</text:p>
          </table:table-cell>
          <table:table-cell/>
        </table:table-row>
        <table:table-row table:style-name="ro2">
          <table:table-cell table:formula="of:=[.A427]+1" office:value-type="float" office:value="426">
            <text:p>426</text:p>
          </table:table-cell>
          <table:table-cell table:formula="of:=DEC2HEX(HEX2DEC([.B427])+6 ;3)" office:value-type="string" office:string-value="9FC">
            <text:p>9FC</text:p>
          </table:table-cell>
          <table:table-cell/>
        </table:table-row>
        <table:table-row table:style-name="ro2">
          <table:table-cell table:formula="of:=[.A428]+1" office:value-type="float" office:value="427">
            <text:p>427</text:p>
          </table:table-cell>
          <table:table-cell table:formula="of:=DEC2HEX(HEX2DEC([.B428])+6 ;3)" office:value-type="string" office:string-value="A02">
            <text:p>A02</text:p>
          </table:table-cell>
          <table:table-cell/>
        </table:table-row>
        <table:table-row table:style-name="ro2">
          <table:table-cell table:formula="of:=[.A429]+1" office:value-type="float" office:value="428">
            <text:p>428</text:p>
          </table:table-cell>
          <table:table-cell table:formula="of:=DEC2HEX(HEX2DEC([.B429])+6 ;3)" office:value-type="string" office:string-value="A08">
            <text:p>A08</text:p>
          </table:table-cell>
          <table:table-cell/>
        </table:table-row>
        <table:table-row table:style-name="ro2">
          <table:table-cell table:formula="of:=[.A430]+1" office:value-type="float" office:value="429">
            <text:p>429</text:p>
          </table:table-cell>
          <table:table-cell table:formula="of:=DEC2HEX(HEX2DEC([.B430])+6 ;3)" office:value-type="string" office:string-value="A0E">
            <text:p>A0E</text:p>
          </table:table-cell>
          <table:table-cell/>
        </table:table-row>
        <table:table-row table:style-name="ro2">
          <table:table-cell table:formula="of:=[.A431]+1" office:value-type="float" office:value="430">
            <text:p>430</text:p>
          </table:table-cell>
          <table:table-cell table:formula="of:=DEC2HEX(HEX2DEC([.B431])+6 ;3)" office:value-type="string" office:string-value="A14">
            <text:p>A14</text:p>
          </table:table-cell>
          <table:table-cell/>
        </table:table-row>
        <table:table-row table:style-name="ro2">
          <table:table-cell table:formula="of:=[.A432]+1" office:value-type="float" office:value="431">
            <text:p>431</text:p>
          </table:table-cell>
          <table:table-cell table:formula="of:=DEC2HEX(HEX2DEC([.B432])+6 ;3)" office:value-type="string" office:string-value="A1A">
            <text:p>A1A</text:p>
          </table:table-cell>
          <table:table-cell/>
        </table:table-row>
        <table:table-row table:style-name="ro2">
          <table:table-cell table:formula="of:=[.A433]+1" office:value-type="float" office:value="432">
            <text:p>432</text:p>
          </table:table-cell>
          <table:table-cell table:formula="of:=DEC2HEX(HEX2DEC([.B433])+6 ;3)" office:value-type="string" office:string-value="A20">
            <text:p>A20</text:p>
          </table:table-cell>
          <table:table-cell/>
        </table:table-row>
        <table:table-row table:style-name="ro2">
          <table:table-cell table:formula="of:=[.A434]+1" office:value-type="float" office:value="433">
            <text:p>433</text:p>
          </table:table-cell>
          <table:table-cell table:formula="of:=DEC2HEX(HEX2DEC([.B434])+6 ;3)" office:value-type="string" office:string-value="A26">
            <text:p>A26</text:p>
          </table:table-cell>
          <table:table-cell/>
        </table:table-row>
        <table:table-row table:style-name="ro2">
          <table:table-cell table:formula="of:=[.A435]+1" office:value-type="float" office:value="434">
            <text:p>434</text:p>
          </table:table-cell>
          <table:table-cell table:formula="of:=DEC2HEX(HEX2DEC([.B435])+6 ;3)" office:value-type="string" office:string-value="A2C">
            <text:p>A2C</text:p>
          </table:table-cell>
          <table:table-cell/>
        </table:table-row>
        <table:table-row table:style-name="ro2">
          <table:table-cell table:formula="of:=[.A436]+1" office:value-type="float" office:value="435">
            <text:p>435</text:p>
          </table:table-cell>
          <table:table-cell table:formula="of:=DEC2HEX(HEX2DEC([.B436])+6 ;3)" office:value-type="string" office:string-value="A32">
            <text:p>A32</text:p>
          </table:table-cell>
          <table:table-cell/>
        </table:table-row>
        <table:table-row table:style-name="ro2">
          <table:table-cell table:formula="of:=[.A437]+1" office:value-type="float" office:value="436">
            <text:p>436</text:p>
          </table:table-cell>
          <table:table-cell table:formula="of:=DEC2HEX(HEX2DEC([.B437])+6 ;3)" office:value-type="string" office:string-value="A38">
            <text:p>A38</text:p>
          </table:table-cell>
          <table:table-cell/>
        </table:table-row>
        <table:table-row table:style-name="ro2">
          <table:table-cell table:formula="of:=[.A438]+1" office:value-type="float" office:value="437">
            <text:p>437</text:p>
          </table:table-cell>
          <table:table-cell table:formula="of:=DEC2HEX(HEX2DEC([.B438])+6 ;3)" office:value-type="string" office:string-value="A3E">
            <text:p>A3E</text:p>
          </table:table-cell>
          <table:table-cell/>
        </table:table-row>
        <table:table-row table:style-name="ro2">
          <table:table-cell table:formula="of:=[.A439]+1" office:value-type="float" office:value="438">
            <text:p>438</text:p>
          </table:table-cell>
          <table:table-cell table:formula="of:=DEC2HEX(HEX2DEC([.B439])+6 ;3)" office:value-type="string" office:string-value="A44">
            <text:p>A44</text:p>
          </table:table-cell>
          <table:table-cell/>
        </table:table-row>
        <table:table-row table:style-name="ro2">
          <table:table-cell table:formula="of:=[.A440]+1" office:value-type="float" office:value="439">
            <text:p>439</text:p>
          </table:table-cell>
          <table:table-cell table:formula="of:=DEC2HEX(HEX2DEC([.B440])+6 ;3)" office:value-type="string" office:string-value="A4A">
            <text:p>A4A</text:p>
          </table:table-cell>
          <table:table-cell/>
        </table:table-row>
        <table:table-row table:style-name="ro2">
          <table:table-cell table:formula="of:=[.A441]+1" office:value-type="float" office:value="440">
            <text:p>440</text:p>
          </table:table-cell>
          <table:table-cell table:formula="of:=DEC2HEX(HEX2DEC([.B441])+6 ;3)" office:value-type="string" office:string-value="A50">
            <text:p>A50</text:p>
          </table:table-cell>
          <table:table-cell/>
        </table:table-row>
        <table:table-row table:style-name="ro2">
          <table:table-cell table:formula="of:=[.A442]+1" office:value-type="float" office:value="441">
            <text:p>441</text:p>
          </table:table-cell>
          <table:table-cell table:formula="of:=DEC2HEX(HEX2DEC([.B442])+6 ;3)" office:value-type="string" office:string-value="A56">
            <text:p>A56</text:p>
          </table:table-cell>
          <table:table-cell/>
        </table:table-row>
        <table:table-row table:style-name="ro2">
          <table:table-cell table:formula="of:=[.A443]+1" office:value-type="float" office:value="442">
            <text:p>442</text:p>
          </table:table-cell>
          <table:table-cell table:formula="of:=DEC2HEX(HEX2DEC([.B443])+6 ;3)" office:value-type="string" office:string-value="A5C">
            <text:p>A5C</text:p>
          </table:table-cell>
          <table:table-cell/>
        </table:table-row>
        <table:table-row table:style-name="ro2">
          <table:table-cell table:formula="of:=[.A444]+1" office:value-type="float" office:value="443">
            <text:p>443</text:p>
          </table:table-cell>
          <table:table-cell table:formula="of:=DEC2HEX(HEX2DEC([.B444])+6 ;3)" office:value-type="string" office:string-value="A62">
            <text:p>A62</text:p>
          </table:table-cell>
          <table:table-cell/>
        </table:table-row>
        <table:table-row table:style-name="ro2">
          <table:table-cell table:formula="of:=[.A445]+1" office:value-type="float" office:value="444">
            <text:p>444</text:p>
          </table:table-cell>
          <table:table-cell table:formula="of:=DEC2HEX(HEX2DEC([.B445])+6 ;3)" office:value-type="string" office:string-value="A68">
            <text:p>A68</text:p>
          </table:table-cell>
          <table:table-cell/>
        </table:table-row>
        <table:table-row table:style-name="ro2">
          <table:table-cell table:formula="of:=[.A446]+1" office:value-type="float" office:value="445">
            <text:p>445</text:p>
          </table:table-cell>
          <table:table-cell table:formula="of:=DEC2HEX(HEX2DEC([.B446])+6 ;3)" office:value-type="string" office:string-value="A6E">
            <text:p>A6E</text:p>
          </table:table-cell>
          <table:table-cell/>
        </table:table-row>
        <table:table-row table:style-name="ro2">
          <table:table-cell table:formula="of:=[.A447]+1" office:value-type="float" office:value="446">
            <text:p>446</text:p>
          </table:table-cell>
          <table:table-cell table:formula="of:=DEC2HEX(HEX2DEC([.B447])+6 ;3)" office:value-type="string" office:string-value="A74">
            <text:p>A74</text:p>
          </table:table-cell>
          <table:table-cell/>
        </table:table-row>
        <table:table-row table:style-name="ro2">
          <table:table-cell table:formula="of:=[.A448]+1" office:value-type="float" office:value="447">
            <text:p>447</text:p>
          </table:table-cell>
          <table:table-cell table:formula="of:=DEC2HEX(HEX2DEC([.B448])+6 ;3)" office:value-type="string" office:string-value="A7A">
            <text:p>A7A</text:p>
          </table:table-cell>
          <table:table-cell/>
        </table:table-row>
        <table:table-row table:style-name="ro2">
          <table:table-cell table:formula="of:=[.A449]+1" office:value-type="float" office:value="448">
            <text:p>448</text:p>
          </table:table-cell>
          <table:table-cell table:formula="of:=DEC2HEX(HEX2DEC([.B449])+6 ;3)" office:value-type="string" office:string-value="A80">
            <text:p>A80</text:p>
          </table:table-cell>
          <table:table-cell/>
        </table:table-row>
        <table:table-row table:style-name="ro2">
          <table:table-cell table:formula="of:=[.A450]+1" office:value-type="float" office:value="449">
            <text:p>449</text:p>
          </table:table-cell>
          <table:table-cell table:formula="of:=DEC2HEX(HEX2DEC([.B450])+6 ;3)" office:value-type="string" office:string-value="A86">
            <text:p>A86</text:p>
          </table:table-cell>
          <table:table-cell/>
        </table:table-row>
        <table:table-row table:style-name="ro2">
          <table:table-cell table:formula="of:=[.A451]+1" office:value-type="float" office:value="450">
            <text:p>450</text:p>
          </table:table-cell>
          <table:table-cell table:formula="of:=DEC2HEX(HEX2DEC([.B451])+6 ;3)" office:value-type="string" office:string-value="A8C">
            <text:p>A8C</text:p>
          </table:table-cell>
          <table:table-cell/>
        </table:table-row>
        <table:table-row table:style-name="ro2">
          <table:table-cell table:formula="of:=[.A452]+1" office:value-type="float" office:value="451">
            <text:p>451</text:p>
          </table:table-cell>
          <table:table-cell table:formula="of:=DEC2HEX(HEX2DEC([.B452])+6 ;3)" office:value-type="string" office:string-value="A92">
            <text:p>A92</text:p>
          </table:table-cell>
          <table:table-cell/>
        </table:table-row>
        <table:table-row table:style-name="ro2">
          <table:table-cell table:formula="of:=[.A453]+1" office:value-type="float" office:value="452">
            <text:p>452</text:p>
          </table:table-cell>
          <table:table-cell table:formula="of:=DEC2HEX(HEX2DEC([.B453])+6 ;3)" office:value-type="string" office:string-value="A98">
            <text:p>A98</text:p>
          </table:table-cell>
          <table:table-cell/>
        </table:table-row>
        <table:table-row table:style-name="ro2">
          <table:table-cell table:formula="of:=[.A454]+1" office:value-type="float" office:value="453">
            <text:p>453</text:p>
          </table:table-cell>
          <table:table-cell table:formula="of:=DEC2HEX(HEX2DEC([.B454])+6 ;3)" office:value-type="string" office:string-value="A9E">
            <text:p>A9E</text:p>
          </table:table-cell>
          <table:table-cell/>
        </table:table-row>
        <table:table-row table:style-name="ro2">
          <table:table-cell table:formula="of:=[.A455]+1" office:value-type="float" office:value="454">
            <text:p>454</text:p>
          </table:table-cell>
          <table:table-cell table:formula="of:=DEC2HEX(HEX2DEC([.B455])+6 ;3)" office:value-type="string" office:string-value="AA4">
            <text:p>AA4</text:p>
          </table:table-cell>
          <table:table-cell/>
        </table:table-row>
        <table:table-row table:style-name="ro2">
          <table:table-cell table:formula="of:=[.A456]+1" office:value-type="float" office:value="455">
            <text:p>455</text:p>
          </table:table-cell>
          <table:table-cell table:formula="of:=DEC2HEX(HEX2DEC([.B456])+6 ;3)" office:value-type="string" office:string-value="AAA">
            <text:p>AAA</text:p>
          </table:table-cell>
          <table:table-cell/>
        </table:table-row>
        <table:table-row table:style-name="ro2">
          <table:table-cell table:formula="of:=[.A457]+1" office:value-type="float" office:value="456">
            <text:p>456</text:p>
          </table:table-cell>
          <table:table-cell table:formula="of:=DEC2HEX(HEX2DEC([.B457])+6 ;3)" office:value-type="string" office:string-value="AB0">
            <text:p>AB0</text:p>
          </table:table-cell>
          <table:table-cell/>
        </table:table-row>
        <table:table-row table:style-name="ro2">
          <table:table-cell table:formula="of:=[.A458]+1" office:value-type="float" office:value="457">
            <text:p>457</text:p>
          </table:table-cell>
          <table:table-cell table:formula="of:=DEC2HEX(HEX2DEC([.B458])+6 ;3)" office:value-type="string" office:string-value="AB6">
            <text:p>AB6</text:p>
          </table:table-cell>
          <table:table-cell/>
        </table:table-row>
        <table:table-row table:style-name="ro2">
          <table:table-cell table:formula="of:=[.A459]+1" office:value-type="float" office:value="458">
            <text:p>458</text:p>
          </table:table-cell>
          <table:table-cell table:formula="of:=DEC2HEX(HEX2DEC([.B459])+6 ;3)" office:value-type="string" office:string-value="ABC">
            <text:p>ABC</text:p>
          </table:table-cell>
          <table:table-cell/>
        </table:table-row>
        <table:table-row table:style-name="ro2">
          <table:table-cell table:formula="of:=[.A460]+1" office:value-type="float" office:value="459">
            <text:p>459</text:p>
          </table:table-cell>
          <table:table-cell table:formula="of:=DEC2HEX(HEX2DEC([.B460])+6 ;3)" office:value-type="string" office:string-value="AC2">
            <text:p>AC2</text:p>
          </table:table-cell>
          <table:table-cell/>
        </table:table-row>
        <table:table-row table:style-name="ro2">
          <table:table-cell table:formula="of:=[.A461]+1" office:value-type="float" office:value="460">
            <text:p>460</text:p>
          </table:table-cell>
          <table:table-cell table:formula="of:=DEC2HEX(HEX2DEC([.B461])+6 ;3)" office:value-type="string" office:string-value="AC8">
            <text:p>AC8</text:p>
          </table:table-cell>
          <table:table-cell/>
        </table:table-row>
        <table:table-row table:style-name="ro2">
          <table:table-cell table:formula="of:=[.A462]+1" office:value-type="float" office:value="461">
            <text:p>461</text:p>
          </table:table-cell>
          <table:table-cell table:formula="of:=DEC2HEX(HEX2DEC([.B462])+6 ;3)" office:value-type="string" office:string-value="ACE">
            <text:p>ACE</text:p>
          </table:table-cell>
          <table:table-cell/>
        </table:table-row>
        <table:table-row table:style-name="ro2">
          <table:table-cell table:formula="of:=[.A463]+1" office:value-type="float" office:value="462">
            <text:p>462</text:p>
          </table:table-cell>
          <table:table-cell table:formula="of:=DEC2HEX(HEX2DEC([.B463])+6 ;3)" office:value-type="string" office:string-value="AD4">
            <text:p>AD4</text:p>
          </table:table-cell>
          <table:table-cell/>
        </table:table-row>
        <table:table-row table:style-name="ro2">
          <table:table-cell table:formula="of:=[.A464]+1" office:value-type="float" office:value="463">
            <text:p>463</text:p>
          </table:table-cell>
          <table:table-cell table:formula="of:=DEC2HEX(HEX2DEC([.B464])+6 ;3)" office:value-type="string" office:string-value="ADA">
            <text:p>ADA</text:p>
          </table:table-cell>
          <table:table-cell/>
        </table:table-row>
        <table:table-row table:style-name="ro2">
          <table:table-cell table:formula="of:=[.A465]+1" office:value-type="float" office:value="464">
            <text:p>464</text:p>
          </table:table-cell>
          <table:table-cell table:formula="of:=DEC2HEX(HEX2DEC([.B465])+6 ;3)" office:value-type="string" office:string-value="AE0">
            <text:p>AE0</text:p>
          </table:table-cell>
          <table:table-cell/>
        </table:table-row>
        <table:table-row table:style-name="ro2">
          <table:table-cell table:formula="of:=[.A466]+1" office:value-type="float" office:value="465">
            <text:p>465</text:p>
          </table:table-cell>
          <table:table-cell table:formula="of:=DEC2HEX(HEX2DEC([.B466])+6 ;3)" office:value-type="string" office:string-value="AE6">
            <text:p>AE6</text:p>
          </table:table-cell>
          <table:table-cell/>
        </table:table-row>
        <table:table-row table:style-name="ro2">
          <table:table-cell table:formula="of:=[.A467]+1" office:value-type="float" office:value="466">
            <text:p>466</text:p>
          </table:table-cell>
          <table:table-cell table:formula="of:=DEC2HEX(HEX2DEC([.B467])+6 ;3)" office:value-type="string" office:string-value="AEC">
            <text:p>AEC</text:p>
          </table:table-cell>
          <table:table-cell/>
        </table:table-row>
        <table:table-row table:style-name="ro2">
          <table:table-cell table:formula="of:=[.A468]+1" office:value-type="float" office:value="467">
            <text:p>467</text:p>
          </table:table-cell>
          <table:table-cell table:formula="of:=DEC2HEX(HEX2DEC([.B468])+6 ;3)" office:value-type="string" office:string-value="AF2">
            <text:p>AF2</text:p>
          </table:table-cell>
          <table:table-cell/>
        </table:table-row>
        <table:table-row table:style-name="ro2">
          <table:table-cell table:formula="of:=[.A469]+1" office:value-type="float" office:value="468">
            <text:p>468</text:p>
          </table:table-cell>
          <table:table-cell table:formula="of:=DEC2HEX(HEX2DEC([.B469])+6 ;3)" office:value-type="string" office:string-value="AF8">
            <text:p>AF8</text:p>
          </table:table-cell>
          <table:table-cell/>
        </table:table-row>
        <table:table-row table:style-name="ro2">
          <table:table-cell table:formula="of:=[.A470]+1" office:value-type="float" office:value="469">
            <text:p>469</text:p>
          </table:table-cell>
          <table:table-cell table:formula="of:=DEC2HEX(HEX2DEC([.B470])+6 ;3)" office:value-type="string" office:string-value="AFE">
            <text:p>AFE</text:p>
          </table:table-cell>
          <table:table-cell/>
        </table:table-row>
        <table:table-row table:style-name="ro2">
          <table:table-cell table:formula="of:=[.A471]+1" office:value-type="float" office:value="470">
            <text:p>470</text:p>
          </table:table-cell>
          <table:table-cell table:formula="of:=DEC2HEX(HEX2DEC([.B471])+6 ;3)" office:value-type="string" office:string-value="B04">
            <text:p>B04</text:p>
          </table:table-cell>
          <table:table-cell/>
        </table:table-row>
        <table:table-row table:style-name="ro2">
          <table:table-cell table:formula="of:=[.A472]+1" office:value-type="float" office:value="471">
            <text:p>471</text:p>
          </table:table-cell>
          <table:table-cell table:formula="of:=DEC2HEX(HEX2DEC([.B472])+6 ;3)" office:value-type="string" office:string-value="B0A">
            <text:p>B0A</text:p>
          </table:table-cell>
          <table:table-cell/>
        </table:table-row>
        <table:table-row table:style-name="ro2">
          <table:table-cell table:formula="of:=[.A473]+1" office:value-type="float" office:value="472">
            <text:p>472</text:p>
          </table:table-cell>
          <table:table-cell table:formula="of:=DEC2HEX(HEX2DEC([.B473])+6 ;3)" office:value-type="string" office:string-value="B10">
            <text:p>B10</text:p>
          </table:table-cell>
          <table:table-cell/>
        </table:table-row>
        <table:table-row table:style-name="ro2">
          <table:table-cell table:formula="of:=[.A474]+1" office:value-type="float" office:value="473">
            <text:p>473</text:p>
          </table:table-cell>
          <table:table-cell table:formula="of:=DEC2HEX(HEX2DEC([.B474])+6 ;3)" office:value-type="string" office:string-value="B16">
            <text:p>B16</text:p>
          </table:table-cell>
          <table:table-cell/>
        </table:table-row>
        <table:table-row table:style-name="ro2">
          <table:table-cell table:formula="of:=[.A475]+1" office:value-type="float" office:value="474">
            <text:p>474</text:p>
          </table:table-cell>
          <table:table-cell table:formula="of:=DEC2HEX(HEX2DEC([.B475])+6 ;3)" office:value-type="string" office:string-value="B1C">
            <text:p>B1C</text:p>
          </table:table-cell>
          <table:table-cell/>
        </table:table-row>
        <table:table-row table:style-name="ro2">
          <table:table-cell table:formula="of:=[.A476]+1" office:value-type="float" office:value="475">
            <text:p>475</text:p>
          </table:table-cell>
          <table:table-cell table:formula="of:=DEC2HEX(HEX2DEC([.B476])+6 ;3)" office:value-type="string" office:string-value="B22">
            <text:p>B22</text:p>
          </table:table-cell>
          <table:table-cell/>
        </table:table-row>
        <table:table-row table:style-name="ro2">
          <table:table-cell table:formula="of:=[.A477]+1" office:value-type="float" office:value="476">
            <text:p>476</text:p>
          </table:table-cell>
          <table:table-cell table:formula="of:=DEC2HEX(HEX2DEC([.B477])+6 ;3)" office:value-type="string" office:string-value="B28">
            <text:p>B28</text:p>
          </table:table-cell>
          <table:table-cell/>
        </table:table-row>
        <table:table-row table:style-name="ro2">
          <table:table-cell table:formula="of:=[.A478]+1" office:value-type="float" office:value="477">
            <text:p>477</text:p>
          </table:table-cell>
          <table:table-cell table:formula="of:=DEC2HEX(HEX2DEC([.B478])+6 ;3)" office:value-type="string" office:string-value="B2E">
            <text:p>B2E</text:p>
          </table:table-cell>
          <table:table-cell/>
        </table:table-row>
        <table:table-row table:style-name="ro2">
          <table:table-cell table:formula="of:=[.A479]+1" office:value-type="float" office:value="478">
            <text:p>478</text:p>
          </table:table-cell>
          <table:table-cell table:formula="of:=DEC2HEX(HEX2DEC([.B479])+6 ;3)" office:value-type="string" office:string-value="B34">
            <text:p>B34</text:p>
          </table:table-cell>
          <table:table-cell/>
        </table:table-row>
        <table:table-row table:style-name="ro2">
          <table:table-cell table:formula="of:=[.A480]+1" office:value-type="float" office:value="479">
            <text:p>479</text:p>
          </table:table-cell>
          <table:table-cell table:formula="of:=DEC2HEX(HEX2DEC([.B480])+6 ;3)" office:value-type="string" office:string-value="B3A">
            <text:p>B3A</text:p>
          </table:table-cell>
          <table:table-cell/>
        </table:table-row>
        <table:table-row table:style-name="ro2">
          <table:table-cell table:formula="of:=[.A481]+1" office:value-type="float" office:value="480">
            <text:p>480</text:p>
          </table:table-cell>
          <table:table-cell table:formula="of:=DEC2HEX(HEX2DEC([.B481])+6 ;3)" office:value-type="string" office:string-value="B40">
            <text:p>B40</text:p>
          </table:table-cell>
          <table:table-cell/>
        </table:table-row>
        <table:table-row table:style-name="ro2">
          <table:table-cell table:formula="of:=[.A482]+1" office:value-type="float" office:value="481">
            <text:p>481</text:p>
          </table:table-cell>
          <table:table-cell table:formula="of:=DEC2HEX(HEX2DEC([.B482])+6 ;3)" office:value-type="string" office:string-value="B46">
            <text:p>B46</text:p>
          </table:table-cell>
          <table:table-cell/>
        </table:table-row>
        <table:table-row table:style-name="ro2">
          <table:table-cell table:formula="of:=[.A483]+1" office:value-type="float" office:value="482">
            <text:p>482</text:p>
          </table:table-cell>
          <table:table-cell table:formula="of:=DEC2HEX(HEX2DEC([.B483])+6 ;3)" office:value-type="string" office:string-value="B4C">
            <text:p>B4C</text:p>
          </table:table-cell>
          <table:table-cell/>
        </table:table-row>
        <table:table-row table:style-name="ro2">
          <table:table-cell table:formula="of:=[.A484]+1" office:value-type="float" office:value="483">
            <text:p>483</text:p>
          </table:table-cell>
          <table:table-cell table:formula="of:=DEC2HEX(HEX2DEC([.B484])+6 ;3)" office:value-type="string" office:string-value="B52">
            <text:p>B52</text:p>
          </table:table-cell>
          <table:table-cell/>
        </table:table-row>
        <table:table-row table:style-name="ro2">
          <table:table-cell table:formula="of:=[.A485]+1" office:value-type="float" office:value="484">
            <text:p>484</text:p>
          </table:table-cell>
          <table:table-cell table:formula="of:=DEC2HEX(HEX2DEC([.B485])+6 ;3)" office:value-type="string" office:string-value="B58">
            <text:p>B58</text:p>
          </table:table-cell>
          <table:table-cell/>
        </table:table-row>
        <table:table-row table:style-name="ro2">
          <table:table-cell table:formula="of:=[.A486]+1" office:value-type="float" office:value="485">
            <text:p>485</text:p>
          </table:table-cell>
          <table:table-cell table:formula="of:=DEC2HEX(HEX2DEC([.B486])+6 ;3)" office:value-type="string" office:string-value="B5E">
            <text:p>B5E</text:p>
          </table:table-cell>
          <table:table-cell/>
        </table:table-row>
        <table:table-row table:style-name="ro2">
          <table:table-cell table:formula="of:=[.A487]+1" office:value-type="float" office:value="486">
            <text:p>486</text:p>
          </table:table-cell>
          <table:table-cell table:formula="of:=DEC2HEX(HEX2DEC([.B487])+6 ;3)" office:value-type="string" office:string-value="B64">
            <text:p>B64</text:p>
          </table:table-cell>
          <table:table-cell/>
        </table:table-row>
        <table:table-row table:style-name="ro2">
          <table:table-cell table:formula="of:=[.A488]+1" office:value-type="float" office:value="487">
            <text:p>487</text:p>
          </table:table-cell>
          <table:table-cell table:formula="of:=DEC2HEX(HEX2DEC([.B488])+6 ;3)" office:value-type="string" office:string-value="B6A">
            <text:p>B6A</text:p>
          </table:table-cell>
          <table:table-cell/>
        </table:table-row>
        <table:table-row table:style-name="ro2">
          <table:table-cell table:formula="of:=[.A489]+1" office:value-type="float" office:value="488">
            <text:p>488</text:p>
          </table:table-cell>
          <table:table-cell table:formula="of:=DEC2HEX(HEX2DEC([.B489])+6 ;3)" office:value-type="string" office:string-value="B70">
            <text:p>B70</text:p>
          </table:table-cell>
          <table:table-cell/>
        </table:table-row>
        <table:table-row table:style-name="ro2">
          <table:table-cell table:formula="of:=[.A490]+1" office:value-type="float" office:value="489">
            <text:p>489</text:p>
          </table:table-cell>
          <table:table-cell table:formula="of:=DEC2HEX(HEX2DEC([.B490])+6 ;3)" office:value-type="string" office:string-value="B76">
            <text:p>B76</text:p>
          </table:table-cell>
          <table:table-cell/>
        </table:table-row>
        <table:table-row table:style-name="ro2">
          <table:table-cell table:formula="of:=[.A491]+1" office:value-type="float" office:value="490">
            <text:p>490</text:p>
          </table:table-cell>
          <table:table-cell table:formula="of:=DEC2HEX(HEX2DEC([.B491])+6 ;3)" office:value-type="string" office:string-value="B7C">
            <text:p>B7C</text:p>
          </table:table-cell>
          <table:table-cell/>
        </table:table-row>
        <table:table-row table:style-name="ro2">
          <table:table-cell table:formula="of:=[.A492]+1" office:value-type="float" office:value="491">
            <text:p>491</text:p>
          </table:table-cell>
          <table:table-cell table:formula="of:=DEC2HEX(HEX2DEC([.B492])+6 ;3)" office:value-type="string" office:string-value="B82">
            <text:p>B82</text:p>
          </table:table-cell>
          <table:table-cell/>
        </table:table-row>
        <table:table-row table:style-name="ro2">
          <table:table-cell table:formula="of:=[.A493]+1" office:value-type="float" office:value="492">
            <text:p>492</text:p>
          </table:table-cell>
          <table:table-cell table:formula="of:=DEC2HEX(HEX2DEC([.B493])+6 ;3)" office:value-type="string" office:string-value="B88">
            <text:p>B88</text:p>
          </table:table-cell>
          <table:table-cell/>
        </table:table-row>
        <table:table-row table:style-name="ro2">
          <table:table-cell table:formula="of:=[.A494]+1" office:value-type="float" office:value="493">
            <text:p>493</text:p>
          </table:table-cell>
          <table:table-cell table:formula="of:=DEC2HEX(HEX2DEC([.B494])+6 ;3)" office:value-type="string" office:string-value="B8E">
            <text:p>B8E</text:p>
          </table:table-cell>
          <table:table-cell/>
        </table:table-row>
        <table:table-row table:style-name="ro2">
          <table:table-cell table:formula="of:=[.A495]+1" office:value-type="float" office:value="494">
            <text:p>494</text:p>
          </table:table-cell>
          <table:table-cell table:formula="of:=DEC2HEX(HEX2DEC([.B495])+6 ;3)" office:value-type="string" office:string-value="B94">
            <text:p>B94</text:p>
          </table:table-cell>
          <table:table-cell/>
        </table:table-row>
        <table:table-row table:style-name="ro2">
          <table:table-cell table:formula="of:=[.A496]+1" office:value-type="float" office:value="495">
            <text:p>495</text:p>
          </table:table-cell>
          <table:table-cell table:formula="of:=DEC2HEX(HEX2DEC([.B496])+6 ;3)" office:value-type="string" office:string-value="B9A">
            <text:p>B9A</text:p>
          </table:table-cell>
          <table:table-cell/>
        </table:table-row>
        <table:table-row table:style-name="ro2">
          <table:table-cell table:formula="of:=[.A497]+1" office:value-type="float" office:value="496">
            <text:p>496</text:p>
          </table:table-cell>
          <table:table-cell table:formula="of:=DEC2HEX(HEX2DEC([.B497])+6 ;3)" office:value-type="string" office:string-value="BA0">
            <text:p>BA0</text:p>
          </table:table-cell>
          <table:table-cell/>
        </table:table-row>
        <table:table-row table:style-name="ro2">
          <table:table-cell table:formula="of:=[.A498]+1" office:value-type="float" office:value="497">
            <text:p>497</text:p>
          </table:table-cell>
          <table:table-cell table:formula="of:=DEC2HEX(HEX2DEC([.B498])+6 ;3)" office:value-type="string" office:string-value="BA6">
            <text:p>BA6</text:p>
          </table:table-cell>
          <table:table-cell/>
        </table:table-row>
        <table:table-row table:style-name="ro2">
          <table:table-cell table:formula="of:=[.A499]+1" office:value-type="float" office:value="498">
            <text:p>498</text:p>
          </table:table-cell>
          <table:table-cell table:formula="of:=DEC2HEX(HEX2DEC([.B499])+6 ;3)" office:value-type="string" office:string-value="BAC">
            <text:p>BAC</text:p>
          </table:table-cell>
          <table:table-cell/>
        </table:table-row>
        <table:table-row table:style-name="ro2">
          <table:table-cell table:formula="of:=[.A500]+1" office:value-type="float" office:value="499">
            <text:p>499</text:p>
          </table:table-cell>
          <table:table-cell table:formula="of:=DEC2HEX(HEX2DEC([.B500])+6 ;3)" office:value-type="string" office:string-value="BB2">
            <text:p>BB2</text:p>
          </table:table-cell>
          <table:table-cell/>
        </table:table-row>
        <table:table-row table:style-name="ro2">
          <table:table-cell table:formula="of:=[.A501]+1" office:value-type="float" office:value="500">
            <text:p>500</text:p>
          </table:table-cell>
          <table:table-cell table:formula="of:=DEC2HEX(HEX2DEC([.B501])+6 ;3)" office:value-type="string" office:string-value="BB8">
            <text:p>BB8</text:p>
          </table:table-cell>
          <table:table-cell/>
        </table:table-row>
        <table:table-row table:style-name="ro2">
          <table:table-cell table:formula="of:=[.A502]+1" office:value-type="float" office:value="501">
            <text:p>501</text:p>
          </table:table-cell>
          <table:table-cell table:formula="of:=DEC2HEX(HEX2DEC([.B502])+6 ;3)" office:value-type="string" office:string-value="BBE">
            <text:p>BBE</text:p>
          </table:table-cell>
          <table:table-cell/>
        </table:table-row>
        <table:table-row table:style-name="ro2">
          <table:table-cell table:formula="of:=[.A503]+1" office:value-type="float" office:value="502">
            <text:p>502</text:p>
          </table:table-cell>
          <table:table-cell table:formula="of:=DEC2HEX(HEX2DEC([.B503])+6 ;3)" office:value-type="string" office:string-value="BC4">
            <text:p>BC4</text:p>
          </table:table-cell>
          <table:table-cell/>
        </table:table-row>
        <table:table-row table:style-name="ro2">
          <table:table-cell table:formula="of:=[.A504]+1" office:value-type="float" office:value="503">
            <text:p>503</text:p>
          </table:table-cell>
          <table:table-cell table:formula="of:=DEC2HEX(HEX2DEC([.B504])+6 ;3)" office:value-type="string" office:string-value="BCA">
            <text:p>BCA</text:p>
          </table:table-cell>
          <table:table-cell/>
        </table:table-row>
        <table:table-row table:style-name="ro2">
          <table:table-cell table:formula="of:=[.A505]+1" office:value-type="float" office:value="504">
            <text:p>504</text:p>
          </table:table-cell>
          <table:table-cell table:formula="of:=DEC2HEX(HEX2DEC([.B505])+6 ;3)" office:value-type="string" office:string-value="BD0">
            <text:p>BD0</text:p>
          </table:table-cell>
          <table:table-cell/>
        </table:table-row>
        <table:table-row table:style-name="ro2">
          <table:table-cell table:formula="of:=[.A506]+1" office:value-type="float" office:value="505">
            <text:p>505</text:p>
          </table:table-cell>
          <table:table-cell table:formula="of:=DEC2HEX(HEX2DEC([.B506])+6 ;3)" office:value-type="string" office:string-value="BD6">
            <text:p>BD6</text:p>
          </table:table-cell>
          <table:table-cell/>
        </table:table-row>
        <table:table-row table:style-name="ro2">
          <table:table-cell table:formula="of:=[.A507]+1" office:value-type="float" office:value="506">
            <text:p>506</text:p>
          </table:table-cell>
          <table:table-cell table:formula="of:=DEC2HEX(HEX2DEC([.B507])+6 ;3)" office:value-type="string" office:string-value="BDC">
            <text:p>BDC</text:p>
          </table:table-cell>
          <table:table-cell/>
        </table:table-row>
        <table:table-row table:style-name="ro2">
          <table:table-cell table:formula="of:=[.A508]+1" office:value-type="float" office:value="507">
            <text:p>507</text:p>
          </table:table-cell>
          <table:table-cell table:formula="of:=DEC2HEX(HEX2DEC([.B508])+6 ;3)" office:value-type="string" office:string-value="BE2">
            <text:p>BE2</text:p>
          </table:table-cell>
          <table:table-cell/>
        </table:table-row>
        <table:table-row table:style-name="ro2">
          <table:table-cell table:formula="of:=[.A509]+1" office:value-type="float" office:value="508">
            <text:p>508</text:p>
          </table:table-cell>
          <table:table-cell table:formula="of:=DEC2HEX(HEX2DEC([.B509])+6 ;3)" office:value-type="string" office:string-value="BE8">
            <text:p>BE8</text:p>
          </table:table-cell>
          <table:table-cell/>
        </table:table-row>
        <table:table-row table:style-name="ro2">
          <table:table-cell table:formula="of:=[.A510]+1" office:value-type="float" office:value="509">
            <text:p>509</text:p>
          </table:table-cell>
          <table:table-cell table:formula="of:=DEC2HEX(HEX2DEC([.B510])+6 ;3)" office:value-type="string" office:string-value="BEE">
            <text:p>BEE</text:p>
          </table:table-cell>
          <table:table-cell/>
        </table:table-row>
        <table:table-row table:style-name="ro2">
          <table:table-cell table:formula="of:=[.A511]+1" office:value-type="float" office:value="510">
            <text:p>510</text:p>
          </table:table-cell>
          <table:table-cell table:formula="of:=DEC2HEX(HEX2DEC([.B511])+6 ;3)" office:value-type="string" office:string-value="BF4">
            <text:p>BF4</text:p>
          </table:table-cell>
          <table:table-cell/>
        </table:table-row>
        <table:table-row table:style-name="ro2">
          <table:table-cell table:formula="of:=[.A512]+1" office:value-type="float" office:value="511">
            <text:p>511</text:p>
          </table:table-cell>
          <table:table-cell table:formula="of:=DEC2HEX(HEX2DEC([.B512])+6 ;3)" office:value-type="string" office:string-value="BFA">
            <text:p>BFA</text:p>
          </table:table-cell>
          <table:table-cell/>
        </table:table-row>
        <table:table-row table:style-name="ro2">
          <table:table-cell table:formula="of:=[.A513]+1" office:value-type="float" office:value="512">
            <text:p>512</text:p>
          </table:table-cell>
          <table:table-cell table:formula="of:=DEC2HEX(HEX2DEC([.B513])+6 ;3)" office:value-type="string" office:string-value="C00">
            <text:p>C00</text:p>
          </table:table-cell>
          <table:table-cell/>
        </table:table-row>
        <table:table-row table:style-name="ro2">
          <table:table-cell table:formula="of:=[.A514]+1" office:value-type="float" office:value="513">
            <text:p>513</text:p>
          </table:table-cell>
          <table:table-cell table:formula="of:=DEC2HEX(HEX2DEC([.B514])+6 ;3)" office:value-type="string" office:string-value="C06">
            <text:p>C06</text:p>
          </table:table-cell>
          <table:table-cell/>
        </table:table-row>
        <table:table-row table:style-name="ro2">
          <table:table-cell table:formula="of:=[.A515]+1" office:value-type="float" office:value="514">
            <text:p>514</text:p>
          </table:table-cell>
          <table:table-cell table:formula="of:=DEC2HEX(HEX2DEC([.B515])+6 ;3)" office:value-type="string" office:string-value="C0C">
            <text:p>C0C</text:p>
          </table:table-cell>
          <table:table-cell/>
        </table:table-row>
        <table:table-row table:style-name="ro2">
          <table:table-cell table:formula="of:=[.A516]+1" office:value-type="float" office:value="515">
            <text:p>515</text:p>
          </table:table-cell>
          <table:table-cell table:formula="of:=DEC2HEX(HEX2DEC([.B516])+6 ;3)" office:value-type="string" office:string-value="C12">
            <text:p>C12</text:p>
          </table:table-cell>
          <table:table-cell/>
        </table:table-row>
        <table:table-row table:style-name="ro2">
          <table:table-cell table:formula="of:=[.A517]+1" office:value-type="float" office:value="516">
            <text:p>516</text:p>
          </table:table-cell>
          <table:table-cell table:formula="of:=DEC2HEX(HEX2DEC([.B517])+6 ;3)" office:value-type="string" office:string-value="C18">
            <text:p>C18</text:p>
          </table:table-cell>
          <table:table-cell/>
        </table:table-row>
        <table:table-row table:style-name="ro2">
          <table:table-cell table:formula="of:=[.A518]+1" office:value-type="float" office:value="517">
            <text:p>517</text:p>
          </table:table-cell>
          <table:table-cell table:formula="of:=DEC2HEX(HEX2DEC([.B518])+6 ;3)" office:value-type="string" office:string-value="C1E">
            <text:p>C1E</text:p>
          </table:table-cell>
          <table:table-cell/>
        </table:table-row>
        <table:table-row table:style-name="ro2">
          <table:table-cell table:formula="of:=[.A519]+1" office:value-type="float" office:value="518">
            <text:p>518</text:p>
          </table:table-cell>
          <table:table-cell table:formula="of:=DEC2HEX(HEX2DEC([.B519])+6 ;3)" office:value-type="string" office:string-value="C24">
            <text:p>C24</text:p>
          </table:table-cell>
          <table:table-cell/>
        </table:table-row>
        <table:table-row table:style-name="ro2">
          <table:table-cell table:formula="of:=[.A520]+1" office:value-type="float" office:value="519">
            <text:p>519</text:p>
          </table:table-cell>
          <table:table-cell table:formula="of:=DEC2HEX(HEX2DEC([.B520])+6 ;3)" office:value-type="string" office:string-value="C2A">
            <text:p>C2A</text:p>
          </table:table-cell>
          <table:table-cell/>
        </table:table-row>
        <table:table-row table:style-name="ro2">
          <table:table-cell table:formula="of:=[.A521]+1" office:value-type="float" office:value="520">
            <text:p>520</text:p>
          </table:table-cell>
          <table:table-cell table:formula="of:=DEC2HEX(HEX2DEC([.B521])+6 ;3)" office:value-type="string" office:string-value="C30">
            <text:p>C30</text:p>
          </table:table-cell>
          <table:table-cell/>
        </table:table-row>
        <table:table-row table:style-name="ro2">
          <table:table-cell table:formula="of:=[.A522]+1" office:value-type="float" office:value="521">
            <text:p>521</text:p>
          </table:table-cell>
          <table:table-cell table:formula="of:=DEC2HEX(HEX2DEC([.B522])+6 ;3)" office:value-type="string" office:string-value="C36">
            <text:p>C36</text:p>
          </table:table-cell>
          <table:table-cell/>
        </table:table-row>
        <table:table-row table:style-name="ro2">
          <table:table-cell table:formula="of:=[.A523]+1" office:value-type="float" office:value="522">
            <text:p>522</text:p>
          </table:table-cell>
          <table:table-cell table:formula="of:=DEC2HEX(HEX2DEC([.B523])+6 ;3)" office:value-type="string" office:string-value="C3C">
            <text:p>C3C</text:p>
          </table:table-cell>
          <table:table-cell/>
        </table:table-row>
        <table:table-row table:style-name="ro2">
          <table:table-cell table:formula="of:=[.A524]+1" office:value-type="float" office:value="523">
            <text:p>523</text:p>
          </table:table-cell>
          <table:table-cell table:formula="of:=DEC2HEX(HEX2DEC([.B524])+6 ;3)" office:value-type="string" office:string-value="C42">
            <text:p>C42</text:p>
          </table:table-cell>
          <table:table-cell/>
        </table:table-row>
        <table:table-row table:style-name="ro2">
          <table:table-cell table:formula="of:=[.A525]+1" office:value-type="float" office:value="524">
            <text:p>524</text:p>
          </table:table-cell>
          <table:table-cell table:formula="of:=DEC2HEX(HEX2DEC([.B525])+6 ;3)" office:value-type="string" office:string-value="C48">
            <text:p>C48</text:p>
          </table:table-cell>
          <table:table-cell/>
        </table:table-row>
        <table:table-row table:style-name="ro2">
          <table:table-cell table:formula="of:=[.A526]+1" office:value-type="float" office:value="525">
            <text:p>525</text:p>
          </table:table-cell>
          <table:table-cell table:formula="of:=DEC2HEX(HEX2DEC([.B526])+6 ;3)" office:value-type="string" office:string-value="C4E">
            <text:p>C4E</text:p>
          </table:table-cell>
          <table:table-cell/>
        </table:table-row>
        <table:table-row table:style-name="ro2">
          <table:table-cell table:formula="of:=[.A527]+1" office:value-type="float" office:value="526">
            <text:p>526</text:p>
          </table:table-cell>
          <table:table-cell table:formula="of:=DEC2HEX(HEX2DEC([.B527])+6 ;3)" office:value-type="string" office:string-value="C54">
            <text:p>C54</text:p>
          </table:table-cell>
          <table:table-cell/>
        </table:table-row>
        <table:table-row table:style-name="ro2">
          <table:table-cell table:formula="of:=[.A528]+1" office:value-type="float" office:value="527">
            <text:p>527</text:p>
          </table:table-cell>
          <table:table-cell table:formula="of:=DEC2HEX(HEX2DEC([.B528])+6 ;3)" office:value-type="string" office:string-value="C5A">
            <text:p>C5A</text:p>
          </table:table-cell>
          <table:table-cell/>
        </table:table-row>
        <table:table-row table:style-name="ro2">
          <table:table-cell table:formula="of:=[.A529]+1" office:value-type="float" office:value="528">
            <text:p>528</text:p>
          </table:table-cell>
          <table:table-cell table:formula="of:=DEC2HEX(HEX2DEC([.B529])+6 ;3)" office:value-type="string" office:string-value="C60">
            <text:p>C60</text:p>
          </table:table-cell>
          <table:table-cell/>
        </table:table-row>
        <table:table-row table:style-name="ro2">
          <table:table-cell table:formula="of:=[.A530]+1" office:value-type="float" office:value="529">
            <text:p>529</text:p>
          </table:table-cell>
          <table:table-cell table:formula="of:=DEC2HEX(HEX2DEC([.B530])+6 ;3)" office:value-type="string" office:string-value="C66">
            <text:p>C66</text:p>
          </table:table-cell>
          <table:table-cell/>
        </table:table-row>
        <table:table-row table:style-name="ro2">
          <table:table-cell table:formula="of:=[.A531]+1" office:value-type="float" office:value="530">
            <text:p>530</text:p>
          </table:table-cell>
          <table:table-cell table:formula="of:=DEC2HEX(HEX2DEC([.B531])+6 ;3)" office:value-type="string" office:string-value="C6C">
            <text:p>C6C</text:p>
          </table:table-cell>
          <table:table-cell/>
        </table:table-row>
        <table:table-row table:style-name="ro2">
          <table:table-cell table:formula="of:=[.A532]+1" office:value-type="float" office:value="531">
            <text:p>531</text:p>
          </table:table-cell>
          <table:table-cell table:formula="of:=DEC2HEX(HEX2DEC([.B532])+6 ;3)" office:value-type="string" office:string-value="C72">
            <text:p>C72</text:p>
          </table:table-cell>
          <table:table-cell/>
        </table:table-row>
        <table:table-row table:style-name="ro2">
          <table:table-cell table:formula="of:=[.A533]+1" office:value-type="float" office:value="532">
            <text:p>532</text:p>
          </table:table-cell>
          <table:table-cell table:formula="of:=DEC2HEX(HEX2DEC([.B533])+6 ;3)" office:value-type="string" office:string-value="C78">
            <text:p>C78</text:p>
          </table:table-cell>
          <table:table-cell/>
        </table:table-row>
        <table:table-row table:style-name="ro2">
          <table:table-cell table:formula="of:=[.A534]+1" office:value-type="float" office:value="533">
            <text:p>533</text:p>
          </table:table-cell>
          <table:table-cell table:formula="of:=DEC2HEX(HEX2DEC([.B534])+6 ;3)" office:value-type="string" office:string-value="C7E">
            <text:p>C7E</text:p>
          </table:table-cell>
          <table:table-cell/>
        </table:table-row>
        <table:table-row table:style-name="ro2">
          <table:table-cell table:formula="of:=[.A535]+1" office:value-type="float" office:value="534">
            <text:p>534</text:p>
          </table:table-cell>
          <table:table-cell table:formula="of:=DEC2HEX(HEX2DEC([.B535])+6 ;3)" office:value-type="string" office:string-value="C84">
            <text:p>C84</text:p>
          </table:table-cell>
          <table:table-cell/>
        </table:table-row>
        <table:table-row table:style-name="ro2">
          <table:table-cell table:formula="of:=[.A536]+1" office:value-type="float" office:value="535">
            <text:p>535</text:p>
          </table:table-cell>
          <table:table-cell table:formula="of:=DEC2HEX(HEX2DEC([.B536])+6 ;3)" office:value-type="string" office:string-value="C8A">
            <text:p>C8A</text:p>
          </table:table-cell>
          <table:table-cell/>
        </table:table-row>
        <table:table-row table:style-name="ro2">
          <table:table-cell table:formula="of:=[.A537]+1" office:value-type="float" office:value="536">
            <text:p>536</text:p>
          </table:table-cell>
          <table:table-cell table:formula="of:=DEC2HEX(HEX2DEC([.B537])+6 ;3)" office:value-type="string" office:string-value="C90">
            <text:p>C90</text:p>
          </table:table-cell>
          <table:table-cell/>
        </table:table-row>
        <table:table-row table:style-name="ro2">
          <table:table-cell table:formula="of:=[.A538]+1" office:value-type="float" office:value="537">
            <text:p>537</text:p>
          </table:table-cell>
          <table:table-cell table:formula="of:=DEC2HEX(HEX2DEC([.B538])+6 ;3)" office:value-type="string" office:string-value="C96">
            <text:p>C96</text:p>
          </table:table-cell>
          <table:table-cell/>
        </table:table-row>
        <table:table-row table:style-name="ro2">
          <table:table-cell table:formula="of:=[.A539]+1" office:value-type="float" office:value="538">
            <text:p>538</text:p>
          </table:table-cell>
          <table:table-cell table:formula="of:=DEC2HEX(HEX2DEC([.B539])+6 ;3)" office:value-type="string" office:string-value="C9C">
            <text:p>C9C</text:p>
          </table:table-cell>
          <table:table-cell/>
        </table:table-row>
        <table:table-row table:style-name="ro2">
          <table:table-cell table:formula="of:=[.A540]+1" office:value-type="float" office:value="539">
            <text:p>539</text:p>
          </table:table-cell>
          <table:table-cell table:formula="of:=DEC2HEX(HEX2DEC([.B540])+6 ;3)" office:value-type="string" office:string-value="CA2">
            <text:p>CA2</text:p>
          </table:table-cell>
          <table:table-cell/>
        </table:table-row>
        <table:table-row table:style-name="ro2">
          <table:table-cell table:formula="of:=[.A541]+1" office:value-type="float" office:value="540">
            <text:p>540</text:p>
          </table:table-cell>
          <table:table-cell table:formula="of:=DEC2HEX(HEX2DEC([.B541])+6 ;3)" office:value-type="string" office:string-value="CA8">
            <text:p>CA8</text:p>
          </table:table-cell>
          <table:table-cell/>
        </table:table-row>
        <table:table-row table:style-name="ro2">
          <table:table-cell table:formula="of:=[.A542]+1" office:value-type="float" office:value="541">
            <text:p>541</text:p>
          </table:table-cell>
          <table:table-cell table:formula="of:=DEC2HEX(HEX2DEC([.B542])+6 ;3)" office:value-type="string" office:string-value="CAE">
            <text:p>CAE</text:p>
          </table:table-cell>
          <table:table-cell/>
        </table:table-row>
        <table:table-row table:style-name="ro2">
          <table:table-cell table:formula="of:=[.A543]+1" office:value-type="float" office:value="542">
            <text:p>542</text:p>
          </table:table-cell>
          <table:table-cell table:formula="of:=DEC2HEX(HEX2DEC([.B543])+6 ;3)" office:value-type="string" office:string-value="CB4">
            <text:p>CB4</text:p>
          </table:table-cell>
          <table:table-cell/>
        </table:table-row>
        <table:table-row table:style-name="ro2">
          <table:table-cell table:formula="of:=[.A544]+1" office:value-type="float" office:value="543">
            <text:p>543</text:p>
          </table:table-cell>
          <table:table-cell table:formula="of:=DEC2HEX(HEX2DEC([.B544])+6 ;3)" office:value-type="string" office:string-value="CBA">
            <text:p>CBA</text:p>
          </table:table-cell>
          <table:table-cell/>
        </table:table-row>
        <table:table-row table:style-name="ro2">
          <table:table-cell table:formula="of:=[.A545]+1" office:value-type="float" office:value="544">
            <text:p>544</text:p>
          </table:table-cell>
          <table:table-cell table:formula="of:=DEC2HEX(HEX2DEC([.B545])+6 ;3)" office:value-type="string" office:string-value="CC0">
            <text:p>CC0</text:p>
          </table:table-cell>
          <table:table-cell/>
        </table:table-row>
        <table:table-row table:style-name="ro2">
          <table:table-cell table:formula="of:=[.A546]+1" office:value-type="float" office:value="545">
            <text:p>545</text:p>
          </table:table-cell>
          <table:table-cell table:formula="of:=DEC2HEX(HEX2DEC([.B546])+6 ;3)" office:value-type="string" office:string-value="CC6">
            <text:p>CC6</text:p>
          </table:table-cell>
          <table:table-cell/>
        </table:table-row>
        <table:table-row table:style-name="ro2">
          <table:table-cell table:formula="of:=[.A547]+1" office:value-type="float" office:value="546">
            <text:p>546</text:p>
          </table:table-cell>
          <table:table-cell table:formula="of:=DEC2HEX(HEX2DEC([.B547])+6 ;3)" office:value-type="string" office:string-value="CCC">
            <text:p>CCC</text:p>
          </table:table-cell>
          <table:table-cell/>
        </table:table-row>
        <table:table-row table:style-name="ro2">
          <table:table-cell table:formula="of:=[.A548]+1" office:value-type="float" office:value="547">
            <text:p>547</text:p>
          </table:table-cell>
          <table:table-cell table:formula="of:=DEC2HEX(HEX2DEC([.B548])+6 ;3)" office:value-type="string" office:string-value="CD2">
            <text:p>CD2</text:p>
          </table:table-cell>
          <table:table-cell/>
        </table:table-row>
        <table:table-row table:style-name="ro2">
          <table:table-cell table:formula="of:=[.A549]+1" office:value-type="float" office:value="548">
            <text:p>548</text:p>
          </table:table-cell>
          <table:table-cell table:formula="of:=DEC2HEX(HEX2DEC([.B549])+6 ;3)" office:value-type="string" office:string-value="CD8">
            <text:p>CD8</text:p>
          </table:table-cell>
          <table:table-cell/>
        </table:table-row>
        <table:table-row table:style-name="ro2">
          <table:table-cell table:formula="of:=[.A550]+1" office:value-type="float" office:value="549">
            <text:p>549</text:p>
          </table:table-cell>
          <table:table-cell table:formula="of:=DEC2HEX(HEX2DEC([.B550])+6 ;3)" office:value-type="string" office:string-value="CDE">
            <text:p>CDE</text:p>
          </table:table-cell>
          <table:table-cell/>
        </table:table-row>
        <table:table-row table:style-name="ro2">
          <table:table-cell table:formula="of:=[.A551]+1" office:value-type="float" office:value="550">
            <text:p>550</text:p>
          </table:table-cell>
          <table:table-cell table:formula="of:=DEC2HEX(HEX2DEC([.B551])+6 ;3)" office:value-type="string" office:string-value="CE4">
            <text:p>CE4</text:p>
          </table:table-cell>
          <table:table-cell/>
        </table:table-row>
        <table:table-row table:style-name="ro2">
          <table:table-cell table:formula="of:=[.A552]+1" office:value-type="float" office:value="551">
            <text:p>551</text:p>
          </table:table-cell>
          <table:table-cell table:formula="of:=DEC2HEX(HEX2DEC([.B552])+6 ;3)" office:value-type="string" office:string-value="CEA">
            <text:p>CEA</text:p>
          </table:table-cell>
          <table:table-cell/>
        </table:table-row>
        <table:table-row table:style-name="ro2">
          <table:table-cell table:formula="of:=[.A553]+1" office:value-type="float" office:value="552">
            <text:p>552</text:p>
          </table:table-cell>
          <table:table-cell table:formula="of:=DEC2HEX(HEX2DEC([.B553])+6 ;3)" office:value-type="string" office:string-value="CF0">
            <text:p>CF0</text:p>
          </table:table-cell>
          <table:table-cell/>
        </table:table-row>
        <table:table-row table:style-name="ro2">
          <table:table-cell table:formula="of:=[.A554]+1" office:value-type="float" office:value="553">
            <text:p>553</text:p>
          </table:table-cell>
          <table:table-cell table:formula="of:=DEC2HEX(HEX2DEC([.B554])+6 ;3)" office:value-type="string" office:string-value="CF6">
            <text:p>CF6</text:p>
          </table:table-cell>
          <table:table-cell/>
        </table:table-row>
        <table:table-row table:style-name="ro2">
          <table:table-cell table:formula="of:=[.A555]+1" office:value-type="float" office:value="554">
            <text:p>554</text:p>
          </table:table-cell>
          <table:table-cell table:formula="of:=DEC2HEX(HEX2DEC([.B555])+6 ;3)" office:value-type="string" office:string-value="CFC">
            <text:p>CFC</text:p>
          </table:table-cell>
          <table:table-cell/>
        </table:table-row>
        <table:table-row table:style-name="ro2">
          <table:table-cell table:formula="of:=[.A556]+1" office:value-type="float" office:value="555">
            <text:p>555</text:p>
          </table:table-cell>
          <table:table-cell table:formula="of:=DEC2HEX(HEX2DEC([.B556])+6 ;3)" office:value-type="string" office:string-value="D02">
            <text:p>D02</text:p>
          </table:table-cell>
          <table:table-cell/>
        </table:table-row>
        <table:table-row table:style-name="ro2">
          <table:table-cell table:formula="of:=[.A557]+1" office:value-type="float" office:value="556">
            <text:p>556</text:p>
          </table:table-cell>
          <table:table-cell table:formula="of:=DEC2HEX(HEX2DEC([.B557])+6 ;3)" office:value-type="string" office:string-value="D08">
            <text:p>D08</text:p>
          </table:table-cell>
          <table:table-cell/>
        </table:table-row>
        <table:table-row table:style-name="ro2">
          <table:table-cell table:formula="of:=[.A558]+1" office:value-type="float" office:value="557">
            <text:p>557</text:p>
          </table:table-cell>
          <table:table-cell table:formula="of:=DEC2HEX(HEX2DEC([.B558])+6 ;3)" office:value-type="string" office:string-value="D0E">
            <text:p>D0E</text:p>
          </table:table-cell>
          <table:table-cell/>
        </table:table-row>
        <table:table-row table:style-name="ro2">
          <table:table-cell table:formula="of:=[.A559]+1" office:value-type="float" office:value="558">
            <text:p>558</text:p>
          </table:table-cell>
          <table:table-cell table:formula="of:=DEC2HEX(HEX2DEC([.B559])+6 ;3)" office:value-type="string" office:string-value="D14">
            <text:p>D14</text:p>
          </table:table-cell>
          <table:table-cell/>
        </table:table-row>
        <table:table-row table:style-name="ro2">
          <table:table-cell table:formula="of:=[.A560]+1" office:value-type="float" office:value="559">
            <text:p>559</text:p>
          </table:table-cell>
          <table:table-cell table:formula="of:=DEC2HEX(HEX2DEC([.B560])+6 ;3)" office:value-type="string" office:string-value="D1A">
            <text:p>D1A</text:p>
          </table:table-cell>
          <table:table-cell/>
        </table:table-row>
        <table:table-row table:style-name="ro2">
          <table:table-cell table:formula="of:=[.A561]+1" office:value-type="float" office:value="560">
            <text:p>560</text:p>
          </table:table-cell>
          <table:table-cell table:formula="of:=DEC2HEX(HEX2DEC([.B561])+6 ;3)" office:value-type="string" office:string-value="D20">
            <text:p>D20</text:p>
          </table:table-cell>
          <table:table-cell/>
        </table:table-row>
        <table:table-row table:style-name="ro2">
          <table:table-cell table:formula="of:=[.A562]+1" office:value-type="float" office:value="561">
            <text:p>561</text:p>
          </table:table-cell>
          <table:table-cell table:formula="of:=DEC2HEX(HEX2DEC([.B562])+6 ;3)" office:value-type="string" office:string-value="D26">
            <text:p>D26</text:p>
          </table:table-cell>
          <table:table-cell/>
        </table:table-row>
        <table:table-row table:style-name="ro2">
          <table:table-cell table:formula="of:=[.A563]+1" office:value-type="float" office:value="562">
            <text:p>562</text:p>
          </table:table-cell>
          <table:table-cell table:formula="of:=DEC2HEX(HEX2DEC([.B563])+6 ;3)" office:value-type="string" office:string-value="D2C">
            <text:p>D2C</text:p>
          </table:table-cell>
          <table:table-cell/>
        </table:table-row>
        <table:table-row table:style-name="ro2">
          <table:table-cell table:formula="of:=[.A564]+1" office:value-type="float" office:value="563">
            <text:p>563</text:p>
          </table:table-cell>
          <table:table-cell table:formula="of:=DEC2HEX(HEX2DEC([.B564])+6 ;3)" office:value-type="string" office:string-value="D32">
            <text:p>D32</text:p>
          </table:table-cell>
          <table:table-cell/>
        </table:table-row>
        <table:table-row table:style-name="ro2">
          <table:table-cell table:formula="of:=[.A565]+1" office:value-type="float" office:value="564">
            <text:p>564</text:p>
          </table:table-cell>
          <table:table-cell table:formula="of:=DEC2HEX(HEX2DEC([.B565])+6 ;3)" office:value-type="string" office:string-value="D38">
            <text:p>D38</text:p>
          </table:table-cell>
          <table:table-cell/>
        </table:table-row>
        <table:table-row table:style-name="ro2">
          <table:table-cell table:formula="of:=[.A566]+1" office:value-type="float" office:value="565">
            <text:p>565</text:p>
          </table:table-cell>
          <table:table-cell table:formula="of:=DEC2HEX(HEX2DEC([.B566])+6 ;3)" office:value-type="string" office:string-value="D3E">
            <text:p>D3E</text:p>
          </table:table-cell>
          <table:table-cell/>
        </table:table-row>
        <table:table-row table:style-name="ro2">
          <table:table-cell table:formula="of:=[.A567]+1" office:value-type="float" office:value="566">
            <text:p>566</text:p>
          </table:table-cell>
          <table:table-cell table:formula="of:=DEC2HEX(HEX2DEC([.B567])+6 ;3)" office:value-type="string" office:string-value="D44">
            <text:p>D44</text:p>
          </table:table-cell>
          <table:table-cell/>
        </table:table-row>
        <table:table-row table:style-name="ro2">
          <table:table-cell table:formula="of:=[.A568]+1" office:value-type="float" office:value="567">
            <text:p>567</text:p>
          </table:table-cell>
          <table:table-cell table:formula="of:=DEC2HEX(HEX2DEC([.B568])+6 ;3)" office:value-type="string" office:string-value="D4A">
            <text:p>D4A</text:p>
          </table:table-cell>
          <table:table-cell/>
        </table:table-row>
        <table:table-row table:style-name="ro2">
          <table:table-cell table:formula="of:=[.A569]+1" office:value-type="float" office:value="568">
            <text:p>568</text:p>
          </table:table-cell>
          <table:table-cell table:formula="of:=DEC2HEX(HEX2DEC([.B569])+6 ;3)" office:value-type="string" office:string-value="D50">
            <text:p>D50</text:p>
          </table:table-cell>
          <table:table-cell/>
        </table:table-row>
        <table:table-row table:style-name="ro2">
          <table:table-cell table:formula="of:=[.A570]+1" office:value-type="float" office:value="569">
            <text:p>569</text:p>
          </table:table-cell>
          <table:table-cell table:formula="of:=DEC2HEX(HEX2DEC([.B570])+6 ;3)" office:value-type="string" office:string-value="D56">
            <text:p>D56</text:p>
          </table:table-cell>
          <table:table-cell/>
        </table:table-row>
        <table:table-row table:style-name="ro2">
          <table:table-cell table:formula="of:=[.A571]+1" office:value-type="float" office:value="570">
            <text:p>570</text:p>
          </table:table-cell>
          <table:table-cell table:formula="of:=DEC2HEX(HEX2DEC([.B571])+6 ;3)" office:value-type="string" office:string-value="D5C">
            <text:p>D5C</text:p>
          </table:table-cell>
          <table:table-cell/>
        </table:table-row>
        <table:table-row table:style-name="ro2">
          <table:table-cell table:formula="of:=[.A572]+1" office:value-type="float" office:value="571">
            <text:p>571</text:p>
          </table:table-cell>
          <table:table-cell table:formula="of:=DEC2HEX(HEX2DEC([.B572])+6 ;3)" office:value-type="string" office:string-value="D62">
            <text:p>D62</text:p>
          </table:table-cell>
          <table:table-cell/>
        </table:table-row>
        <table:table-row table:style-name="ro2">
          <table:table-cell table:formula="of:=[.A573]+1" office:value-type="float" office:value="572">
            <text:p>572</text:p>
          </table:table-cell>
          <table:table-cell table:formula="of:=DEC2HEX(HEX2DEC([.B573])+6 ;3)" office:value-type="string" office:string-value="D68">
            <text:p>D68</text:p>
          </table:table-cell>
          <table:table-cell/>
        </table:table-row>
        <table:table-row table:style-name="ro2">
          <table:table-cell table:formula="of:=[.A574]+1" office:value-type="float" office:value="573">
            <text:p>573</text:p>
          </table:table-cell>
          <table:table-cell table:formula="of:=DEC2HEX(HEX2DEC([.B574])+6 ;3)" office:value-type="string" office:string-value="D6E">
            <text:p>D6E</text:p>
          </table:table-cell>
          <table:table-cell/>
        </table:table-row>
        <table:table-row table:style-name="ro2">
          <table:table-cell table:formula="of:=[.A575]+1" office:value-type="float" office:value="574">
            <text:p>574</text:p>
          </table:table-cell>
          <table:table-cell table:formula="of:=DEC2HEX(HEX2DEC([.B575])+6 ;3)" office:value-type="string" office:string-value="D74">
            <text:p>D74</text:p>
          </table:table-cell>
          <table:table-cell/>
        </table:table-row>
        <table:table-row table:style-name="ro2">
          <table:table-cell table:formula="of:=[.A576]+1" office:value-type="float" office:value="575">
            <text:p>575</text:p>
          </table:table-cell>
          <table:table-cell table:formula="of:=DEC2HEX(HEX2DEC([.B576])+6 ;3)" office:value-type="string" office:string-value="D7A">
            <text:p>D7A</text:p>
          </table:table-cell>
          <table:table-cell/>
        </table:table-row>
        <table:table-row table:style-name="ro2">
          <table:table-cell table:formula="of:=[.A577]+1" office:value-type="float" office:value="576">
            <text:p>576</text:p>
          </table:table-cell>
          <table:table-cell table:formula="of:=DEC2HEX(HEX2DEC([.B577])+6 ;3)" office:value-type="string" office:string-value="D80">
            <text:p>D80</text:p>
          </table:table-cell>
          <table:table-cell/>
        </table:table-row>
        <table:table-row table:style-name="ro2">
          <table:table-cell table:formula="of:=[.A578]+1" office:value-type="float" office:value="577">
            <text:p>577</text:p>
          </table:table-cell>
          <table:table-cell table:formula="of:=DEC2HEX(HEX2DEC([.B578])+6 ;3)" office:value-type="string" office:string-value="D86">
            <text:p>D86</text:p>
          </table:table-cell>
          <table:table-cell/>
        </table:table-row>
        <table:table-row table:style-name="ro2">
          <table:table-cell table:formula="of:=[.A579]+1" office:value-type="float" office:value="578">
            <text:p>578</text:p>
          </table:table-cell>
          <table:table-cell table:formula="of:=DEC2HEX(HEX2DEC([.B579])+6 ;3)" office:value-type="string" office:string-value="D8C">
            <text:p>D8C</text:p>
          </table:table-cell>
          <table:table-cell/>
        </table:table-row>
        <table:table-row table:style-name="ro2">
          <table:table-cell table:formula="of:=[.A580]+1" office:value-type="float" office:value="579">
            <text:p>579</text:p>
          </table:table-cell>
          <table:table-cell table:formula="of:=DEC2HEX(HEX2DEC([.B580])+6 ;3)" office:value-type="string" office:string-value="D92">
            <text:p>D92</text:p>
          </table:table-cell>
          <table:table-cell/>
        </table:table-row>
        <table:table-row table:style-name="ro2">
          <table:table-cell table:formula="of:=[.A581]+1" office:value-type="float" office:value="580">
            <text:p>580</text:p>
          </table:table-cell>
          <table:table-cell table:formula="of:=DEC2HEX(HEX2DEC([.B581])+6 ;3)" office:value-type="string" office:string-value="D98">
            <text:p>D98</text:p>
          </table:table-cell>
          <table:table-cell/>
        </table:table-row>
        <table:table-row table:style-name="ro2">
          <table:table-cell table:formula="of:=[.A582]+1" office:value-type="float" office:value="581">
            <text:p>581</text:p>
          </table:table-cell>
          <table:table-cell table:formula="of:=DEC2HEX(HEX2DEC([.B582])+6 ;3)" office:value-type="string" office:string-value="D9E">
            <text:p>D9E</text:p>
          </table:table-cell>
          <table:table-cell/>
        </table:table-row>
        <table:table-row table:style-name="ro2">
          <table:table-cell table:formula="of:=[.A583]+1" office:value-type="float" office:value="582">
            <text:p>582</text:p>
          </table:table-cell>
          <table:table-cell table:formula="of:=DEC2HEX(HEX2DEC([.B583])+6 ;3)" office:value-type="string" office:string-value="DA4">
            <text:p>DA4</text:p>
          </table:table-cell>
          <table:table-cell/>
        </table:table-row>
        <table:table-row table:style-name="ro2">
          <table:table-cell table:formula="of:=[.A584]+1" office:value-type="float" office:value="583">
            <text:p>583</text:p>
          </table:table-cell>
          <table:table-cell table:formula="of:=DEC2HEX(HEX2DEC([.B584])+6 ;3)" office:value-type="string" office:string-value="DAA">
            <text:p>DAA</text:p>
          </table:table-cell>
          <table:table-cell/>
        </table:table-row>
        <table:table-row table:style-name="ro2">
          <table:table-cell table:formula="of:=[.A585]+1" office:value-type="float" office:value="584">
            <text:p>584</text:p>
          </table:table-cell>
          <table:table-cell table:formula="of:=DEC2HEX(HEX2DEC([.B585])+6 ;3)" office:value-type="string" office:string-value="DB0">
            <text:p>DB0</text:p>
          </table:table-cell>
          <table:table-cell/>
        </table:table-row>
        <table:table-row table:style-name="ro2">
          <table:table-cell table:formula="of:=[.A586]+1" office:value-type="float" office:value="585">
            <text:p>585</text:p>
          </table:table-cell>
          <table:table-cell table:formula="of:=DEC2HEX(HEX2DEC([.B586])+6 ;3)" office:value-type="string" office:string-value="DB6">
            <text:p>DB6</text:p>
          </table:table-cell>
          <table:table-cell/>
        </table:table-row>
        <table:table-row table:style-name="ro2">
          <table:table-cell table:formula="of:=[.A587]+1" office:value-type="float" office:value="586">
            <text:p>586</text:p>
          </table:table-cell>
          <table:table-cell table:formula="of:=DEC2HEX(HEX2DEC([.B587])+6 ;3)" office:value-type="string" office:string-value="DBC">
            <text:p>DBC</text:p>
          </table:table-cell>
          <table:table-cell/>
        </table:table-row>
        <table:table-row table:style-name="ro2">
          <table:table-cell table:formula="of:=[.A588]+1" office:value-type="float" office:value="587">
            <text:p>587</text:p>
          </table:table-cell>
          <table:table-cell table:formula="of:=DEC2HEX(HEX2DEC([.B588])+6 ;3)" office:value-type="string" office:string-value="DC2">
            <text:p>DC2</text:p>
          </table:table-cell>
          <table:table-cell/>
        </table:table-row>
        <table:table-row table:style-name="ro2">
          <table:table-cell table:formula="of:=[.A589]+1" office:value-type="float" office:value="588">
            <text:p>588</text:p>
          </table:table-cell>
          <table:table-cell table:formula="of:=DEC2HEX(HEX2DEC([.B589])+6 ;3)" office:value-type="string" office:string-value="DC8">
            <text:p>DC8</text:p>
          </table:table-cell>
          <table:table-cell/>
        </table:table-row>
        <table:table-row table:style-name="ro2">
          <table:table-cell table:formula="of:=[.A590]+1" office:value-type="float" office:value="589">
            <text:p>589</text:p>
          </table:table-cell>
          <table:table-cell table:formula="of:=DEC2HEX(HEX2DEC([.B590])+6 ;3)" office:value-type="string" office:string-value="DCE">
            <text:p>DCE</text:p>
          </table:table-cell>
          <table:table-cell/>
        </table:table-row>
        <table:table-row table:style-name="ro2">
          <table:table-cell table:formula="of:=[.A591]+1" office:value-type="float" office:value="590">
            <text:p>590</text:p>
          </table:table-cell>
          <table:table-cell table:formula="of:=DEC2HEX(HEX2DEC([.B591])+6 ;3)" office:value-type="string" office:string-value="DD4">
            <text:p>DD4</text:p>
          </table:table-cell>
          <table:table-cell/>
        </table:table-row>
        <table:table-row table:style-name="ro2">
          <table:table-cell table:formula="of:=[.A592]+1" office:value-type="float" office:value="591">
            <text:p>591</text:p>
          </table:table-cell>
          <table:table-cell table:formula="of:=DEC2HEX(HEX2DEC([.B592])+6 ;3)" office:value-type="string" office:string-value="DDA">
            <text:p>DDA</text:p>
          </table:table-cell>
          <table:table-cell/>
        </table:table-row>
        <table:table-row table:style-name="ro2">
          <table:table-cell table:formula="of:=[.A593]+1" office:value-type="float" office:value="592">
            <text:p>592</text:p>
          </table:table-cell>
          <table:table-cell table:formula="of:=DEC2HEX(HEX2DEC([.B593])+6 ;3)" office:value-type="string" office:string-value="DE0">
            <text:p>DE0</text:p>
          </table:table-cell>
          <table:table-cell/>
        </table:table-row>
        <table:table-row table:style-name="ro2">
          <table:table-cell table:formula="of:=[.A594]+1" office:value-type="float" office:value="593">
            <text:p>593</text:p>
          </table:table-cell>
          <table:table-cell table:formula="of:=DEC2HEX(HEX2DEC([.B594])+6 ;3)" office:value-type="string" office:string-value="DE6">
            <text:p>DE6</text:p>
          </table:table-cell>
          <table:table-cell/>
        </table:table-row>
        <table:table-row table:style-name="ro2">
          <table:table-cell table:formula="of:=[.A595]+1" office:value-type="float" office:value="594">
            <text:p>594</text:p>
          </table:table-cell>
          <table:table-cell table:formula="of:=DEC2HEX(HEX2DEC([.B595])+6 ;3)" office:value-type="string" office:string-value="DEC">
            <text:p>DEC</text:p>
          </table:table-cell>
          <table:table-cell/>
        </table:table-row>
        <table:table-row table:style-name="ro2">
          <table:table-cell table:formula="of:=[.A596]+1" office:value-type="float" office:value="595">
            <text:p>595</text:p>
          </table:table-cell>
          <table:table-cell table:formula="of:=DEC2HEX(HEX2DEC([.B596])+6 ;3)" office:value-type="string" office:string-value="DF2">
            <text:p>DF2</text:p>
          </table:table-cell>
          <table:table-cell/>
        </table:table-row>
        <table:table-row table:style-name="ro2">
          <table:table-cell table:formula="of:=[.A597]+1" office:value-type="float" office:value="596">
            <text:p>596</text:p>
          </table:table-cell>
          <table:table-cell table:formula="of:=DEC2HEX(HEX2DEC([.B597])+6 ;3)" office:value-type="string" office:string-value="DF8">
            <text:p>DF8</text:p>
          </table:table-cell>
          <table:table-cell/>
        </table:table-row>
        <table:table-row table:style-name="ro2">
          <table:table-cell table:formula="of:=[.A598]+1" office:value-type="float" office:value="597">
            <text:p>597</text:p>
          </table:table-cell>
          <table:table-cell table:formula="of:=DEC2HEX(HEX2DEC([.B598])+6 ;3)" office:value-type="string" office:string-value="DFE">
            <text:p>DFE</text:p>
          </table:table-cell>
          <table:table-cell/>
        </table:table-row>
        <table:table-row table:style-name="ro2">
          <table:table-cell table:formula="of:=[.A599]+1" office:value-type="float" office:value="598">
            <text:p>598</text:p>
          </table:table-cell>
          <table:table-cell table:formula="of:=DEC2HEX(HEX2DEC([.B599])+6 ;3)" office:value-type="string" office:string-value="E04">
            <text:p>E04</text:p>
          </table:table-cell>
          <table:table-cell/>
        </table:table-row>
        <table:table-row table:style-name="ro2">
          <table:table-cell table:formula="of:=[.A600]+1" office:value-type="float" office:value="599">
            <text:p>599</text:p>
          </table:table-cell>
          <table:table-cell table:formula="of:=DEC2HEX(HEX2DEC([.B600])+6 ;3)" office:value-type="string" office:string-value="E0A">
            <text:p>E0A</text:p>
          </table:table-cell>
          <table:table-cell/>
        </table:table-row>
        <table:table-row table:style-name="ro2">
          <table:table-cell table:formula="of:=[.A601]+1" office:value-type="float" office:value="600">
            <text:p>600</text:p>
          </table:table-cell>
          <table:table-cell table:formula="of:=DEC2HEX(HEX2DEC([.B601])+6 ;3)" office:value-type="string" office:string-value="E10">
            <text:p>E10</text:p>
          </table:table-cell>
          <table:table-cell/>
        </table:table-row>
        <table:table-row table:style-name="ro2">
          <table:table-cell table:formula="of:=[.A602]+1" office:value-type="float" office:value="601">
            <text:p>601</text:p>
          </table:table-cell>
          <table:table-cell table:formula="of:=DEC2HEX(HEX2DEC([.B602])+6 ;3)" office:value-type="string" office:string-value="E16">
            <text:p>E16</text:p>
          </table:table-cell>
          <table:table-cell/>
        </table:table-row>
        <table:table-row table:style-name="ro2">
          <table:table-cell table:formula="of:=[.A603]+1" office:value-type="float" office:value="602">
            <text:p>602</text:p>
          </table:table-cell>
          <table:table-cell table:formula="of:=DEC2HEX(HEX2DEC([.B603])+6 ;3)" office:value-type="string" office:string-value="E1C">
            <text:p>E1C</text:p>
          </table:table-cell>
          <table:table-cell/>
        </table:table-row>
        <table:table-row table:style-name="ro2">
          <table:table-cell table:formula="of:=[.A604]+1" office:value-type="float" office:value="603">
            <text:p>603</text:p>
          </table:table-cell>
          <table:table-cell table:formula="of:=DEC2HEX(HEX2DEC([.B604])+6 ;3)" office:value-type="string" office:string-value="E22">
            <text:p>E22</text:p>
          </table:table-cell>
          <table:table-cell/>
        </table:table-row>
        <table:table-row table:style-name="ro2">
          <table:table-cell table:formula="of:=[.A605]+1" office:value-type="float" office:value="604">
            <text:p>604</text:p>
          </table:table-cell>
          <table:table-cell table:formula="of:=DEC2HEX(HEX2DEC([.B605])+6 ;3)" office:value-type="string" office:string-value="E28">
            <text:p>E28</text:p>
          </table:table-cell>
          <table:table-cell/>
        </table:table-row>
        <table:table-row table:style-name="ro2">
          <table:table-cell table:formula="of:=[.A606]+1" office:value-type="float" office:value="605">
            <text:p>605</text:p>
          </table:table-cell>
          <table:table-cell table:formula="of:=DEC2HEX(HEX2DEC([.B606])+6 ;3)" office:value-type="string" office:string-value="E2E">
            <text:p>E2E</text:p>
          </table:table-cell>
          <table:table-cell/>
        </table:table-row>
        <table:table-row table:style-name="ro2">
          <table:table-cell table:formula="of:=[.A607]+1" office:value-type="float" office:value="606">
            <text:p>606</text:p>
          </table:table-cell>
          <table:table-cell table:formula="of:=DEC2HEX(HEX2DEC([.B607])+6 ;3)" office:value-type="string" office:string-value="E34">
            <text:p>E34</text:p>
          </table:table-cell>
          <table:table-cell/>
        </table:table-row>
        <table:table-row table:style-name="ro2">
          <table:table-cell table:formula="of:=[.A608]+1" office:value-type="float" office:value="607">
            <text:p>607</text:p>
          </table:table-cell>
          <table:table-cell table:formula="of:=DEC2HEX(HEX2DEC([.B608])+6 ;3)" office:value-type="string" office:string-value="E3A">
            <text:p>E3A</text:p>
          </table:table-cell>
          <table:table-cell/>
        </table:table-row>
        <table:table-row table:style-name="ro2">
          <table:table-cell table:formula="of:=[.A609]+1" office:value-type="float" office:value="608">
            <text:p>608</text:p>
          </table:table-cell>
          <table:table-cell table:formula="of:=DEC2HEX(HEX2DEC([.B609])+6 ;3)" office:value-type="string" office:string-value="E40">
            <text:p>E40</text:p>
          </table:table-cell>
          <table:table-cell/>
        </table:table-row>
        <table:table-row table:style-name="ro2">
          <table:table-cell table:formula="of:=[.A610]+1" office:value-type="float" office:value="609">
            <text:p>609</text:p>
          </table:table-cell>
          <table:table-cell table:formula="of:=DEC2HEX(HEX2DEC([.B610])+6 ;3)" office:value-type="string" office:string-value="E46">
            <text:p>E46</text:p>
          </table:table-cell>
          <table:table-cell/>
        </table:table-row>
        <table:table-row table:style-name="ro2">
          <table:table-cell table:formula="of:=[.A611]+1" office:value-type="float" office:value="610">
            <text:p>610</text:p>
          </table:table-cell>
          <table:table-cell table:formula="of:=DEC2HEX(HEX2DEC([.B611])+6 ;3)" office:value-type="string" office:string-value="E4C">
            <text:p>E4C</text:p>
          </table:table-cell>
          <table:table-cell/>
        </table:table-row>
        <table:table-row table:style-name="ro2">
          <table:table-cell table:formula="of:=[.A612]+1" office:value-type="float" office:value="611">
            <text:p>611</text:p>
          </table:table-cell>
          <table:table-cell table:formula="of:=DEC2HEX(HEX2DEC([.B612])+6 ;3)" office:value-type="string" office:string-value="E52">
            <text:p>E52</text:p>
          </table:table-cell>
          <table:table-cell/>
        </table:table-row>
        <table:table-row table:style-name="ro2">
          <table:table-cell table:formula="of:=[.A613]+1" office:value-type="float" office:value="612">
            <text:p>612</text:p>
          </table:table-cell>
          <table:table-cell table:formula="of:=DEC2HEX(HEX2DEC([.B613])+6 ;3)" office:value-type="string" office:string-value="E58">
            <text:p>E58</text:p>
          </table:table-cell>
          <table:table-cell/>
        </table:table-row>
        <table:table-row table:style-name="ro2">
          <table:table-cell table:formula="of:=[.A614]+1" office:value-type="float" office:value="613">
            <text:p>613</text:p>
          </table:table-cell>
          <table:table-cell table:formula="of:=DEC2HEX(HEX2DEC([.B614])+6 ;3)" office:value-type="string" office:string-value="E5E">
            <text:p>E5E</text:p>
          </table:table-cell>
          <table:table-cell/>
        </table:table-row>
        <table:table-row table:style-name="ro2">
          <table:table-cell table:formula="of:=[.A615]+1" office:value-type="float" office:value="614">
            <text:p>614</text:p>
          </table:table-cell>
          <table:table-cell table:formula="of:=DEC2HEX(HEX2DEC([.B615])+6 ;3)" office:value-type="string" office:string-value="E64">
            <text:p>E64</text:p>
          </table:table-cell>
          <table:table-cell/>
        </table:table-row>
        <table:table-row table:style-name="ro2">
          <table:table-cell table:formula="of:=[.A616]+1" office:value-type="float" office:value="615">
            <text:p>615</text:p>
          </table:table-cell>
          <table:table-cell table:formula="of:=DEC2HEX(HEX2DEC([.B616])+6 ;3)" office:value-type="string" office:string-value="E6A">
            <text:p>E6A</text:p>
          </table:table-cell>
          <table:table-cell/>
        </table:table-row>
        <table:table-row table:style-name="ro2">
          <table:table-cell table:formula="of:=[.A617]+1" office:value-type="float" office:value="616">
            <text:p>616</text:p>
          </table:table-cell>
          <table:table-cell table:formula="of:=DEC2HEX(HEX2DEC([.B617])+6 ;3)" office:value-type="string" office:string-value="E70">
            <text:p>E70</text:p>
          </table:table-cell>
          <table:table-cell/>
        </table:table-row>
        <table:table-row table:style-name="ro2">
          <table:table-cell table:formula="of:=[.A618]+1" office:value-type="float" office:value="617">
            <text:p>617</text:p>
          </table:table-cell>
          <table:table-cell table:formula="of:=DEC2HEX(HEX2DEC([.B618])+6 ;3)" office:value-type="string" office:string-value="E76">
            <text:p>E76</text:p>
          </table:table-cell>
          <table:table-cell/>
        </table:table-row>
        <table:table-row table:style-name="ro2">
          <table:table-cell table:formula="of:=[.A619]+1" office:value-type="float" office:value="618">
            <text:p>618</text:p>
          </table:table-cell>
          <table:table-cell table:formula="of:=DEC2HEX(HEX2DEC([.B619])+6 ;3)" office:value-type="string" office:string-value="E7C">
            <text:p>E7C</text:p>
          </table:table-cell>
          <table:table-cell/>
        </table:table-row>
        <table:table-row table:style-name="ro2">
          <table:table-cell table:formula="of:=[.A620]+1" office:value-type="float" office:value="619">
            <text:p>619</text:p>
          </table:table-cell>
          <table:table-cell table:formula="of:=DEC2HEX(HEX2DEC([.B620])+6 ;3)" office:value-type="string" office:string-value="E82">
            <text:p>E82</text:p>
          </table:table-cell>
          <table:table-cell/>
        </table:table-row>
        <table:table-row table:style-name="ro2">
          <table:table-cell table:formula="of:=[.A621]+1" office:value-type="float" office:value="620">
            <text:p>620</text:p>
          </table:table-cell>
          <table:table-cell table:formula="of:=DEC2HEX(HEX2DEC([.B621])+6 ;3)" office:value-type="string" office:string-value="E88">
            <text:p>E88</text:p>
          </table:table-cell>
          <table:table-cell/>
        </table:table-row>
        <table:table-row table:style-name="ro2">
          <table:table-cell table:formula="of:=[.A622]+1" office:value-type="float" office:value="621">
            <text:p>621</text:p>
          </table:table-cell>
          <table:table-cell table:formula="of:=DEC2HEX(HEX2DEC([.B622])+6 ;3)" office:value-type="string" office:string-value="E8E">
            <text:p>E8E</text:p>
          </table:table-cell>
          <table:table-cell/>
        </table:table-row>
        <table:table-row table:style-name="ro2">
          <table:table-cell table:formula="of:=[.A623]+1" office:value-type="float" office:value="622">
            <text:p>622</text:p>
          </table:table-cell>
          <table:table-cell table:formula="of:=DEC2HEX(HEX2DEC([.B623])+6 ;3)" office:value-type="string" office:string-value="E94">
            <text:p>E94</text:p>
          </table:table-cell>
          <table:table-cell/>
        </table:table-row>
        <table:table-row table:style-name="ro2">
          <table:table-cell table:formula="of:=[.A624]+1" office:value-type="float" office:value="623">
            <text:p>623</text:p>
          </table:table-cell>
          <table:table-cell table:formula="of:=DEC2HEX(HEX2DEC([.B624])+6 ;3)" office:value-type="string" office:string-value="E9A">
            <text:p>E9A</text:p>
          </table:table-cell>
          <table:table-cell/>
        </table:table-row>
        <table:table-row table:style-name="ro2">
          <table:table-cell table:formula="of:=[.A625]+1" office:value-type="float" office:value="624">
            <text:p>624</text:p>
          </table:table-cell>
          <table:table-cell table:formula="of:=DEC2HEX(HEX2DEC([.B625])+6 ;3)" office:value-type="string" office:string-value="EA0">
            <text:p>EA0</text:p>
          </table:table-cell>
          <table:table-cell/>
        </table:table-row>
        <table:table-row table:style-name="ro2">
          <table:table-cell table:formula="of:=[.A626]+1" office:value-type="float" office:value="625">
            <text:p>625</text:p>
          </table:table-cell>
          <table:table-cell table:formula="of:=DEC2HEX(HEX2DEC([.B626])+6 ;3)" office:value-type="string" office:string-value="EA6">
            <text:p>EA6</text:p>
          </table:table-cell>
          <table:table-cell/>
        </table:table-row>
        <table:table-row table:style-name="ro2">
          <table:table-cell table:formula="of:=[.A627]+1" office:value-type="float" office:value="626">
            <text:p>626</text:p>
          </table:table-cell>
          <table:table-cell table:formula="of:=DEC2HEX(HEX2DEC([.B627])+6 ;3)" office:value-type="string" office:string-value="EAC">
            <text:p>EAC</text:p>
          </table:table-cell>
          <table:table-cell/>
        </table:table-row>
        <table:table-row table:style-name="ro2">
          <table:table-cell table:formula="of:=[.A628]+1" office:value-type="float" office:value="627">
            <text:p>627</text:p>
          </table:table-cell>
          <table:table-cell table:formula="of:=DEC2HEX(HEX2DEC([.B628])+6 ;3)" office:value-type="string" office:string-value="EB2">
            <text:p>EB2</text:p>
          </table:table-cell>
          <table:table-cell/>
        </table:table-row>
        <table:table-row table:style-name="ro2">
          <table:table-cell table:formula="of:=[.A629]+1" office:value-type="float" office:value="628">
            <text:p>628</text:p>
          </table:table-cell>
          <table:table-cell table:formula="of:=DEC2HEX(HEX2DEC([.B629])+6 ;3)" office:value-type="string" office:string-value="EB8">
            <text:p>EB8</text:p>
          </table:table-cell>
          <table:table-cell/>
        </table:table-row>
        <table:table-row table:style-name="ro2">
          <table:table-cell table:formula="of:=[.A630]+1" office:value-type="float" office:value="629">
            <text:p>629</text:p>
          </table:table-cell>
          <table:table-cell table:formula="of:=DEC2HEX(HEX2DEC([.B630])+6 ;3)" office:value-type="string" office:string-value="EBE">
            <text:p>EBE</text:p>
          </table:table-cell>
          <table:table-cell/>
        </table:table-row>
        <table:table-row table:style-name="ro2">
          <table:table-cell table:formula="of:=[.A631]+1" office:value-type="float" office:value="630">
            <text:p>630</text:p>
          </table:table-cell>
          <table:table-cell table:formula="of:=DEC2HEX(HEX2DEC([.B631])+6 ;3)" office:value-type="string" office:string-value="EC4">
            <text:p>EC4</text:p>
          </table:table-cell>
          <table:table-cell/>
        </table:table-row>
        <table:table-row table:style-name="ro2">
          <table:table-cell table:formula="of:=[.A632]+1" office:value-type="float" office:value="631">
            <text:p>631</text:p>
          </table:table-cell>
          <table:table-cell table:formula="of:=DEC2HEX(HEX2DEC([.B632])+6 ;3)" office:value-type="string" office:string-value="ECA">
            <text:p>ECA</text:p>
          </table:table-cell>
          <table:table-cell/>
        </table:table-row>
        <table:table-row table:style-name="ro2">
          <table:table-cell table:formula="of:=[.A633]+1" office:value-type="float" office:value="632">
            <text:p>632</text:p>
          </table:table-cell>
          <table:table-cell table:formula="of:=DEC2HEX(HEX2DEC([.B633])+6 ;3)" office:value-type="string" office:string-value="ED0">
            <text:p>ED0</text:p>
          </table:table-cell>
          <table:table-cell/>
        </table:table-row>
        <table:table-row table:style-name="ro2">
          <table:table-cell table:formula="of:=[.A634]+1" office:value-type="float" office:value="633">
            <text:p>633</text:p>
          </table:table-cell>
          <table:table-cell table:formula="of:=DEC2HEX(HEX2DEC([.B634])+6 ;3)" office:value-type="string" office:string-value="ED6">
            <text:p>ED6</text:p>
          </table:table-cell>
          <table:table-cell/>
        </table:table-row>
        <table:table-row table:style-name="ro2">
          <table:table-cell table:formula="of:=[.A635]+1" office:value-type="float" office:value="634">
            <text:p>634</text:p>
          </table:table-cell>
          <table:table-cell table:formula="of:=DEC2HEX(HEX2DEC([.B635])+6 ;3)" office:value-type="string" office:string-value="EDC">
            <text:p>EDC</text:p>
          </table:table-cell>
          <table:table-cell/>
        </table:table-row>
        <table:table-row table:style-name="ro2">
          <table:table-cell table:formula="of:=[.A636]+1" office:value-type="float" office:value="635">
            <text:p>635</text:p>
          </table:table-cell>
          <table:table-cell table:formula="of:=DEC2HEX(HEX2DEC([.B636])+6 ;3)" office:value-type="string" office:string-value="EE2">
            <text:p>EE2</text:p>
          </table:table-cell>
          <table:table-cell/>
        </table:table-row>
        <table:table-row table:style-name="ro2">
          <table:table-cell table:formula="of:=[.A637]+1" office:value-type="float" office:value="636">
            <text:p>636</text:p>
          </table:table-cell>
          <table:table-cell table:formula="of:=DEC2HEX(HEX2DEC([.B637])+6 ;3)" office:value-type="string" office:string-value="EE8">
            <text:p>EE8</text:p>
          </table:table-cell>
          <table:table-cell/>
        </table:table-row>
        <table:table-row table:style-name="ro2">
          <table:table-cell table:formula="of:=[.A638]+1" office:value-type="float" office:value="637">
            <text:p>637</text:p>
          </table:table-cell>
          <table:table-cell table:formula="of:=DEC2HEX(HEX2DEC([.B638])+6 ;3)" office:value-type="string" office:string-value="EEE">
            <text:p>EEE</text:p>
          </table:table-cell>
          <table:table-cell/>
        </table:table-row>
        <table:table-row table:style-name="ro2">
          <table:table-cell table:formula="of:=[.A639]+1" office:value-type="float" office:value="638">
            <text:p>638</text:p>
          </table:table-cell>
          <table:table-cell table:formula="of:=DEC2HEX(HEX2DEC([.B639])+6 ;3)" office:value-type="string" office:string-value="EF4">
            <text:p>EF4</text:p>
          </table:table-cell>
          <table:table-cell/>
        </table:table-row>
        <table:table-row table:style-name="ro2">
          <table:table-cell table:formula="of:=[.A640]+1" office:value-type="float" office:value="639">
            <text:p>639</text:p>
          </table:table-cell>
          <table:table-cell table:formula="of:=DEC2HEX(HEX2DEC([.B640])+6 ;3)" office:value-type="string" office:string-value="EFA">
            <text:p>EFA</text:p>
          </table:table-cell>
          <table:table-cell/>
        </table:table-row>
        <table:table-row table:style-name="ro2">
          <table:table-cell table:formula="of:=[.A641]+1" office:value-type="float" office:value="640">
            <text:p>640</text:p>
          </table:table-cell>
          <table:table-cell table:formula="of:=DEC2HEX(HEX2DEC([.B641])+6 ;3)" office:value-type="string" office:string-value="F00">
            <text:p>F00</text:p>
          </table:table-cell>
          <table:table-cell/>
        </table:table-row>
        <table:table-row table:style-name="ro2">
          <table:table-cell table:formula="of:=[.A642]+1" office:value-type="float" office:value="641">
            <text:p>641</text:p>
          </table:table-cell>
          <table:table-cell table:formula="of:=DEC2HEX(HEX2DEC([.B642])+6 ;3)" office:value-type="string" office:string-value="F06">
            <text:p>F06</text:p>
          </table:table-cell>
          <table:table-cell/>
        </table:table-row>
        <table:table-row table:style-name="ro2">
          <table:table-cell table:formula="of:=[.A643]+1" office:value-type="float" office:value="642">
            <text:p>642</text:p>
          </table:table-cell>
          <table:table-cell table:formula="of:=DEC2HEX(HEX2DEC([.B643])+6 ;3)" office:value-type="string" office:string-value="F0C">
            <text:p>F0C</text:p>
          </table:table-cell>
          <table:table-cell/>
        </table:table-row>
        <table:table-row table:style-name="ro2">
          <table:table-cell table:formula="of:=[.A644]+1" office:value-type="float" office:value="643">
            <text:p>643</text:p>
          </table:table-cell>
          <table:table-cell table:formula="of:=DEC2HEX(HEX2DEC([.B644])+6 ;3)" office:value-type="string" office:string-value="F12">
            <text:p>F12</text:p>
          </table:table-cell>
          <table:table-cell/>
        </table:table-row>
        <table:table-row table:style-name="ro2">
          <table:table-cell table:formula="of:=[.A645]+1" office:value-type="float" office:value="644">
            <text:p>644</text:p>
          </table:table-cell>
          <table:table-cell table:formula="of:=DEC2HEX(HEX2DEC([.B645])+6 ;3)" office:value-type="string" office:string-value="F18">
            <text:p>F18</text:p>
          </table:table-cell>
          <table:table-cell/>
        </table:table-row>
        <table:table-row table:style-name="ro2">
          <table:table-cell table:formula="of:=[.A646]+1" office:value-type="float" office:value="645">
            <text:p>645</text:p>
          </table:table-cell>
          <table:table-cell table:formula="of:=DEC2HEX(HEX2DEC([.B646])+6 ;3)" office:value-type="string" office:string-value="F1E">
            <text:p>F1E</text:p>
          </table:table-cell>
          <table:table-cell/>
        </table:table-row>
        <table:table-row table:style-name="ro2">
          <table:table-cell table:formula="of:=[.A647]+1" office:value-type="float" office:value="646">
            <text:p>646</text:p>
          </table:table-cell>
          <table:table-cell table:formula="of:=DEC2HEX(HEX2DEC([.B647])+6 ;3)" office:value-type="string" office:string-value="F24">
            <text:p>F24</text:p>
          </table:table-cell>
          <table:table-cell/>
        </table:table-row>
        <table:table-row table:style-name="ro2">
          <table:table-cell table:formula="of:=[.A648]+1" office:value-type="float" office:value="647">
            <text:p>647</text:p>
          </table:table-cell>
          <table:table-cell table:formula="of:=DEC2HEX(HEX2DEC([.B648])+6 ;3)" office:value-type="string" office:string-value="F2A">
            <text:p>F2A</text:p>
          </table:table-cell>
          <table:table-cell/>
        </table:table-row>
        <table:table-row table:style-name="ro2">
          <table:table-cell table:formula="of:=[.A649]+1" office:value-type="float" office:value="648">
            <text:p>648</text:p>
          </table:table-cell>
          <table:table-cell table:formula="of:=DEC2HEX(HEX2DEC([.B649])+6 ;3)" office:value-type="string" office:string-value="F30">
            <text:p>F30</text:p>
          </table:table-cell>
          <table:table-cell/>
        </table:table-row>
        <table:table-row table:style-name="ro2">
          <table:table-cell table:formula="of:=[.A650]+1" office:value-type="float" office:value="649">
            <text:p>649</text:p>
          </table:table-cell>
          <table:table-cell table:formula="of:=DEC2HEX(HEX2DEC([.B650])+6 ;3)" office:value-type="string" office:string-value="F36">
            <text:p>F36</text:p>
          </table:table-cell>
          <table:table-cell/>
        </table:table-row>
        <table:table-row table:style-name="ro2">
          <table:table-cell table:formula="of:=[.A651]+1" office:value-type="float" office:value="650">
            <text:p>650</text:p>
          </table:table-cell>
          <table:table-cell table:formula="of:=DEC2HEX(HEX2DEC([.B651])+6 ;3)" office:value-type="string" office:string-value="F3C">
            <text:p>F3C</text:p>
          </table:table-cell>
          <table:table-cell/>
        </table:table-row>
        <table:table-row table:style-name="ro2">
          <table:table-cell table:formula="of:=[.A652]+1" office:value-type="float" office:value="651">
            <text:p>651</text:p>
          </table:table-cell>
          <table:table-cell table:formula="of:=DEC2HEX(HEX2DEC([.B652])+6 ;3)" office:value-type="string" office:string-value="F42">
            <text:p>F42</text:p>
          </table:table-cell>
          <table:table-cell/>
        </table:table-row>
        <table:table-row table:style-name="ro2">
          <table:table-cell table:formula="of:=[.A653]+1" office:value-type="float" office:value="652">
            <text:p>652</text:p>
          </table:table-cell>
          <table:table-cell table:formula="of:=DEC2HEX(HEX2DEC([.B653])+6 ;3)" office:value-type="string" office:string-value="F48">
            <text:p>F48</text:p>
          </table:table-cell>
          <table:table-cell/>
        </table:table-row>
        <table:table-row table:style-name="ro2">
          <table:table-cell table:formula="of:=[.A654]+1" office:value-type="float" office:value="653">
            <text:p>653</text:p>
          </table:table-cell>
          <table:table-cell table:formula="of:=DEC2HEX(HEX2DEC([.B654])+6 ;3)" office:value-type="string" office:string-value="F4E">
            <text:p>F4E</text:p>
          </table:table-cell>
          <table:table-cell/>
        </table:table-row>
        <table:table-row table:style-name="ro2">
          <table:table-cell table:formula="of:=[.A655]+1" office:value-type="float" office:value="654">
            <text:p>654</text:p>
          </table:table-cell>
          <table:table-cell table:formula="of:=DEC2HEX(HEX2DEC([.B655])+6 ;3)" office:value-type="string" office:string-value="F54">
            <text:p>F54</text:p>
          </table:table-cell>
          <table:table-cell/>
        </table:table-row>
        <table:table-row table:style-name="ro2">
          <table:table-cell table:formula="of:=[.A656]+1" office:value-type="float" office:value="655">
            <text:p>655</text:p>
          </table:table-cell>
          <table:table-cell table:formula="of:=DEC2HEX(HEX2DEC([.B656])+6 ;3)" office:value-type="string" office:string-value="F5A">
            <text:p>F5A</text:p>
          </table:table-cell>
          <table:table-cell/>
        </table:table-row>
        <table:table-row table:style-name="ro2">
          <table:table-cell table:formula="of:=[.A657]+1" office:value-type="float" office:value="656">
            <text:p>656</text:p>
          </table:table-cell>
          <table:table-cell table:formula="of:=DEC2HEX(HEX2DEC([.B657])+6 ;3)" office:value-type="string" office:string-value="F60">
            <text:p>F60</text:p>
          </table:table-cell>
          <table:table-cell/>
        </table:table-row>
        <table:table-row table:style-name="ro2">
          <table:table-cell table:formula="of:=[.A658]+1" office:value-type="float" office:value="657">
            <text:p>657</text:p>
          </table:table-cell>
          <table:table-cell table:formula="of:=DEC2HEX(HEX2DEC([.B658])+6 ;3)" office:value-type="string" office:string-value="F66">
            <text:p>F66</text:p>
          </table:table-cell>
          <table:table-cell/>
        </table:table-row>
        <table:table-row table:style-name="ro2">
          <table:table-cell table:formula="of:=[.A659]+1" office:value-type="float" office:value="658">
            <text:p>658</text:p>
          </table:table-cell>
          <table:table-cell table:formula="of:=DEC2HEX(HEX2DEC([.B659])+6 ;3)" office:value-type="string" office:string-value="F6C">
            <text:p>F6C</text:p>
          </table:table-cell>
          <table:table-cell/>
        </table:table-row>
        <table:table-row table:style-name="ro2">
          <table:table-cell table:formula="of:=[.A660]+1" office:value-type="float" office:value="659">
            <text:p>659</text:p>
          </table:table-cell>
          <table:table-cell table:formula="of:=DEC2HEX(HEX2DEC([.B660])+6 ;3)" office:value-type="string" office:string-value="F72">
            <text:p>F72</text:p>
          </table:table-cell>
          <table:table-cell/>
        </table:table-row>
        <table:table-row table:style-name="ro2">
          <table:table-cell table:formula="of:=[.A661]+1" office:value-type="float" office:value="660">
            <text:p>660</text:p>
          </table:table-cell>
          <table:table-cell table:formula="of:=DEC2HEX(HEX2DEC([.B661])+6 ;3)" office:value-type="string" office:string-value="F78">
            <text:p>F78</text:p>
          </table:table-cell>
          <table:table-cell/>
        </table:table-row>
        <table:table-row table:style-name="ro2">
          <table:table-cell table:formula="of:=[.A662]+1" office:value-type="float" office:value="661">
            <text:p>661</text:p>
          </table:table-cell>
          <table:table-cell table:formula="of:=DEC2HEX(HEX2DEC([.B662])+6 ;3)" office:value-type="string" office:string-value="F7E">
            <text:p>F7E</text:p>
          </table:table-cell>
          <table:table-cell/>
        </table:table-row>
        <table:table-row table:style-name="ro2">
          <table:table-cell table:formula="of:=[.A663]+1" office:value-type="float" office:value="662">
            <text:p>662</text:p>
          </table:table-cell>
          <table:table-cell table:formula="of:=DEC2HEX(HEX2DEC([.B663])+6 ;3)" office:value-type="string" office:string-value="F84">
            <text:p>F84</text:p>
          </table:table-cell>
          <table:table-cell/>
        </table:table-row>
        <table:table-row table:style-name="ro2">
          <table:table-cell table:formula="of:=[.A664]+1" office:value-type="float" office:value="663">
            <text:p>663</text:p>
          </table:table-cell>
          <table:table-cell table:formula="of:=DEC2HEX(HEX2DEC([.B664])+6 ;3)" office:value-type="string" office:string-value="F8A">
            <text:p>F8A</text:p>
          </table:table-cell>
          <table:table-cell/>
        </table:table-row>
        <table:table-row table:style-name="ro2">
          <table:table-cell table:formula="of:=[.A665]+1" office:value-type="float" office:value="664">
            <text:p>664</text:p>
          </table:table-cell>
          <table:table-cell table:formula="of:=DEC2HEX(HEX2DEC([.B665])+6 ;3)" office:value-type="string" office:string-value="F90">
            <text:p>F90</text:p>
          </table:table-cell>
          <table:table-cell/>
        </table:table-row>
        <table:table-row table:style-name="ro2">
          <table:table-cell table:formula="of:=[.A666]+1" office:value-type="float" office:value="665">
            <text:p>665</text:p>
          </table:table-cell>
          <table:table-cell table:formula="of:=DEC2HEX(HEX2DEC([.B666])+6 ;3)" office:value-type="string" office:string-value="F96">
            <text:p>F96</text:p>
          </table:table-cell>
          <table:table-cell/>
        </table:table-row>
        <table:table-row table:style-name="ro2">
          <table:table-cell table:formula="of:=[.A667]+1" office:value-type="float" office:value="666">
            <text:p>666</text:p>
          </table:table-cell>
          <table:table-cell table:formula="of:=DEC2HEX(HEX2DEC([.B667])+6 ;3)" office:value-type="string" office:string-value="F9C">
            <text:p>F9C</text:p>
          </table:table-cell>
          <table:table-cell/>
        </table:table-row>
        <table:table-row table:style-name="ro2">
          <table:table-cell table:formula="of:=[.A668]+1" office:value-type="float" office:value="667">
            <text:p>667</text:p>
          </table:table-cell>
          <table:table-cell table:formula="of:=DEC2HEX(HEX2DEC([.B668])+6 ;3)" office:value-type="string" office:string-value="FA2">
            <text:p>FA2</text:p>
          </table:table-cell>
          <table:table-cell/>
        </table:table-row>
        <table:table-row table:style-name="ro2">
          <table:table-cell table:formula="of:=[.A669]+1" office:value-type="float" office:value="668">
            <text:p>668</text:p>
          </table:table-cell>
          <table:table-cell table:formula="of:=DEC2HEX(HEX2DEC([.B669])+6 ;3)" office:value-type="string" office:string-value="FA8">
            <text:p>FA8</text:p>
          </table:table-cell>
          <table:table-cell/>
        </table:table-row>
        <table:table-row table:style-name="ro2">
          <table:table-cell table:formula="of:=[.A670]+1" office:value-type="float" office:value="669">
            <text:p>669</text:p>
          </table:table-cell>
          <table:table-cell table:formula="of:=DEC2HEX(HEX2DEC([.B670])+6 ;3)" office:value-type="string" office:string-value="FAE">
            <text:p>FAE</text:p>
          </table:table-cell>
          <table:table-cell/>
        </table:table-row>
        <table:table-row table:style-name="ro2">
          <table:table-cell table:formula="of:=[.A671]+1" office:value-type="float" office:value="670">
            <text:p>670</text:p>
          </table:table-cell>
          <table:table-cell table:formula="of:=DEC2HEX(HEX2DEC([.B671])+6 ;3)" office:value-type="string" office:string-value="FB4">
            <text:p>FB4</text:p>
          </table:table-cell>
          <table:table-cell/>
        </table:table-row>
        <table:table-row table:style-name="ro2">
          <table:table-cell table:formula="of:=[.A672]+1" office:value-type="float" office:value="671">
            <text:p>671</text:p>
          </table:table-cell>
          <table:table-cell table:formula="of:=DEC2HEX(HEX2DEC([.B672])+6 ;3)" office:value-type="string" office:string-value="FBA">
            <text:p>FBA</text:p>
          </table:table-cell>
          <table:table-cell/>
        </table:table-row>
        <table:table-row table:style-name="ro2">
          <table:table-cell table:formula="of:=[.A673]+1" office:value-type="float" office:value="672">
            <text:p>672</text:p>
          </table:table-cell>
          <table:table-cell table:formula="of:=DEC2HEX(HEX2DEC([.B673])+6 ;3)" office:value-type="string" office:string-value="FC0">
            <text:p>FC0</text:p>
          </table:table-cell>
          <table:table-cell/>
        </table:table-row>
        <table:table-row table:style-name="ro2">
          <table:table-cell table:formula="of:=[.A674]+1" office:value-type="float" office:value="673">
            <text:p>673</text:p>
          </table:table-cell>
          <table:table-cell table:formula="of:=DEC2HEX(HEX2DEC([.B674])+6 ;3)" office:value-type="string" office:string-value="FC6">
            <text:p>FC6</text:p>
          </table:table-cell>
          <table:table-cell/>
        </table:table-row>
        <table:table-row table:style-name="ro2">
          <table:table-cell table:formula="of:=[.A675]+1" office:value-type="float" office:value="674">
            <text:p>674</text:p>
          </table:table-cell>
          <table:table-cell table:formula="of:=DEC2HEX(HEX2DEC([.B675])+6 ;3)" office:value-type="string" office:string-value="FCC">
            <text:p>FCC</text:p>
          </table:table-cell>
          <table:table-cell/>
        </table:table-row>
        <table:table-row table:style-name="ro2">
          <table:table-cell table:formula="of:=[.A676]+1" office:value-type="float" office:value="675">
            <text:p>675</text:p>
          </table:table-cell>
          <table:table-cell table:formula="of:=DEC2HEX(HEX2DEC([.B676])+6 ;3)" office:value-type="string" office:string-value="FD2">
            <text:p>FD2</text:p>
          </table:table-cell>
          <table:table-cell/>
        </table:table-row>
        <table:table-row table:style-name="ro2">
          <table:table-cell table:formula="of:=[.A677]+1" office:value-type="float" office:value="676">
            <text:p>676</text:p>
          </table:table-cell>
          <table:table-cell table:formula="of:=DEC2HEX(HEX2DEC([.B677])+6 ;3)" office:value-type="string" office:string-value="FD8">
            <text:p>FD8</text:p>
          </table:table-cell>
          <table:table-cell/>
        </table:table-row>
        <table:table-row table:style-name="ro2">
          <table:table-cell table:formula="of:=[.A678]+1" office:value-type="float" office:value="677">
            <text:p>677</text:p>
          </table:table-cell>
          <table:table-cell table:formula="of:=DEC2HEX(HEX2DEC([.B678])+6 ;3)" office:value-type="string" office:string-value="FDE">
            <text:p>FDE</text:p>
          </table:table-cell>
          <table:table-cell/>
        </table:table-row>
        <table:table-row table:style-name="ro2">
          <table:table-cell table:formula="of:=[.A679]+1" office:value-type="float" office:value="678">
            <text:p>678</text:p>
          </table:table-cell>
          <table:table-cell table:formula="of:=DEC2HEX(HEX2DEC([.B679])+6 ;3)" office:value-type="string" office:string-value="FE4">
            <text:p>FE4</text:p>
          </table:table-cell>
          <table:table-cell/>
        </table:table-row>
        <table:table-row table:style-name="ro2">
          <table:table-cell table:formula="of:=[.A680]+1" office:value-type="float" office:value="679">
            <text:p>679</text:p>
          </table:table-cell>
          <table:table-cell table:formula="of:=DEC2HEX(HEX2DEC([.B680])+6 ;3)" office:value-type="string" office:string-value="FEA">
            <text:p>FEA</text:p>
          </table:table-cell>
          <table:table-cell/>
        </table:table-row>
        <table:table-row table:style-name="ro2">
          <table:table-cell table:formula="of:=[.A681]+1" office:value-type="float" office:value="680">
            <text:p>680</text:p>
          </table:table-cell>
          <table:table-cell table:formula="of:=DEC2HEX(HEX2DEC([.B681])+6 ;3)" office:value-type="string" office:string-value="FF0">
            <text:p>FF0</text:p>
          </table:table-cell>
          <table:table-cell/>
        </table:table-row>
        <table:table-row table:style-name="ro2">
          <table:table-cell table:formula="of:=[.A682]+1" office:value-type="float" office:value="681">
            <text:p>68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3]+1" office:value-type="float" office:value="682">
            <text:p>68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4]+1" office:value-type="float" office:value="683">
            <text:p>68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5]+1" office:value-type="float" office:value="684">
            <text:p>68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6]+1" office:value-type="float" office:value="685">
            <text:p>68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7]+1" office:value-type="float" office:value="686">
            <text:p>68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8]+1" office:value-type="float" office:value="687">
            <text:p>68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89]+1" office:value-type="float" office:value="688">
            <text:p>68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0]+1" office:value-type="float" office:value="689">
            <text:p>68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1]+1" office:value-type="float" office:value="690">
            <text:p>69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2]+1" office:value-type="float" office:value="691">
            <text:p>69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3]+1" office:value-type="float" office:value="692">
            <text:p>69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4]+1" office:value-type="float" office:value="693">
            <text:p>69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5]+1" office:value-type="float" office:value="694">
            <text:p>69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6]+1" office:value-type="float" office:value="695">
            <text:p>69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7]+1" office:value-type="float" office:value="696">
            <text:p>69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8]+1" office:value-type="float" office:value="697">
            <text:p>69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699]+1" office:value-type="float" office:value="698">
            <text:p>69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0]+1" office:value-type="float" office:value="699">
            <text:p>69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1]+1" office:value-type="float" office:value="700">
            <text:p>70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2]+1" office:value-type="float" office:value="701">
            <text:p>70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3]+1" office:value-type="float" office:value="702">
            <text:p>70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4]+1" office:value-type="float" office:value="703">
            <text:p>70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5]+1" office:value-type="float" office:value="704">
            <text:p>70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6]+1" office:value-type="float" office:value="705">
            <text:p>70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7]+1" office:value-type="float" office:value="706">
            <text:p>70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8]+1" office:value-type="float" office:value="707">
            <text:p>70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09]+1" office:value-type="float" office:value="708">
            <text:p>70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0]+1" office:value-type="float" office:value="709">
            <text:p>70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1]+1" office:value-type="float" office:value="710">
            <text:p>71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2]+1" office:value-type="float" office:value="711">
            <text:p>71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3]+1" office:value-type="float" office:value="712">
            <text:p>71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4]+1" office:value-type="float" office:value="713">
            <text:p>71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5]+1" office:value-type="float" office:value="714">
            <text:p>71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6]+1" office:value-type="float" office:value="715">
            <text:p>71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7]+1" office:value-type="float" office:value="716">
            <text:p>71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8]+1" office:value-type="float" office:value="717">
            <text:p>71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19]+1" office:value-type="float" office:value="718">
            <text:p>71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0]+1" office:value-type="float" office:value="719">
            <text:p>71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1]+1" office:value-type="float" office:value="720">
            <text:p>72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2]+1" office:value-type="float" office:value="721">
            <text:p>72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3]+1" office:value-type="float" office:value="722">
            <text:p>72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4]+1" office:value-type="float" office:value="723">
            <text:p>72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5]+1" office:value-type="float" office:value="724">
            <text:p>72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6]+1" office:value-type="float" office:value="725">
            <text:p>72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7]+1" office:value-type="float" office:value="726">
            <text:p>72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8]+1" office:value-type="float" office:value="727">
            <text:p>72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29]+1" office:value-type="float" office:value="728">
            <text:p>72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0]+1" office:value-type="float" office:value="729">
            <text:p>72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1]+1" office:value-type="float" office:value="730">
            <text:p>73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2]+1" office:value-type="float" office:value="731">
            <text:p>73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3]+1" office:value-type="float" office:value="732">
            <text:p>73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4]+1" office:value-type="float" office:value="733">
            <text:p>73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5]+1" office:value-type="float" office:value="734">
            <text:p>73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6]+1" office:value-type="float" office:value="735">
            <text:p>73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7]+1" office:value-type="float" office:value="736">
            <text:p>73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8]+1" office:value-type="float" office:value="737">
            <text:p>73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39]+1" office:value-type="float" office:value="738">
            <text:p>73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0]+1" office:value-type="float" office:value="739">
            <text:p>73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1]+1" office:value-type="float" office:value="740">
            <text:p>74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2]+1" office:value-type="float" office:value="741">
            <text:p>74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3]+1" office:value-type="float" office:value="742">
            <text:p>74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4]+1" office:value-type="float" office:value="743">
            <text:p>74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5]+1" office:value-type="float" office:value="744">
            <text:p>74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6]+1" office:value-type="float" office:value="745">
            <text:p>74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7]+1" office:value-type="float" office:value="746">
            <text:p>74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8]+1" office:value-type="float" office:value="747">
            <text:p>74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49]+1" office:value-type="float" office:value="748">
            <text:p>74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0]+1" office:value-type="float" office:value="749">
            <text:p>74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1]+1" office:value-type="float" office:value="750">
            <text:p>75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2]+1" office:value-type="float" office:value="751">
            <text:p>75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3]+1" office:value-type="float" office:value="752">
            <text:p>75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4]+1" office:value-type="float" office:value="753">
            <text:p>75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5]+1" office:value-type="float" office:value="754">
            <text:p>75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6]+1" office:value-type="float" office:value="755">
            <text:p>75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7]+1" office:value-type="float" office:value="756">
            <text:p>75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8]+1" office:value-type="float" office:value="757">
            <text:p>75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59]+1" office:value-type="float" office:value="758">
            <text:p>75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0]+1" office:value-type="float" office:value="759">
            <text:p>75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1]+1" office:value-type="float" office:value="760">
            <text:p>76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2]+1" office:value-type="float" office:value="761">
            <text:p>76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3]+1" office:value-type="float" office:value="762">
            <text:p>76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4]+1" office:value-type="float" office:value="763">
            <text:p>76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5]+1" office:value-type="float" office:value="764">
            <text:p>76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6]+1" office:value-type="float" office:value="765">
            <text:p>76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7]+1" office:value-type="float" office:value="766">
            <text:p>76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8]+1" office:value-type="float" office:value="767">
            <text:p>76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69]+1" office:value-type="float" office:value="768">
            <text:p>76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0]+1" office:value-type="float" office:value="769">
            <text:p>76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1]+1" office:value-type="float" office:value="770">
            <text:p>77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2]+1" office:value-type="float" office:value="771">
            <text:p>77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3]+1" office:value-type="float" office:value="772">
            <text:p>77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4]+1" office:value-type="float" office:value="773">
            <text:p>77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5]+1" office:value-type="float" office:value="774">
            <text:p>77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6]+1" office:value-type="float" office:value="775">
            <text:p>77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7]+1" office:value-type="float" office:value="776">
            <text:p>77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8]+1" office:value-type="float" office:value="777">
            <text:p>77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79]+1" office:value-type="float" office:value="778">
            <text:p>77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0]+1" office:value-type="float" office:value="779">
            <text:p>77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1]+1" office:value-type="float" office:value="780">
            <text:p>78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2]+1" office:value-type="float" office:value="781">
            <text:p>78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3]+1" office:value-type="float" office:value="782">
            <text:p>78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4]+1" office:value-type="float" office:value="783">
            <text:p>78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5]+1" office:value-type="float" office:value="784">
            <text:p>78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6]+1" office:value-type="float" office:value="785">
            <text:p>78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7]+1" office:value-type="float" office:value="786">
            <text:p>78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8]+1" office:value-type="float" office:value="787">
            <text:p>78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89]+1" office:value-type="float" office:value="788">
            <text:p>78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0]+1" office:value-type="float" office:value="789">
            <text:p>78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1]+1" office:value-type="float" office:value="790">
            <text:p>79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2]+1" office:value-type="float" office:value="791">
            <text:p>79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3]+1" office:value-type="float" office:value="792">
            <text:p>79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4]+1" office:value-type="float" office:value="793">
            <text:p>79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5]+1" office:value-type="float" office:value="794">
            <text:p>79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6]+1" office:value-type="float" office:value="795">
            <text:p>79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7]+1" office:value-type="float" office:value="796">
            <text:p>79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8]+1" office:value-type="float" office:value="797">
            <text:p>79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799]+1" office:value-type="float" office:value="798">
            <text:p>79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0]+1" office:value-type="float" office:value="799">
            <text:p>79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1]+1" office:value-type="float" office:value="800">
            <text:p>80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2]+1" office:value-type="float" office:value="801">
            <text:p>80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3]+1" office:value-type="float" office:value="802">
            <text:p>80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4]+1" office:value-type="float" office:value="803">
            <text:p>80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5]+1" office:value-type="float" office:value="804">
            <text:p>80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6]+1" office:value-type="float" office:value="805">
            <text:p>80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7]+1" office:value-type="float" office:value="806">
            <text:p>80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8]+1" office:value-type="float" office:value="807">
            <text:p>80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09]+1" office:value-type="float" office:value="808">
            <text:p>80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0]+1" office:value-type="float" office:value="809">
            <text:p>80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1]+1" office:value-type="float" office:value="810">
            <text:p>81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2]+1" office:value-type="float" office:value="811">
            <text:p>81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3]+1" office:value-type="float" office:value="812">
            <text:p>81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4]+1" office:value-type="float" office:value="813">
            <text:p>81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5]+1" office:value-type="float" office:value="814">
            <text:p>81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6]+1" office:value-type="float" office:value="815">
            <text:p>81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7]+1" office:value-type="float" office:value="816">
            <text:p>81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8]+1" office:value-type="float" office:value="817">
            <text:p>81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19]+1" office:value-type="float" office:value="818">
            <text:p>81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0]+1" office:value-type="float" office:value="819">
            <text:p>81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1]+1" office:value-type="float" office:value="820">
            <text:p>82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2]+1" office:value-type="float" office:value="821">
            <text:p>82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3]+1" office:value-type="float" office:value="822">
            <text:p>82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4]+1" office:value-type="float" office:value="823">
            <text:p>82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5]+1" office:value-type="float" office:value="824">
            <text:p>82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6]+1" office:value-type="float" office:value="825">
            <text:p>82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7]+1" office:value-type="float" office:value="826">
            <text:p>82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8]+1" office:value-type="float" office:value="827">
            <text:p>82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29]+1" office:value-type="float" office:value="828">
            <text:p>82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0]+1" office:value-type="float" office:value="829">
            <text:p>82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1]+1" office:value-type="float" office:value="830">
            <text:p>83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2]+1" office:value-type="float" office:value="831">
            <text:p>83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3]+1" office:value-type="float" office:value="832">
            <text:p>83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4]+1" office:value-type="float" office:value="833">
            <text:p>83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5]+1" office:value-type="float" office:value="834">
            <text:p>83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6]+1" office:value-type="float" office:value="835">
            <text:p>83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7]+1" office:value-type="float" office:value="836">
            <text:p>83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8]+1" office:value-type="float" office:value="837">
            <text:p>83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39]+1" office:value-type="float" office:value="838">
            <text:p>83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0]+1" office:value-type="float" office:value="839">
            <text:p>83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1]+1" office:value-type="float" office:value="840">
            <text:p>84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2]+1" office:value-type="float" office:value="841">
            <text:p>84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3]+1" office:value-type="float" office:value="842">
            <text:p>84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4]+1" office:value-type="float" office:value="843">
            <text:p>84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5]+1" office:value-type="float" office:value="844">
            <text:p>84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6]+1" office:value-type="float" office:value="845">
            <text:p>84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7]+1" office:value-type="float" office:value="846">
            <text:p>84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8]+1" office:value-type="float" office:value="847">
            <text:p>84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49]+1" office:value-type="float" office:value="848">
            <text:p>84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0]+1" office:value-type="float" office:value="849">
            <text:p>84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1]+1" office:value-type="float" office:value="850">
            <text:p>85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2]+1" office:value-type="float" office:value="851">
            <text:p>85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3]+1" office:value-type="float" office:value="852">
            <text:p>85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4]+1" office:value-type="float" office:value="853">
            <text:p>85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5]+1" office:value-type="float" office:value="854">
            <text:p>85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6]+1" office:value-type="float" office:value="855">
            <text:p>85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7]+1" office:value-type="float" office:value="856">
            <text:p>85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8]+1" office:value-type="float" office:value="857">
            <text:p>85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59]+1" office:value-type="float" office:value="858">
            <text:p>85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0]+1" office:value-type="float" office:value="859">
            <text:p>85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1]+1" office:value-type="float" office:value="860">
            <text:p>86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2]+1" office:value-type="float" office:value="861">
            <text:p>86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3]+1" office:value-type="float" office:value="862">
            <text:p>86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4]+1" office:value-type="float" office:value="863">
            <text:p>86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5]+1" office:value-type="float" office:value="864">
            <text:p>86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6]+1" office:value-type="float" office:value="865">
            <text:p>86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7]+1" office:value-type="float" office:value="866">
            <text:p>86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8]+1" office:value-type="float" office:value="867">
            <text:p>86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69]+1" office:value-type="float" office:value="868">
            <text:p>86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0]+1" office:value-type="float" office:value="869">
            <text:p>86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1]+1" office:value-type="float" office:value="870">
            <text:p>87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2]+1" office:value-type="float" office:value="871">
            <text:p>87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3]+1" office:value-type="float" office:value="872">
            <text:p>87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4]+1" office:value-type="float" office:value="873">
            <text:p>87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5]+1" office:value-type="float" office:value="874">
            <text:p>87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6]+1" office:value-type="float" office:value="875">
            <text:p>87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7]+1" office:value-type="float" office:value="876">
            <text:p>87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8]+1" office:value-type="float" office:value="877">
            <text:p>87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79]+1" office:value-type="float" office:value="878">
            <text:p>87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0]+1" office:value-type="float" office:value="879">
            <text:p>87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1]+1" office:value-type="float" office:value="880">
            <text:p>88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2]+1" office:value-type="float" office:value="881">
            <text:p>88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3]+1" office:value-type="float" office:value="882">
            <text:p>88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4]+1" office:value-type="float" office:value="883">
            <text:p>88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5]+1" office:value-type="float" office:value="884">
            <text:p>88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6]+1" office:value-type="float" office:value="885">
            <text:p>88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7]+1" office:value-type="float" office:value="886">
            <text:p>88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8]+1" office:value-type="float" office:value="887">
            <text:p>88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89]+1" office:value-type="float" office:value="888">
            <text:p>88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0]+1" office:value-type="float" office:value="889">
            <text:p>88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1]+1" office:value-type="float" office:value="890">
            <text:p>89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2]+1" office:value-type="float" office:value="891">
            <text:p>89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3]+1" office:value-type="float" office:value="892">
            <text:p>89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4]+1" office:value-type="float" office:value="893">
            <text:p>89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5]+1" office:value-type="float" office:value="894">
            <text:p>89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6]+1" office:value-type="float" office:value="895">
            <text:p>89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7]+1" office:value-type="float" office:value="896">
            <text:p>89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8]+1" office:value-type="float" office:value="897">
            <text:p>89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899]+1" office:value-type="float" office:value="898">
            <text:p>89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0]+1" office:value-type="float" office:value="899">
            <text:p>89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1]+1" office:value-type="float" office:value="900">
            <text:p>90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2]+1" office:value-type="float" office:value="901">
            <text:p>90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3]+1" office:value-type="float" office:value="902">
            <text:p>90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4]+1" office:value-type="float" office:value="903">
            <text:p>90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5]+1" office:value-type="float" office:value="904">
            <text:p>90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6]+1" office:value-type="float" office:value="905">
            <text:p>90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7]+1" office:value-type="float" office:value="906">
            <text:p>90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8]+1" office:value-type="float" office:value="907">
            <text:p>90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09]+1" office:value-type="float" office:value="908">
            <text:p>90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0]+1" office:value-type="float" office:value="909">
            <text:p>90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1]+1" office:value-type="float" office:value="910">
            <text:p>91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2]+1" office:value-type="float" office:value="911">
            <text:p>91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3]+1" office:value-type="float" office:value="912">
            <text:p>91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4]+1" office:value-type="float" office:value="913">
            <text:p>91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5]+1" office:value-type="float" office:value="914">
            <text:p>91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6]+1" office:value-type="float" office:value="915">
            <text:p>91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7]+1" office:value-type="float" office:value="916">
            <text:p>91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8]+1" office:value-type="float" office:value="917">
            <text:p>91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19]+1" office:value-type="float" office:value="918">
            <text:p>91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0]+1" office:value-type="float" office:value="919">
            <text:p>91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1]+1" office:value-type="float" office:value="920">
            <text:p>92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2]+1" office:value-type="float" office:value="921">
            <text:p>92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3]+1" office:value-type="float" office:value="922">
            <text:p>92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4]+1" office:value-type="float" office:value="923">
            <text:p>92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5]+1" office:value-type="float" office:value="924">
            <text:p>92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6]+1" office:value-type="float" office:value="925">
            <text:p>92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7]+1" office:value-type="float" office:value="926">
            <text:p>92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8]+1" office:value-type="float" office:value="927">
            <text:p>92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29]+1" office:value-type="float" office:value="928">
            <text:p>92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0]+1" office:value-type="float" office:value="929">
            <text:p>92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1]+1" office:value-type="float" office:value="930">
            <text:p>93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2]+1" office:value-type="float" office:value="931">
            <text:p>93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3]+1" office:value-type="float" office:value="932">
            <text:p>93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4]+1" office:value-type="float" office:value="933">
            <text:p>93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5]+1" office:value-type="float" office:value="934">
            <text:p>93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6]+1" office:value-type="float" office:value="935">
            <text:p>93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7]+1" office:value-type="float" office:value="936">
            <text:p>93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8]+1" office:value-type="float" office:value="937">
            <text:p>93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39]+1" office:value-type="float" office:value="938">
            <text:p>93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0]+1" office:value-type="float" office:value="939">
            <text:p>93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1]+1" office:value-type="float" office:value="940">
            <text:p>94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2]+1" office:value-type="float" office:value="941">
            <text:p>94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3]+1" office:value-type="float" office:value="942">
            <text:p>94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4]+1" office:value-type="float" office:value="943">
            <text:p>94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5]+1" office:value-type="float" office:value="944">
            <text:p>94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6]+1" office:value-type="float" office:value="945">
            <text:p>94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7]+1" office:value-type="float" office:value="946">
            <text:p>94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8]+1" office:value-type="float" office:value="947">
            <text:p>94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49]+1" office:value-type="float" office:value="948">
            <text:p>94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0]+1" office:value-type="float" office:value="949">
            <text:p>94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1]+1" office:value-type="float" office:value="950">
            <text:p>95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2]+1" office:value-type="float" office:value="951">
            <text:p>95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3]+1" office:value-type="float" office:value="952">
            <text:p>95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4]+1" office:value-type="float" office:value="953">
            <text:p>95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5]+1" office:value-type="float" office:value="954">
            <text:p>95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6]+1" office:value-type="float" office:value="955">
            <text:p>95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7]+1" office:value-type="float" office:value="956">
            <text:p>95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8]+1" office:value-type="float" office:value="957">
            <text:p>95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59]+1" office:value-type="float" office:value="958">
            <text:p>95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0]+1" office:value-type="float" office:value="959">
            <text:p>95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1]+1" office:value-type="float" office:value="960">
            <text:p>96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2]+1" office:value-type="float" office:value="961">
            <text:p>96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3]+1" office:value-type="float" office:value="962">
            <text:p>96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4]+1" office:value-type="float" office:value="963">
            <text:p>96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5]+1" office:value-type="float" office:value="964">
            <text:p>96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6]+1" office:value-type="float" office:value="965">
            <text:p>96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7]+1" office:value-type="float" office:value="966">
            <text:p>96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8]+1" office:value-type="float" office:value="967">
            <text:p>96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69]+1" office:value-type="float" office:value="968">
            <text:p>96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0]+1" office:value-type="float" office:value="969">
            <text:p>96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1]+1" office:value-type="float" office:value="970">
            <text:p>97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2]+1" office:value-type="float" office:value="971">
            <text:p>97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3]+1" office:value-type="float" office:value="972">
            <text:p>97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4]+1" office:value-type="float" office:value="973">
            <text:p>97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5]+1" office:value-type="float" office:value="974">
            <text:p>97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6]+1" office:value-type="float" office:value="975">
            <text:p>97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7]+1" office:value-type="float" office:value="976">
            <text:p>97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8]+1" office:value-type="float" office:value="977">
            <text:p>97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79]+1" office:value-type="float" office:value="978">
            <text:p>97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0]+1" office:value-type="float" office:value="979">
            <text:p>97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1]+1" office:value-type="float" office:value="980">
            <text:p>98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2]+1" office:value-type="float" office:value="981">
            <text:p>98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3]+1" office:value-type="float" office:value="982">
            <text:p>98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4]+1" office:value-type="float" office:value="983">
            <text:p>98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5]+1" office:value-type="float" office:value="984">
            <text:p>98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6]+1" office:value-type="float" office:value="985">
            <text:p>98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7]+1" office:value-type="float" office:value="986">
            <text:p>98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8]+1" office:value-type="float" office:value="987">
            <text:p>98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89]+1" office:value-type="float" office:value="988">
            <text:p>98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0]+1" office:value-type="float" office:value="989">
            <text:p>98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1]+1" office:value-type="float" office:value="990">
            <text:p>99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2]+1" office:value-type="float" office:value="991">
            <text:p>99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3]+1" office:value-type="float" office:value="992">
            <text:p>99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4]+1" office:value-type="float" office:value="993">
            <text:p>99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5]+1" office:value-type="float" office:value="994">
            <text:p>99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6]+1" office:value-type="float" office:value="995">
            <text:p>99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7]+1" office:value-type="float" office:value="996">
            <text:p>99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8]+1" office:value-type="float" office:value="997">
            <text:p>99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999]+1" office:value-type="float" office:value="998">
            <text:p>99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0]+1" office:value-type="float" office:value="999">
            <text:p>99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1]+1" office:value-type="float" office:value="1000">
            <text:p>100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2]+1" office:value-type="float" office:value="1001">
            <text:p>100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3]+1" office:value-type="float" office:value="1002">
            <text:p>100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4]+1" office:value-type="float" office:value="1003">
            <text:p>100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5]+1" office:value-type="float" office:value="1004">
            <text:p>100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6]+1" office:value-type="float" office:value="1005">
            <text:p>100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7]+1" office:value-type="float" office:value="1006">
            <text:p>100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8]+1" office:value-type="float" office:value="1007">
            <text:p>100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09]+1" office:value-type="float" office:value="1008">
            <text:p>100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0]+1" office:value-type="float" office:value="1009">
            <text:p>100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1]+1" office:value-type="float" office:value="1010">
            <text:p>101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2]+1" office:value-type="float" office:value="1011">
            <text:p>101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3]+1" office:value-type="float" office:value="1012">
            <text:p>101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4]+1" office:value-type="float" office:value="1013">
            <text:p>101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5]+1" office:value-type="float" office:value="1014">
            <text:p>1014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6]+1" office:value-type="float" office:value="1015">
            <text:p>1015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7]+1" office:value-type="float" office:value="1016">
            <text:p>1016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8]+1" office:value-type="float" office:value="1017">
            <text:p>1017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19]+1" office:value-type="float" office:value="1018">
            <text:p>1018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20]+1" office:value-type="float" office:value="1019">
            <text:p>1019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21]+1" office:value-type="float" office:value="1020">
            <text:p>1020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22]+1" office:value-type="float" office:value="1021">
            <text:p>1021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23]+1" office:value-type="float" office:value="1022">
            <text:p>1022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24]+1" office:value-type="float" office:value="1023">
            <text:p>1023</text:p>
          </table:table-cell>
          <table:table-cell office:value-type="string">
            <text:p>ff0</text:p>
          </table:table-cell>
          <table:table-cell/>
        </table:table-row>
        <table:table-row table:style-name="ro2">
          <table:table-cell table:formula="of:=[.A1025]+1" office:value-type="float" office:value="1024">
            <text:p>1024</text:p>
          </table:table-cell>
          <table:table-cell table:style-name="Default"/>
          <table:table-cell/>
        </table:table-row>
        <table:table-row table:style-name="ro2">
          <table:table-cell table:formula="of:=[.A1026]+1" office:value-type="float" office:value="1025">
            <text:p>1025</text:p>
          </table:table-cell>
          <table:table-cell table:style-name="Default"/>
          <table:table-cell/>
        </table:table-row>
        <table:table-row table:style-name="ro2">
          <table:table-cell table:formula="of:=[.A1027]+1" office:value-type="float" office:value="1026">
            <text:p>1026</text:p>
          </table:table-cell>
          <table:table-cell table:style-name="Default"/>
          <table:table-cell/>
        </table:table-row>
        <table:table-row table:style-name="ro2">
          <table:table-cell table:formula="of:=[.A1028]+1" office:value-type="float" office:value="1027">
            <text:p>1027</text:p>
          </table:table-cell>
          <table:table-cell table:style-name="Default"/>
          <table:table-cell/>
        </table:table-row>
        <table:table-row table:style-name="ro2">
          <table:table-cell table:formula="of:=[.A1029]+1" office:value-type="float" office:value="1028">
            <text:p>1028</text:p>
          </table:table-cell>
          <table:table-cell table:style-name="Default"/>
          <table:table-cell/>
        </table:table-row>
        <table:table-row table:style-name="ro2">
          <table:table-cell table:formula="of:=[.A1030]+1" office:value-type="float" office:value="1029">
            <text:p>1029</text:p>
          </table:table-cell>
          <table:table-cell table:style-name="Default"/>
          <table:table-cell/>
        </table:table-row>
        <table:table-row table:style-name="ro2">
          <table:table-cell table:formula="of:=[.A1031]+1" office:value-type="float" office:value="1030">
            <text:p>1030</text:p>
          </table:table-cell>
          <table:table-cell table:style-name="Default"/>
          <table:table-cell/>
        </table:table-row>
        <table:table-row table:style-name="ro2">
          <table:table-cell table:formula="of:=[.A1032]+1" office:value-type="float" office:value="1031">
            <text:p>1031</text:p>
          </table:table-cell>
          <table:table-cell table:style-name="Default"/>
          <table:table-cell/>
        </table:table-row>
        <table:table-row table:style-name="ro2">
          <table:table-cell table:formula="of:=[.A1033]+1" office:value-type="float" office:value="1032">
            <text:p>1032</text:p>
          </table:table-cell>
          <table:table-cell table:style-name="Default"/>
          <table:table-cell/>
        </table:table-row>
        <table:table-row table:style-name="ro2">
          <table:table-cell table:formula="of:=[.A1034]+1" office:value-type="float" office:value="1033">
            <text:p>1033</text:p>
          </table:table-cell>
          <table:table-cell table:style-name="Default"/>
          <table:table-cell/>
        </table:table-row>
        <table:table-row table:style-name="ro2">
          <table:table-cell table:formula="of:=[.A1035]+1" office:value-type="float" office:value="1034">
            <text:p>1034</text:p>
          </table:table-cell>
          <table:table-cell table:style-name="Default"/>
          <table:table-cell/>
        </table:table-row>
        <table:table-row table:style-name="ro2">
          <table:table-cell table:formula="of:=[.A1036]+1" office:value-type="float" office:value="1035">
            <text:p>1035</text:p>
          </table:table-cell>
          <table:table-cell table:style-name="Default"/>
          <table:table-cell/>
        </table:table-row>
        <table:table-row table:style-name="ro2">
          <table:table-cell table:formula="of:=[.A1037]+1" office:value-type="float" office:value="1036">
            <text:p>1036</text:p>
          </table:table-cell>
          <table:table-cell table:style-name="Default"/>
          <table:table-cell/>
        </table:table-row>
        <table:table-row table:style-name="ro2">
          <table:table-cell table:formula="of:=[.A1038]+1" office:value-type="float" office:value="1037">
            <text:p>1037</text:p>
          </table:table-cell>
          <table:table-cell table:style-name="Default"/>
          <table:table-cell/>
        </table:table-row>
        <table:table-row table:style-name="ro2">
          <table:table-cell table:formula="of:=[.A1039]+1" office:value-type="float" office:value="1038">
            <text:p>1038</text:p>
          </table:table-cell>
          <table:table-cell table:style-name="Default"/>
          <table:table-cell/>
        </table:table-row>
        <table:table-row table:style-name="ro2">
          <table:table-cell table:formula="of:=[.A1040]+1" office:value-type="float" office:value="1039">
            <text:p>1039</text:p>
          </table:table-cell>
          <table:table-cell table:style-name="Default"/>
          <table:table-cell/>
        </table:table-row>
        <table:table-row table:style-name="ro2">
          <table:table-cell table:formula="of:=[.A1041]+1" office:value-type="float" office:value="1040">
            <text:p>1040</text:p>
          </table:table-cell>
          <table:table-cell table:style-name="Default"/>
          <table:table-cell/>
        </table:table-row>
        <table:table-row table:style-name="ro2">
          <table:table-cell table:formula="of:=[.A1042]+1" office:value-type="float" office:value="1041">
            <text:p>1041</text:p>
          </table:table-cell>
          <table:table-cell table:style-name="Default"/>
          <table:table-cell/>
        </table:table-row>
        <table:table-row table:style-name="ro2">
          <table:table-cell table:formula="of:=[.A1043]+1" office:value-type="float" office:value="1042">
            <text:p>1042</text:p>
          </table:table-cell>
          <table:table-cell table:style-name="Default"/>
          <table:table-cell/>
        </table:table-row>
        <table:table-row table:style-name="ro2">
          <table:table-cell table:formula="of:=[.A1044]+1" office:value-type="float" office:value="1043">
            <text:p>1043</text:p>
          </table:table-cell>
          <table:table-cell table:style-name="Default"/>
          <table:table-cell/>
        </table:table-row>
        <table:table-row table:style-name="ro2">
          <table:table-cell table:formula="of:=[.A1045]+1" office:value-type="float" office:value="1044">
            <text:p>1044</text:p>
          </table:table-cell>
          <table:table-cell table:style-name="Default"/>
          <table:table-cell/>
        </table:table-row>
        <table:table-row table:style-name="ro2">
          <table:table-cell table:formula="of:=[.A1046]+1" office:value-type="float" office:value="1045">
            <text:p>1045</text:p>
          </table:table-cell>
          <table:table-cell table:style-name="Default"/>
          <table:table-cell/>
        </table:table-row>
        <table:table-row table:style-name="ro2">
          <table:table-cell table:formula="of:=[.A1047]+1" office:value-type="float" office:value="1046">
            <text:p>1046</text:p>
          </table:table-cell>
          <table:table-cell table:style-name="Default"/>
          <table:table-cell/>
        </table:table-row>
        <table:table-row table:style-name="ro2">
          <table:table-cell table:formula="of:=[.A1048]+1" office:value-type="float" office:value="1047">
            <text:p>1047</text:p>
          </table:table-cell>
          <table:table-cell table:style-name="Default"/>
          <table:table-cell/>
        </table:table-row>
        <table:table-row table:style-name="ro2">
          <table:table-cell table:formula="of:=[.A1049]+1" office:value-type="float" office:value="1048">
            <text:p>1048</text:p>
          </table:table-cell>
          <table:table-cell table:style-name="Default"/>
          <table:table-cell/>
        </table:table-row>
        <table:table-row table:style-name="ro2">
          <table:table-cell table:formula="of:=[.A1050]+1" office:value-type="float" office:value="1049">
            <text:p>1049</text:p>
          </table:table-cell>
          <table:table-cell table:style-name="Default"/>
          <table:table-cell/>
        </table:table-row>
        <table:table-row table:style-name="ro2">
          <table:table-cell table:formula="of:=[.A1051]+1" office:value-type="float" office:value="1050">
            <text:p>1050</text:p>
          </table:table-cell>
          <table:table-cell table:style-name="Default"/>
          <table:table-cell/>
        </table:table-row>
        <table:table-row table:style-name="ro2">
          <table:table-cell table:formula="of:=[.A1052]+1" office:value-type="float" office:value="1051">
            <text:p>1051</text:p>
          </table:table-cell>
          <table:table-cell table:style-name="Default"/>
          <table:table-cell/>
        </table:table-row>
        <table:table-row table:style-name="ro2">
          <table:table-cell table:formula="of:=[.A1053]+1" office:value-type="float" office:value="1052">
            <text:p>1052</text:p>
          </table:table-cell>
          <table:table-cell table:style-name="Default"/>
          <table:table-cell/>
        </table:table-row>
        <table:table-row table:style-name="ro2">
          <table:table-cell table:formula="of:=[.A1054]+1" office:value-type="float" office:value="1053">
            <text:p>1053</text:p>
          </table:table-cell>
          <table:table-cell table:style-name="Default"/>
          <table:table-cell/>
        </table:table-row>
        <table:table-row table:style-name="ro2">
          <table:table-cell table:formula="of:=[.A1055]+1" office:value-type="float" office:value="1054">
            <text:p>1054</text:p>
          </table:table-cell>
          <table:table-cell table:style-name="Default"/>
          <table:table-cell/>
        </table:table-row>
        <table:table-row table:style-name="ro2">
          <table:table-cell table:formula="of:=[.A1056]+1" office:value-type="float" office:value="1055">
            <text:p>1055</text:p>
          </table:table-cell>
          <table:table-cell table:style-name="Default"/>
          <table:table-cell/>
        </table:table-row>
        <table:table-row table:style-name="ro2">
          <table:table-cell table:formula="of:=[.A1057]+1" office:value-type="float" office:value="1056">
            <text:p>1056</text:p>
          </table:table-cell>
          <table:table-cell table:style-name="Default"/>
          <table:table-cell/>
        </table:table-row>
        <table:table-row table:style-name="ro2">
          <table:table-cell table:formula="of:=[.A1058]+1" office:value-type="float" office:value="1057">
            <text:p>1057</text:p>
          </table:table-cell>
          <table:table-cell table:style-name="Default"/>
          <table:table-cell/>
        </table:table-row>
        <table:table-row table:style-name="ro2">
          <table:table-cell table:formula="of:=[.A1059]+1" office:value-type="float" office:value="1058">
            <text:p>1058</text:p>
          </table:table-cell>
          <table:table-cell table:style-name="Default"/>
          <table:table-cell/>
        </table:table-row>
        <table:table-row table:style-name="ro2">
          <table:table-cell table:formula="of:=[.A1060]+1" office:value-type="float" office:value="1059">
            <text:p>1059</text:p>
          </table:table-cell>
          <table:table-cell table:style-name="Default"/>
          <table:table-cell/>
        </table:table-row>
        <table:table-row table:style-name="ro2">
          <table:table-cell table:formula="of:=[.A1061]+1" office:value-type="float" office:value="1060">
            <text:p>1060</text:p>
          </table:table-cell>
          <table:table-cell table:style-name="Default"/>
          <table:table-cell/>
        </table:table-row>
        <table:table-row table:style-name="ro2">
          <table:table-cell table:formula="of:=[.A1062]+1" office:value-type="float" office:value="1061">
            <text:p>1061</text:p>
          </table:table-cell>
          <table:table-cell table:style-name="Default"/>
          <table:table-cell/>
        </table:table-row>
        <table:table-row table:style-name="ro2">
          <table:table-cell table:formula="of:=[.A1063]+1" office:value-type="float" office:value="1062">
            <text:p>1062</text:p>
          </table:table-cell>
          <table:table-cell table:style-name="Default"/>
          <table:table-cell/>
        </table:table-row>
        <table:table-row table:style-name="ro2">
          <table:table-cell table:formula="of:=[.A1064]+1" office:value-type="float" office:value="1063">
            <text:p>1063</text:p>
          </table:table-cell>
          <table:table-cell table:style-name="Default"/>
          <table:table-cell/>
        </table:table-row>
        <table:table-row table:style-name="ro2">
          <table:table-cell table:formula="of:=[.A1065]+1" office:value-type="float" office:value="1064">
            <text:p>1064</text:p>
          </table:table-cell>
          <table:table-cell table:style-name="Default"/>
          <table:table-cell/>
        </table:table-row>
        <table:table-row table:style-name="ro2">
          <table:table-cell table:formula="of:=[.A1066]+1" office:value-type="float" office:value="1065">
            <text:p>1065</text:p>
          </table:table-cell>
          <table:table-cell table:style-name="Default"/>
          <table:table-cell/>
        </table:table-row>
        <table:table-row table:style-name="ro2">
          <table:table-cell table:formula="of:=[.A1067]+1" office:value-type="float" office:value="1066">
            <text:p>1066</text:p>
          </table:table-cell>
          <table:table-cell table:style-name="Default"/>
          <table:table-cell/>
        </table:table-row>
        <table:table-row table:style-name="ro2">
          <table:table-cell table:formula="of:=[.A1068]+1" office:value-type="float" office:value="1067">
            <text:p>1067</text:p>
          </table:table-cell>
          <table:table-cell table:style-name="Default"/>
          <table:table-cell/>
        </table:table-row>
        <table:table-row table:style-name="ro2">
          <table:table-cell table:formula="of:=[.A1069]+1" office:value-type="float" office:value="1068">
            <text:p>1068</text:p>
          </table:table-cell>
          <table:table-cell table:style-name="Default"/>
          <table:table-cell/>
        </table:table-row>
        <table:table-row table:style-name="ro2">
          <table:table-cell table:formula="of:=[.A1070]+1" office:value-type="float" office:value="1069">
            <text:p>1069</text:p>
          </table:table-cell>
          <table:table-cell table:style-name="Default"/>
          <table:table-cell/>
        </table:table-row>
        <table:table-row table:style-name="ro2">
          <table:table-cell table:formula="of:=[.A1071]+1" office:value-type="float" office:value="1070">
            <text:p>1070</text:p>
          </table:table-cell>
          <table:table-cell table:style-name="Default"/>
          <table:table-cell/>
        </table:table-row>
        <table:table-row table:style-name="ro2">
          <table:table-cell table:formula="of:=[.A1072]+1" office:value-type="float" office:value="1071">
            <text:p>1071</text:p>
          </table:table-cell>
          <table:table-cell table:style-name="Default"/>
          <table:table-cell/>
        </table:table-row>
        <table:table-row table:style-name="ro2">
          <table:table-cell table:formula="of:=[.A1073]+1" office:value-type="float" office:value="1072">
            <text:p>1072</text:p>
          </table:table-cell>
          <table:table-cell table:style-name="Default"/>
          <table:table-cell/>
        </table:table-row>
        <table:table-row table:style-name="ro2">
          <table:table-cell table:formula="of:=[.A1074]+1" office:value-type="float" office:value="1073">
            <text:p>1073</text:p>
          </table:table-cell>
          <table:table-cell table:style-name="Default"/>
          <table:table-cell/>
        </table:table-row>
        <table:table-row table:style-name="ro2">
          <table:table-cell table:formula="of:=[.A1075]+1" office:value-type="float" office:value="1074">
            <text:p>1074</text:p>
          </table:table-cell>
          <table:table-cell table:style-name="Default"/>
          <table:table-cell/>
        </table:table-row>
        <table:table-row table:style-name="ro2">
          <table:table-cell table:formula="of:=[.A1076]+1" office:value-type="float" office:value="1075">
            <text:p>1075</text:p>
          </table:table-cell>
          <table:table-cell table:style-name="Default"/>
          <table:table-cell/>
        </table:table-row>
        <table:table-row table:style-name="ro2">
          <table:table-cell table:formula="of:=[.A1077]+1" office:value-type="float" office:value="1076">
            <text:p>1076</text:p>
          </table:table-cell>
          <table:table-cell table:style-name="Default"/>
          <table:table-cell/>
        </table:table-row>
        <table:table-row table:style-name="ro2">
          <table:table-cell table:formula="of:=[.A1078]+1" office:value-type="float" office:value="1077">
            <text:p>1077</text:p>
          </table:table-cell>
          <table:table-cell table:style-name="Default"/>
          <table:table-cell/>
        </table:table-row>
        <table:table-row table:style-name="ro2">
          <table:table-cell table:formula="of:=[.A1079]+1" office:value-type="float" office:value="1078">
            <text:p>1078</text:p>
          </table:table-cell>
          <table:table-cell table:style-name="Default"/>
          <table:table-cell/>
        </table:table-row>
        <table:table-row table:style-name="ro2">
          <table:table-cell table:formula="of:=[.A1080]+1" office:value-type="float" office:value="1079">
            <text:p>1079</text:p>
          </table:table-cell>
          <table:table-cell table:style-name="Default"/>
          <table:table-cell/>
        </table:table-row>
        <table:table-row table:style-name="ro2">
          <table:table-cell table:formula="of:=[.A1081]+1" office:value-type="float" office:value="1080">
            <text:p>1080</text:p>
          </table:table-cell>
          <table:table-cell table:style-name="Default"/>
          <table:table-cell/>
        </table:table-row>
        <table:table-row table:style-name="ro2">
          <table:table-cell table:formula="of:=[.A1082]+1" office:value-type="float" office:value="1081">
            <text:p>1081</text:p>
          </table:table-cell>
          <table:table-cell table:style-name="Default"/>
          <table:table-cell/>
        </table:table-row>
        <table:table-row table:style-name="ro2">
          <table:table-cell table:formula="of:=[.A1083]+1" office:value-type="float" office:value="1082">
            <text:p>1082</text:p>
          </table:table-cell>
          <table:table-cell table:style-name="Default"/>
          <table:table-cell/>
        </table:table-row>
        <table:table-row table:style-name="ro2">
          <table:table-cell table:formula="of:=[.A1084]+1" office:value-type="float" office:value="1083">
            <text:p>1083</text:p>
          </table:table-cell>
          <table:table-cell table:style-name="Default"/>
          <table:table-cell/>
        </table:table-row>
        <table:table-row table:style-name="ro2">
          <table:table-cell table:formula="of:=[.A1085]+1" office:value-type="float" office:value="1084">
            <text:p>1084</text:p>
          </table:table-cell>
          <table:table-cell table:style-name="Default"/>
          <table:table-cell/>
        </table:table-row>
        <table:table-row table:style-name="ro2">
          <table:table-cell table:formula="of:=[.A1086]+1" office:value-type="float" office:value="1085">
            <text:p>1085</text:p>
          </table:table-cell>
          <table:table-cell table:style-name="Default"/>
          <table:table-cell/>
        </table:table-row>
        <table:table-row table:style-name="ro2">
          <table:table-cell table:formula="of:=[.A1087]+1" office:value-type="float" office:value="1086">
            <text:p>1086</text:p>
          </table:table-cell>
          <table:table-cell table:style-name="Default"/>
          <table:table-cell/>
        </table:table-row>
        <table:table-row table:style-name="ro2">
          <table:table-cell table:formula="of:=[.A1088]+1" office:value-type="float" office:value="1087">
            <text:p>1087</text:p>
          </table:table-cell>
          <table:table-cell table:style-name="Default"/>
          <table:table-cell/>
        </table:table-row>
        <table:table-row table:style-name="ro2">
          <table:table-cell table:formula="of:=[.A1089]+1" office:value-type="float" office:value="1088">
            <text:p>1088</text:p>
          </table:table-cell>
          <table:table-cell table:style-name="Default"/>
          <table:table-cell/>
        </table:table-row>
        <table:table-row table:style-name="ro2">
          <table:table-cell table:formula="of:=[.A1090]+1" office:value-type="float" office:value="1089">
            <text:p>1089</text:p>
          </table:table-cell>
          <table:table-cell table:style-name="Default"/>
          <table:table-cell/>
        </table:table-row>
        <table:table-row table:style-name="ro2">
          <table:table-cell table:formula="of:=[.A1091]+1" office:value-type="float" office:value="1090">
            <text:p>1090</text:p>
          </table:table-cell>
          <table:table-cell table:style-name="Default"/>
          <table:table-cell/>
        </table:table-row>
        <table:table-row table:style-name="ro2">
          <table:table-cell table:formula="of:=[.A1092]+1" office:value-type="float" office:value="1091">
            <text:p>1091</text:p>
          </table:table-cell>
          <table:table-cell table:style-name="Default"/>
          <table:table-cell/>
        </table:table-row>
        <table:table-row table:style-name="ro2">
          <table:table-cell table:formula="of:=[.A1093]+1" office:value-type="float" office:value="1092">
            <text:p>1092</text:p>
          </table:table-cell>
          <table:table-cell table:style-name="Default"/>
          <table:table-cell/>
        </table:table-row>
        <table:table-row table:style-name="ro2">
          <table:table-cell table:formula="of:=[.A1094]+1" office:value-type="float" office:value="1093">
            <text:p>1093</text:p>
          </table:table-cell>
          <table:table-cell table:style-name="Default"/>
          <table:table-cell/>
        </table:table-row>
        <table:table-row table:style-name="ro2">
          <table:table-cell table:formula="of:=[.A1095]+1" office:value-type="float" office:value="1094">
            <text:p>1094</text:p>
          </table:table-cell>
          <table:table-cell table:style-name="Default"/>
          <table:table-cell/>
        </table:table-row>
        <table:table-row table:style-name="ro2">
          <table:table-cell table:formula="of:=[.A1096]+1" office:value-type="float" office:value="1095">
            <text:p>1095</text:p>
          </table:table-cell>
          <table:table-cell table:style-name="Default"/>
          <table:table-cell/>
        </table:table-row>
        <table:table-row table:style-name="ro2">
          <table:table-cell table:formula="of:=[.A1097]+1" office:value-type="float" office:value="1096">
            <text:p>1096</text:p>
          </table:table-cell>
          <table:table-cell table:style-name="Default"/>
          <table:table-cell/>
        </table:table-row>
        <table:table-row table:style-name="ro2">
          <table:table-cell table:formula="of:=[.A1098]+1" office:value-type="float" office:value="1097">
            <text:p>1097</text:p>
          </table:table-cell>
          <table:table-cell table:style-name="Default"/>
          <table:table-cell/>
        </table:table-row>
        <table:table-row table:style-name="ro2">
          <table:table-cell table:formula="of:=[.A1099]+1" office:value-type="float" office:value="1098">
            <text:p>1098</text:p>
          </table:table-cell>
          <table:table-cell table:style-name="Default"/>
          <table:table-cell/>
        </table:table-row>
        <table:table-row table:style-name="ro2">
          <table:table-cell table:formula="of:=[.A1100]+1" office:value-type="float" office:value="1099">
            <text:p>1099</text:p>
          </table:table-cell>
          <table:table-cell table:style-name="Default"/>
          <table:table-cell/>
        </table:table-row>
        <table:table-row table:style-name="ro2">
          <table:table-cell table:formula="of:=[.A1101]+1" office:value-type="float" office:value="1100">
            <text:p>1100</text:p>
          </table:table-cell>
          <table:table-cell table:style-name="Default"/>
          <table:table-cell/>
        </table:table-row>
        <table:table-row table:style-name="ro2">
          <table:table-cell table:formula="of:=[.A1102]+1" office:value-type="float" office:value="1101">
            <text:p>1101</text:p>
          </table:table-cell>
          <table:table-cell table:style-name="Default"/>
          <table:table-cell/>
        </table:table-row>
        <table:table-row table:style-name="ro2">
          <table:table-cell table:formula="of:=[.A1103]+1" office:value-type="float" office:value="1102">
            <text:p>1102</text:p>
          </table:table-cell>
          <table:table-cell table:style-name="Default"/>
          <table:table-cell/>
        </table:table-row>
        <table:table-row table:style-name="ro2">
          <table:table-cell table:formula="of:=[.A1104]+1" office:value-type="float" office:value="1103">
            <text:p>1103</text:p>
          </table:table-cell>
          <table:table-cell table:style-name="Default"/>
          <table:table-cell/>
        </table:table-row>
        <table:table-row table:style-name="ro2">
          <table:table-cell table:formula="of:=[.A1105]+1" office:value-type="float" office:value="1104">
            <text:p>1104</text:p>
          </table:table-cell>
          <table:table-cell table:style-name="Default"/>
          <table:table-cell/>
        </table:table-row>
        <table:table-row table:style-name="ro2">
          <table:table-cell table:formula="of:=[.A1106]+1" office:value-type="float" office:value="1105">
            <text:p>1105</text:p>
          </table:table-cell>
          <table:table-cell table:style-name="Default"/>
          <table:table-cell/>
        </table:table-row>
        <table:table-row table:style-name="ro2">
          <table:table-cell table:formula="of:=[.A1107]+1" office:value-type="float" office:value="1106">
            <text:p>1106</text:p>
          </table:table-cell>
          <table:table-cell table:style-name="Default"/>
          <table:table-cell/>
        </table:table-row>
        <table:table-row table:style-name="ro2">
          <table:table-cell table:formula="of:=[.A1108]+1" office:value-type="float" office:value="1107">
            <text:p>1107</text:p>
          </table:table-cell>
          <table:table-cell table:style-name="Default"/>
          <table:table-cell/>
        </table:table-row>
        <table:table-row table:style-name="ro2">
          <table:table-cell table:formula="of:=[.A1109]+1" office:value-type="float" office:value="1108">
            <text:p>1108</text:p>
          </table:table-cell>
          <table:table-cell table:style-name="Default"/>
          <table:table-cell/>
        </table:table-row>
        <table:table-row table:style-name="ro2">
          <table:table-cell table:formula="of:=[.A1110]+1" office:value-type="float" office:value="1109">
            <text:p>1109</text:p>
          </table:table-cell>
          <table:table-cell table:style-name="Default"/>
          <table:table-cell/>
        </table:table-row>
        <table:table-row table:style-name="ro2">
          <table:table-cell table:formula="of:=[.A1111]+1" office:value-type="float" office:value="1110">
            <text:p>1110</text:p>
          </table:table-cell>
          <table:table-cell table:style-name="Default"/>
          <table:table-cell/>
        </table:table-row>
        <table:table-row table:style-name="ro2">
          <table:table-cell table:formula="of:=[.A1112]+1" office:value-type="float" office:value="1111">
            <text:p>1111</text:p>
          </table:table-cell>
          <table:table-cell table:style-name="Default"/>
          <table:table-cell/>
        </table:table-row>
        <table:table-row table:style-name="ro2">
          <table:table-cell table:formula="of:=[.A1113]+1" office:value-type="float" office:value="1112">
            <text:p>1112</text:p>
          </table:table-cell>
          <table:table-cell table:style-name="Default"/>
          <table:table-cell/>
        </table:table-row>
        <table:table-row table:style-name="ro2">
          <table:table-cell table:formula="of:=[.A1114]+1" office:value-type="float" office:value="1113">
            <text:p>1113</text:p>
          </table:table-cell>
          <table:table-cell table:style-name="Default"/>
          <table:table-cell/>
        </table:table-row>
        <table:table-row table:style-name="ro2">
          <table:table-cell table:formula="of:=[.A1115]+1" office:value-type="float" office:value="1114">
            <text:p>1114</text:p>
          </table:table-cell>
          <table:table-cell table:style-name="Default"/>
          <table:table-cell/>
        </table:table-row>
        <table:table-row table:style-name="ro2">
          <table:table-cell table:formula="of:=[.A1116]+1" office:value-type="float" office:value="1115">
            <text:p>1115</text:p>
          </table:table-cell>
          <table:table-cell table:style-name="Default"/>
          <table:table-cell/>
        </table:table-row>
        <table:table-row table:style-name="ro2">
          <table:table-cell table:formula="of:=[.A1117]+1" office:value-type="float" office:value="1116">
            <text:p>1116</text:p>
          </table:table-cell>
          <table:table-cell table:style-name="Default"/>
          <table:table-cell/>
        </table:table-row>
        <table:table-row table:style-name="ro2">
          <table:table-cell table:formula="of:=[.A1118]+1" office:value-type="float" office:value="1117">
            <text:p>1117</text:p>
          </table:table-cell>
          <table:table-cell table:style-name="Default"/>
          <table:table-cell/>
        </table:table-row>
        <table:table-row table:style-name="ro2">
          <table:table-cell table:formula="of:=[.A1119]+1" office:value-type="float" office:value="1118">
            <text:p>1118</text:p>
          </table:table-cell>
          <table:table-cell table:style-name="Default"/>
          <table:table-cell/>
        </table:table-row>
        <table:table-row table:style-name="ro2">
          <table:table-cell table:formula="of:=[.A1120]+1" office:value-type="float" office:value="1119">
            <text:p>1119</text:p>
          </table:table-cell>
          <table:table-cell table:style-name="Default"/>
          <table:table-cell/>
        </table:table-row>
        <table:table-row table:style-name="ro2">
          <table:table-cell table:formula="of:=[.A1121]+1" office:value-type="float" office:value="1120">
            <text:p>1120</text:p>
          </table:table-cell>
          <table:table-cell table:style-name="Default"/>
          <table:table-cell/>
        </table:table-row>
        <table:table-row table:style-name="ro2">
          <table:table-cell table:formula="of:=[.A1122]+1" office:value-type="float" office:value="1121">
            <text:p>1121</text:p>
          </table:table-cell>
          <table:table-cell table:style-name="Default"/>
          <table:table-cell/>
        </table:table-row>
        <table:table-row table:style-name="ro2">
          <table:table-cell table:formula="of:=[.A1123]+1" office:value-type="float" office:value="1122">
            <text:p>1122</text:p>
          </table:table-cell>
          <table:table-cell table:style-name="Default"/>
          <table:table-cell/>
        </table:table-row>
        <table:table-row table:style-name="ro2">
          <table:table-cell table:formula="of:=[.A1124]+1" office:value-type="float" office:value="1123">
            <text:p>1123</text:p>
          </table:table-cell>
          <table:table-cell table:style-name="Default"/>
          <table:table-cell/>
        </table:table-row>
        <table:table-row table:style-name="ro2">
          <table:table-cell table:formula="of:=[.A1125]+1" office:value-type="float" office:value="1124">
            <text:p>1124</text:p>
          </table:table-cell>
          <table:table-cell table:style-name="Default"/>
          <table:table-cell/>
        </table:table-row>
        <table:table-row table:style-name="ro2">
          <table:table-cell table:formula="of:=[.A1126]+1" office:value-type="float" office:value="1125">
            <text:p>1125</text:p>
          </table:table-cell>
          <table:table-cell table:style-name="Default"/>
          <table:table-cell/>
        </table:table-row>
        <table:table-row table:style-name="ro2">
          <table:table-cell table:formula="of:=[.A1127]+1" office:value-type="float" office:value="1126">
            <text:p>1126</text:p>
          </table:table-cell>
          <table:table-cell table:style-name="Default"/>
          <table:table-cell/>
        </table:table-row>
        <table:table-row table:style-name="ro2">
          <table:table-cell table:formula="of:=[.A1128]+1" office:value-type="float" office:value="1127">
            <text:p>1127</text:p>
          </table:table-cell>
          <table:table-cell table:style-name="Default"/>
          <table:table-cell/>
        </table:table-row>
        <table:table-row table:style-name="ro2">
          <table:table-cell table:formula="of:=[.A1129]+1" office:value-type="float" office:value="1128">
            <text:p>1128</text:p>
          </table:table-cell>
          <table:table-cell table:style-name="Default"/>
          <table:table-cell/>
        </table:table-row>
        <table:table-row table:style-name="ro2">
          <table:table-cell table:formula="of:=[.A1130]+1" office:value-type="float" office:value="1129">
            <text:p>1129</text:p>
          </table:table-cell>
          <table:table-cell table:style-name="Default"/>
          <table:table-cell/>
        </table:table-row>
        <table:table-row table:style-name="ro2">
          <table:table-cell table:formula="of:=[.A1131]+1" office:value-type="float" office:value="1130">
            <text:p>1130</text:p>
          </table:table-cell>
          <table:table-cell table:style-name="Default"/>
          <table:table-cell/>
        </table:table-row>
        <table:table-row table:style-name="ro2">
          <table:table-cell table:formula="of:=[.A1132]+1" office:value-type="float" office:value="1131">
            <text:p>1131</text:p>
          </table:table-cell>
          <table:table-cell table:style-name="Default"/>
          <table:table-cell/>
        </table:table-row>
        <table:table-row table:style-name="ro2">
          <table:table-cell table:formula="of:=[.A1133]+1" office:value-type="float" office:value="1132">
            <text:p>1132</text:p>
          </table:table-cell>
          <table:table-cell table:style-name="Default"/>
          <table:table-cell/>
        </table:table-row>
        <table:table-row table:style-name="ro2">
          <table:table-cell table:formula="of:=[.A1134]+1" office:value-type="float" office:value="1133">
            <text:p>1133</text:p>
          </table:table-cell>
          <table:table-cell table:style-name="Default"/>
          <table:table-cell/>
        </table:table-row>
        <table:table-row table:style-name="ro2">
          <table:table-cell table:formula="of:=[.A1135]+1" office:value-type="float" office:value="1134">
            <text:p>1134</text:p>
          </table:table-cell>
          <table:table-cell table:style-name="Default"/>
          <table:table-cell/>
        </table:table-row>
        <table:table-row table:style-name="ro2">
          <table:table-cell table:formula="of:=[.A1136]+1" office:value-type="float" office:value="1135">
            <text:p>1135</text:p>
          </table:table-cell>
          <table:table-cell table:style-name="Default"/>
          <table:table-cell/>
        </table:table-row>
        <table:table-row table:style-name="ro2">
          <table:table-cell table:formula="of:=[.A1137]+1" office:value-type="float" office:value="1136">
            <text:p>1136</text:p>
          </table:table-cell>
          <table:table-cell table:style-name="Default"/>
          <table:table-cell/>
        </table:table-row>
        <table:table-row table:style-name="ro2">
          <table:table-cell table:formula="of:=[.A1138]+1" office:value-type="float" office:value="1137">
            <text:p>1137</text:p>
          </table:table-cell>
          <table:table-cell table:style-name="Default"/>
          <table:table-cell/>
        </table:table-row>
        <table:table-row table:style-name="ro2">
          <table:table-cell table:formula="of:=[.A1139]+1" office:value-type="float" office:value="1138">
            <text:p>1138</text:p>
          </table:table-cell>
          <table:table-cell table:style-name="Default"/>
          <table:table-cell/>
        </table:table-row>
        <table:table-row table:style-name="ro2">
          <table:table-cell table:formula="of:=[.A1140]+1" office:value-type="float" office:value="1139">
            <text:p>1139</text:p>
          </table:table-cell>
          <table:table-cell table:style-name="Default"/>
          <table:table-cell/>
        </table:table-row>
        <table:table-row table:style-name="ro2">
          <table:table-cell table:formula="of:=[.A1141]+1" office:value-type="float" office:value="1140">
            <text:p>1140</text:p>
          </table:table-cell>
          <table:table-cell table:style-name="Default"/>
          <table:table-cell/>
        </table:table-row>
        <table:table-row table:style-name="ro2">
          <table:table-cell table:formula="of:=[.A1142]+1" office:value-type="float" office:value="1141">
            <text:p>1141</text:p>
          </table:table-cell>
          <table:table-cell table:style-name="Default"/>
          <table:table-cell/>
        </table:table-row>
        <table:table-row table:style-name="ro2">
          <table:table-cell table:formula="of:=[.A1143]+1" office:value-type="float" office:value="1142">
            <text:p>1142</text:p>
          </table:table-cell>
          <table:table-cell table:style-name="Default"/>
          <table:table-cell/>
        </table:table-row>
        <table:table-row table:style-name="ro2">
          <table:table-cell table:formula="of:=[.A1144]+1" office:value-type="float" office:value="1143">
            <text:p>1143</text:p>
          </table:table-cell>
          <table:table-cell table:style-name="Default"/>
          <table:table-cell/>
        </table:table-row>
        <table:table-row table:style-name="ro2">
          <table:table-cell table:formula="of:=[.A1145]+1" office:value-type="float" office:value="1144">
            <text:p>1144</text:p>
          </table:table-cell>
          <table:table-cell table:style-name="Default"/>
          <table:table-cell/>
        </table:table-row>
        <table:table-row table:style-name="ro2">
          <table:table-cell table:formula="of:=[.A1146]+1" office:value-type="float" office:value="1145">
            <text:p>1145</text:p>
          </table:table-cell>
          <table:table-cell table:style-name="Default"/>
          <table:table-cell/>
        </table:table-row>
        <table:table-row table:style-name="ro2">
          <table:table-cell table:formula="of:=[.A1147]+1" office:value-type="float" office:value="1146">
            <text:p>1146</text:p>
          </table:table-cell>
          <table:table-cell table:style-name="Default"/>
          <table:table-cell/>
        </table:table-row>
        <table:table-row table:style-name="ro2">
          <table:table-cell table:formula="of:=[.A1148]+1" office:value-type="float" office:value="1147">
            <text:p>1147</text:p>
          </table:table-cell>
          <table:table-cell table:style-name="Default"/>
          <table:table-cell/>
        </table:table-row>
        <table:table-row table:style-name="ro2">
          <table:table-cell table:formula="of:=[.A1149]+1" office:value-type="float" office:value="1148">
            <text:p>1148</text:p>
          </table:table-cell>
          <table:table-cell table:style-name="Default"/>
          <table:table-cell/>
        </table:table-row>
        <table:table-row table:style-name="ro2">
          <table:table-cell table:formula="of:=[.A1150]+1" office:value-type="float" office:value="1149">
            <text:p>1149</text:p>
          </table:table-cell>
          <table:table-cell table:style-name="Default"/>
          <table:table-cell/>
        </table:table-row>
        <table:table-row table:style-name="ro2">
          <table:table-cell table:formula="of:=[.A1151]+1" office:value-type="float" office:value="1150">
            <text:p>1150</text:p>
          </table:table-cell>
          <table:table-cell table:style-name="Default"/>
          <table:table-cell/>
        </table:table-row>
        <table:table-row table:style-name="ro2">
          <table:table-cell table:formula="of:=[.A1152]+1" office:value-type="float" office:value="1151">
            <text:p>1151</text:p>
          </table:table-cell>
          <table:table-cell table:style-name="Default"/>
          <table:table-cell/>
        </table:table-row>
        <table:table-row table:style-name="ro2">
          <table:table-cell table:formula="of:=[.A1153]+1" office:value-type="float" office:value="1152">
            <text:p>1152</text:p>
          </table:table-cell>
          <table:table-cell table:style-name="Default"/>
          <table:table-cell/>
        </table:table-row>
        <table:table-row table:style-name="ro2">
          <table:table-cell table:formula="of:=[.A1154]+1" office:value-type="float" office:value="1153">
            <text:p>1153</text:p>
          </table:table-cell>
          <table:table-cell table:style-name="Default"/>
          <table:table-cell/>
        </table:table-row>
        <table:table-row table:style-name="ro2">
          <table:table-cell table:formula="of:=[.A1155]+1" office:value-type="float" office:value="1154">
            <text:p>1154</text:p>
          </table:table-cell>
          <table:table-cell table:style-name="Default"/>
          <table:table-cell/>
        </table:table-row>
        <table:table-row table:style-name="ro2">
          <table:table-cell table:formula="of:=[.A1156]+1" office:value-type="float" office:value="1155">
            <text:p>1155</text:p>
          </table:table-cell>
          <table:table-cell table:style-name="Default"/>
          <table:table-cell/>
        </table:table-row>
        <table:table-row table:style-name="ro2">
          <table:table-cell table:formula="of:=[.A1157]+1" office:value-type="float" office:value="1156">
            <text:p>1156</text:p>
          </table:table-cell>
          <table:table-cell table:style-name="Default"/>
          <table:table-cell/>
        </table:table-row>
        <table:table-row table:style-name="ro2">
          <table:table-cell table:formula="of:=[.A1158]+1" office:value-type="float" office:value="1157">
            <text:p>1157</text:p>
          </table:table-cell>
          <table:table-cell table:style-name="Default"/>
          <table:table-cell/>
        </table:table-row>
        <table:table-row table:style-name="ro2">
          <table:table-cell table:formula="of:=[.A1159]+1" office:value-type="float" office:value="1158">
            <text:p>1158</text:p>
          </table:table-cell>
          <table:table-cell table:style-name="Default"/>
          <table:table-cell/>
        </table:table-row>
        <table:table-row table:style-name="ro2">
          <table:table-cell table:formula="of:=[.A1160]+1" office:value-type="float" office:value="1159">
            <text:p>1159</text:p>
          </table:table-cell>
          <table:table-cell table:style-name="Default"/>
          <table:table-cell/>
        </table:table-row>
        <table:table-row table:style-name="ro2">
          <table:table-cell table:formula="of:=[.A1161]+1" office:value-type="float" office:value="1160">
            <text:p>1160</text:p>
          </table:table-cell>
          <table:table-cell table:style-name="Default"/>
          <table:table-cell/>
        </table:table-row>
        <table:table-row table:style-name="ro2">
          <table:table-cell table:formula="of:=[.A1162]+1" office:value-type="float" office:value="1161">
            <text:p>1161</text:p>
          </table:table-cell>
          <table:table-cell table:style-name="Default"/>
          <table:table-cell/>
        </table:table-row>
        <table:table-row table:style-name="ro2">
          <table:table-cell table:formula="of:=[.A1163]+1" office:value-type="float" office:value="1162">
            <text:p>1162</text:p>
          </table:table-cell>
          <table:table-cell table:style-name="Default"/>
          <table:table-cell/>
        </table:table-row>
        <table:table-row table:style-name="ro2">
          <table:table-cell table:formula="of:=[.A1164]+1" office:value-type="float" office:value="1163">
            <text:p>1163</text:p>
          </table:table-cell>
          <table:table-cell table:style-name="Default"/>
          <table:table-cell/>
        </table:table-row>
        <table:table-row table:style-name="ro2">
          <table:table-cell table:formula="of:=[.A1165]+1" office:value-type="float" office:value="1164">
            <text:p>1164</text:p>
          </table:table-cell>
          <table:table-cell table:style-name="Default"/>
          <table:table-cell/>
        </table:table-row>
        <table:table-row table:style-name="ro2">
          <table:table-cell table:formula="of:=[.A1166]+1" office:value-type="float" office:value="1165">
            <text:p>1165</text:p>
          </table:table-cell>
          <table:table-cell table:style-name="Default"/>
          <table:table-cell/>
        </table:table-row>
        <table:table-row table:style-name="ro2">
          <table:table-cell table:formula="of:=[.A1167]+1" office:value-type="float" office:value="1166">
            <text:p>1166</text:p>
          </table:table-cell>
          <table:table-cell table:style-name="Default"/>
          <table:table-cell/>
        </table:table-row>
        <table:table-row table:style-name="ro2">
          <table:table-cell table:formula="of:=[.A1168]+1" office:value-type="float" office:value="1167">
            <text:p>1167</text:p>
          </table:table-cell>
          <table:table-cell table:style-name="Default"/>
          <table:table-cell/>
        </table:table-row>
        <table:table-row table:style-name="ro2">
          <table:table-cell table:formula="of:=[.A1169]+1" office:value-type="float" office:value="1168">
            <text:p>1168</text:p>
          </table:table-cell>
          <table:table-cell table:style-name="Default"/>
          <table:table-cell/>
        </table:table-row>
        <table:table-row table:style-name="ro2">
          <table:table-cell table:formula="of:=[.A1170]+1" office:value-type="float" office:value="1169">
            <text:p>1169</text:p>
          </table:table-cell>
          <table:table-cell table:style-name="Default"/>
          <table:table-cell/>
        </table:table-row>
        <table:table-row table:style-name="ro2">
          <table:table-cell table:formula="of:=[.A1171]+1" office:value-type="float" office:value="1170">
            <text:p>1170</text:p>
          </table:table-cell>
          <table:table-cell table:style-name="Default"/>
          <table:table-cell/>
        </table:table-row>
        <table:table-row table:style-name="ro2">
          <table:table-cell table:formula="of:=[.A1172]+1" office:value-type="float" office:value="1171">
            <text:p>1171</text:p>
          </table:table-cell>
          <table:table-cell table:style-name="Default"/>
          <table:table-cell/>
        </table:table-row>
        <table:table-row table:style-name="ro2">
          <table:table-cell table:formula="of:=[.A1173]+1" office:value-type="float" office:value="1172">
            <text:p>1172</text:p>
          </table:table-cell>
          <table:table-cell table:style-name="Default"/>
          <table:table-cell/>
        </table:table-row>
      </table:table>
      <table:table table:name="Лист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9">29.05.2023</text:date>, <text:time>14:10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Starokaznikov</meta:initial-creator>
    <meta:creation-date>2023-05-29T13:51:24.79</meta:creation-date>
    <meta:generator>OpenOffice/4.1.11$Win32 OpenOffice.org_project/4111m1$Build-9808</meta:generator>
    <dc:date>2023-05-29T14:10:23.70</dc:date>
    <dc:creator>Oleg Starokaznikov</dc:creator>
    <meta:editing-duration>PT18M59S</meta:editing-duration>
    <meta:editing-cycles>1</meta:editing-cycles>
    <meta:document-statistic meta:table-count="3" meta:cell-count="2201" meta:object-count="0"/>
  </office:meta>
</office:document-meta>
</file>